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00A0000000A154B1A532E7C9DED.png" manifest:media-type="image/png"/>
  <manifest:file-entry manifest:full-path="Pictures/100002000000000A0000000ACD9DC6D8406B7514.gif" manifest:media-type="image/gif"/>
  <manifest:file-entry manifest:full-path="Pictures/10000201000001CE000000889A9412181D4809CD.png" manifest:media-type="image/png"/>
  <manifest:file-entry manifest:full-path="Pictures/10000200000000580000001F9E06808FE68A8C30.png" manifest:media-type="image/png"/>
  <manifest:file-entry manifest:full-path="Pictures/10000000000000900000004ED3F5DA29EE3DB1F1.png" manifest:media-type="image/png"/>
  <manifest:file-entry manifest:full-path="Pictures/10000201000000610000002826AFF4D6E1CE3972.png" manifest:media-type="image/png"/>
  <manifest:file-entry manifest:full-path="Pictures/100002010000032000000198D033E9FAE789854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全字庫正楷體 Ext-B" svg:font-family="'全字庫正楷體 Ext-B'" style:font-pitch="fixed"/>
    <style:font-face style:name="方正楷體" svg:font-family="方正楷體" style:font-pitch="fixed"/>
    <style:font-face style:name="標楷體7" svg:font-family="標楷體" style:font-adornments="標準" style:font-pitch="fixed"/>
    <style:font-face style:name="DejaVu Sans Mono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方正楷體1" svg:font-family="方正楷體" style:font-family-generic="script" style:font-pitch="fixed"/>
    <style:font-face style:name="標楷體" svg:font-family="標楷體" style:font-family-generic="script" style:font-pitch="fixed"/>
    <style:font-face style:name="標楷體3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1" svg:font-family="Arial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Mono3" svg:font-family="'Liberation Mono', 'Courier New'" style:font-pitch="variable"/>
    <style:font-face style:name="Lohit Devanagari" svg:font-family="'Lohit Devanagari'" style:font-pitch="variable"/>
    <style:font-face style:name="MingLiU" svg:font-family="MingLiU" style:font-pitch="variable"/>
    <style:font-face style:name="TW Sung" svg:font-family="'TW Sung'" style:font-pitch="variable"/>
    <style:font-face style:name="Tahoma" svg:font-family="Tahoma" style:font-pitch="variable"/>
    <style:font-face style:name="Times New Roman" svg:font-family="'Times New Roman'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全字庫正楷體 Ext-B1" svg:font-family="'全字庫正楷體 Ext-B'" style:font-pitch="variable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6" svg:font-family="標楷體" style:font-pitch="variable"/>
    <style:font-face style:name="標楷體4" svg:font-family="標楷體" style:font-adornments="標準" style:font-pitch="variable"/>
    <style:font-face style:name="Arial4" svg:font-family="Arial" style:font-family-generic="modern" style:font-pitch="variable"/>
    <style:font-face style:name="DejaVu Sans Mono1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Arial2" svg:font-family="Arial" style:font-adornments="粗體" style:font-family-generic="roman" style:font-pitch="variable"/>
    <style:font-face style:name="DejaVu Serif" svg:font-family="'DejaVu Serif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3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2" svg:font-family="'Liberation Sans'" style:font-family-generic="script" style:font-pitch="variable"/>
    <style:font-face style:name="Noto Sans CJK TC1" svg:font-family="'Noto Sans CJK TC'" style:font-family-generic="script" style:font-pitch="variable"/>
    <style:font-face style:name="方正楷體2" svg:font-family="方正楷體" style:font-family-generic="script" style:font-pitch="variable"/>
    <style:font-face style:name="標楷體1" svg:font-family="標楷體" style:font-family-generic="script" style:font-pitch="variable"/>
    <style:font-face style:name="標楷體5" svg:font-family="標楷體" style:font-adornments="標準" style:font-family-generic="script" style:font-pitch="variable"/>
    <style:font-face style:name="Arial5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PT Sans Narrow" svg:font-family="'PT Sans Narrow'" style:font-family-generic="swiss" style:font-pitch="variable"/>
    <style:font-face style:name="方正明體1" svg:font-family="方正明體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7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12.75cm" fo:min-width="7.1cm"/>
      <style:paragraph-properties style:writing-mode="lr-tb"/>
    </style:style>
    <style:style style:name="gr6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4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01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3" style:family="graphic" style:parent-style-name="預設_5f_4_5f_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14" style:family="graphic" style:parent-style-name="預設_5f_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5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16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17" style:family="graphic" style:parent-style-name="預設_5f_1">
      <style:graphic-properties draw:stroke="none" svg:stroke-color="#000000" draw:fill="none" draw:fill-color="#ffffff" draw:auto-grow-height="true" draw:auto-grow-width="false" fo:max-height="0cm" fo:min-height="1.52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8.425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5.337cm"/>
      <style:paragraph-properties style:writing-mode="lr-tb"/>
    </style:style>
    <style:style style:name="pr3" style:family="presentation" style:parent-style-name="資訊未來大自由_5f_內頁-title">
      <style:graphic-properties draw:auto-grow-height="true" fo:min-height="1.677cm"/>
      <style:paragraph-properties style:writing-mode="lr-tb"/>
    </style:style>
    <style:style style:name="pr4" style:family="presentation" style:parent-style-name="資訊未來大自由_5f_內頁-outline1" style:list-style-name="L3">
      <style:graphic-properties fo:min-height="13.2cm"/>
      <style:paragraph-properties style:writing-mode="lr-tb"/>
    </style:style>
    <style:style style:name="pr5" style:family="presentation" style:parent-style-name="資訊未來大自由_5f_內頁-notes">
      <style:graphic-properties draw:fill-color="#ffffff" fo:min-height="11.427cm"/>
      <style:paragraph-properties style:writing-mode="lr-tb"/>
    </style:style>
    <style:style style:name="pr6" style:family="presentation" style:parent-style-name="資訊未來大自由_5f_內頁-outline1" style:list-style-name="L3">
      <style:graphic-properties fo:min-height="13.2cm"/>
      <style:paragraph-properties style:writing-mode="lr-tb"/>
    </style:style>
    <style:style style:name="pr7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8" style:family="presentation" style:parent-style-name="資訊未來大自由_5f_封底-notes" style:list-style-name="L6">
      <style:graphic-properties draw:fill-color="#ffffff" draw:auto-grow-height="true" fo:min-height="11.43cm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loext:opacity="0%" style:font-name="全字庫正楷體 Ext-B1" fo:font-size="54pt" fo:text-shadow="1pt 1pt" style:font-name-asian="全字庫正楷體1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fo:margin-top="0.159cm" fo:margin-bottom="0cm" fo:line-height="100%" style:writing-mode="lr-tb"/>
      <style:text-properties style:font-name="思源黑體 TW Regular" fo:font-size="20pt" style:font-name-asian="思源黑體 TW Regular" style:font-size-asian="20pt" style:font-size-complex="20pt"/>
    </style:style>
    <style:style style:name="P9" style:family="paragraph">
      <style:paragraph-properties style:writing-mode="lr-tb"/>
      <style:text-properties style:font-name="全字庫正楷體 Ext-B1" style:font-name-asian="全字庫正楷體1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0.6cm" fo:margin-right="0cm" fo:margin-top="0.1cm" fo:margin-bottom="0cm" fo:line-height="100%" fo:text-indent="0cm"/>
    </style:style>
    <style:style style:name="P12" style:family="paragraph">
      <style:paragraph-properties fo:margin-left="0.6cm" fo:margin-right="0cm" fo:margin-top="0.1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3" style:family="paragraph">
      <style:paragraph-properties fo:margin-left="0cm" fo:margin-right="0cm" fo:line-height="100%" fo:text-indent="0cm" style:writing-mode="lr-tb"/>
      <style:text-properties style:use-window-font-color="true" loext:opacity="0%" style:font-name="全字庫正宋體1" fo:font-size="26pt" fo:font-weight="normal" style:font-name-asian="全字庫正宋體1" style:font-size-asian="26pt" style:font-weight-asian="normal" style:font-size-complex="26pt" style:font-weight-complex="normal"/>
    </style:style>
    <style:style style:name="P14" style:family="paragraph">
      <style:paragraph-properties fo:text-align="start" style:writing-mode="lr-tb"/>
      <style:text-properties fo:color="#ffff00" loext:opacity="100%" style:font-name="DejaVu Sans Mono" fo:font-size="11pt" style:font-size-asian="11pt" style:font-size-complex="11pt"/>
    </style:style>
    <style:style style:name="P15" style:family="paragraph">
      <loext:graphic-properties draw:fill="solid" draw:fill-color="#000000"/>
      <style:paragraph-properties fo:text-align="start" style:writing-mode="lr-tb"/>
      <style:text-properties fo:color="#ffff00" loext:opacity="100%" style:font-name="DejaVu Sans Mono" fo:font-size="11pt" style:font-size-asian="11pt" style:font-size-complex="11pt"/>
    </style:style>
    <style:style style:name="P16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17" style:family="paragraph"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9" style:family="paragraph">
      <loext:graphic-properties draw:fill="none" draw:fill-color="#ffffff"/>
      <style:paragraph-properties style:writing-mode="lr-tb"/>
      <style:text-properties style:font-name="思源宋體 TW Heavy" fo:font-size="32pt" style:font-size-asian="32pt" style:font-size-complex="32pt"/>
    </style:style>
    <style:style style:name="P20" style:family="paragraph"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1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2" style:family="paragraph"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23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24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25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26" style:family="paragraph"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27" style:family="paragraph">
      <loext:graphic-properties draw:fill="solid" draw:fill-color="#c0c0c0"/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28" style:family="paragraph">
      <style:paragraph-properties fo:line-height="0.46cm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29" style:family="paragraph">
      <loext:graphic-properties draw:fill="solid" draw:fill-color="#c0c0c0"/>
      <style:paragraph-properties fo:line-height="0.46cm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31" style:family="paragraph">
      <style:paragraph-properties fo:margin-left="0cm" fo:margin-right="0cm" fo:margin-top="0cm" fo:margin-bottom="0cm" fo:line-height="0.539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32" style:family="paragraph">
      <loext:graphic-properties draw:fill="solid" draw:fill-color="#c0c0c0"/>
      <style:paragraph-properties fo:line-height="0.5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3" style:family="paragraph">
      <style:paragraph-properties fo:margin-left="0cm" fo:margin-right="0cm" fo:margin-top="0cm" fo:margin-bottom="0cm" fo:line-height="0.266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34" style:family="paragraph">
      <loext:graphic-properties draw:fill="solid" draw:fill-color="#c0c0c0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35" style:family="paragraph"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6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7" style:family="paragraph">
      <style:paragraph-properties fo:line-height="0.51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8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9" style:family="paragraph">
      <style:paragraph-properties fo:line-height="0.5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40" style:family="paragraph"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1" style:family="paragraph">
      <loext:graphic-properties draw:fill="solid" draw:fill-color="#c0c0c0"/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2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9pt" style:font-size-asian="9pt" style:font-size-complex="9pt" fo:hyphenate="false"/>
    </style:style>
    <style:style style:name="P43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9pt" style:font-size-asian="9pt" style:font-size-complex="9pt" fo:hyphenate="false"/>
    </style:style>
    <style:style style:name="P44" style:family="paragraph"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5" style:family="paragraph">
      <loext:graphic-properties draw:fill="solid" draw:fill-color="#c0c0c0"/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6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47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48" style:family="paragraph"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9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50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51" style:family="paragraph"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52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53" style:family="paragraph"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54" style:family="paragraph">
      <style:paragraph-properties fo:margin-left="0cm" fo:margin-right="0cm" fo:margin-top="0cm" fo:margin-bottom="0cm" fo:line-height="93%" fo:text-align="start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全字庫正楷體 Ext-B1"/>
    </style:style>
    <style:style style:name="P55" style:family="paragraph">
      <loext:graphic-properties draw:fill-color="#ffffff"/>
      <style:paragraph-properties style:writing-mode="lr-tb"/>
    </style:style>
    <style:style style:name="P5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57" style:family="paragraph">
      <style:text-properties fo:font-size="32pt"/>
    </style:style>
    <style:style style:name="P58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59" style:family="paragraph"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0" style:family="paragraph">
      <loext:graphic-properties draw:fill="solid" draw:fill-color="#c0c0c0"/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1" style:family="paragraph"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62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63" style:family="paragraph"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4" style:family="paragraph">
      <loext:graphic-properties draw:fill="solid" draw:fill-color="#c0c0c0"/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5" style:family="paragraph">
      <style:paragraph-properties fo:line-height="0.567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66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67" style:family="paragraph">
      <style:paragraph-properties fo:line-height="0.425cm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68" style:family="paragraph">
      <loext:graphic-properties draw:fill="solid" draw:fill-color="#c0c0c0"/>
      <style:paragraph-properties fo:line-height="0.425cm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69" style:family="paragraph">
      <style:paragraph-properties fo:margin-left="0cm" fo:margin-right="0cm" fo:margin-top="0.46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70" style:family="paragraph">
      <style:paragraph-properties fo:margin-left="0.6cm" fo:margin-right="0cm" fo:margin-top="0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71" style:family="paragraph">
      <style:paragraph-properties fo:margin-left="0cm" fo:margin-right="0cm" fo:text-indent="0cm"/>
    </style:style>
    <style:style style:name="P72" style:family="paragraph">
      <loext:graphic-properties draw:fill="none" draw:fill-color="#00cc99"/>
      <style:paragraph-properties fo:margin-left="0cm" fo:margin-right="0cm" fo:text-indent="0cm" style:writing-mode="lr-tb"/>
      <style:text-properties fo:color="#ffffff" loext:opacity="100%" style:font-name="全字庫正楷體 Ext-B1" fo:font-size="48pt" style:font-name-asian="全字庫正楷體1" style:font-size-asian="48pt" style:font-size-complex="48pt"/>
    </style:style>
    <style:style style:name="P73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1" style:font-name-asian="全字庫正宋體1"/>
    </style:style>
    <style:style style:name="P74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1" style:font-name-asian="全字庫正宋體1"/>
    </style:style>
    <style:style style:name="P75" style:family="paragraph">
      <loext:graphic-properties draw:fill-color="#ffffff"/>
      <style:paragraph-properties fo:margin-left="0cm" fo:margin-right="0cm" fo:line-height="100%" fo:text-indent="0cm" style:writing-mode="lr-tb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fo:color="#000000" loext:opacity="100%" style:font-name="全字庫正楷體 Ext-B1" fo:font-size="48pt" fo:text-shadow="1pt 1pt" style:font-name-asian="全字庫正楷體1" style:font-size-asian="48pt" style:font-size-complex="48pt"/>
    </style:style>
    <style:style style:name="T4" style:family="text">
      <style:text-properties fo:color="#ffffff" loext:opacity="100%" style:font-name="全字庫正宋體1" fo:font-size="18pt" style:font-name-asian="全字庫正宋體1" style:font-size-asian="18pt" style:font-size-complex="18pt"/>
    </style:style>
    <style:style style:name="T5" style:family="text">
      <style:text-properties style:font-name="全字庫正楷體 Ext-B1" style:font-name-asian="全字庫正楷體1"/>
    </style:style>
    <style:style style:name="T6" style:family="text">
      <style:text-properties style:use-window-font-color="true" loext:opacity="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7" style:family="text">
      <style:text-properties fo:color="#000000" loext:opacity="10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8" style:family="text">
      <style:text-properties style:use-window-font-color="true" loext:opacity="0%" style:font-name="DejaVu Serif" fo:font-size="44pt" fo:font-weight="normal" style:font-name-asian="DejaVu Serif" style:font-size-asian="44pt" style:font-weight-asian="normal" style:font-size-complex="44pt" style:font-weight-complex="normal"/>
    </style:style>
    <style:style style:name="T9" style:family="text">
      <style:text-properties style:use-window-font-color="true" loext:opacity="0%" style:font-name="DejaVu Serif" fo:font-size="36pt" fo:font-weight="normal" style:font-name-asian="DejaVu Serif" style:font-size-asian="36pt" style:font-weight-asian="normal" style:font-size-complex="36pt" style:font-weight-complex="normal"/>
    </style:style>
    <style:style style:name="T10" style:family="text">
      <style:text-properties style:use-window-font-color="true" loext:opacity="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11" style:family="text">
      <style:text-properties fo:color="#000000" loext:opacity="10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12" style:family="text">
      <style:text-properties fo:color="#ffff00" loext:opacity="100%" style:text-outline="false" style:text-line-through-style="none" style:text-line-through-type="none" style:text-position="0% 100%" style:font-name="DejaVu Sans Mono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1pt" style:language-asian="zh" style:country-asian="TW" style:font-style-asian="normal" style:font-weight-asian="normal" style:font-name-complex="AR PL Mingti2L Big5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font-name="全字庫正楷體 Ext-B1"/>
    </style:style>
    <style:style style:name="T14" style:family="text">
      <style:text-properties fo:color="#666666" loext:opacity="100%" style:font-name="PT Sans Narrow" fo:font-size="15pt" style:font-size-asian="15pt" style:font-size-complex="15pt"/>
    </style:style>
    <style:style style:name="T15" style:family="text">
      <style:text-properties style:font-name="PT Sans Narrow" fo:font-size="15pt" style:font-size-asian="15pt" style:font-size-complex="15pt"/>
    </style:style>
    <style:style style:name="T16" style:family="text">
      <style:text-properties fo:color="#666666" loext:opacity="100%" style:font-name="PT Sans Narrow" fo:font-size="15pt" style:font-name-asian="PT Sans Narrow" style:font-size-asian="15pt" style:font-size-complex="15pt"/>
    </style:style>
    <style:style style:name="T17" style:family="text">
      <style:text-properties style:font-name="思源宋體 TW Heavy" fo:font-size="32pt" style:font-size-asian="32pt" style:font-size-complex="32pt"/>
    </style:style>
    <style:style style:name="T18" style:family="text">
      <style:text-properties fo:color="#666666" loext:opacity="100%" style:font-name="PT Sans Narrow" fo:font-size="14pt" style:font-size-asian="14pt" style:font-size-complex="14pt"/>
    </style:style>
    <style:style style:name="T19" style:family="text">
      <style:text-properties style:font-name="PT Sans Narrow" fo:font-size="14pt" style:font-size-asian="14pt" style:font-size-complex="14pt"/>
    </style:style>
    <style:style style:name="T20" style:family="text">
      <style:text-properties style:use-window-font-color="true" loext:opacity="0%" style:font-name="PT Sans Narrow" fo:font-size="15pt" style:font-name-asian="PT Sans Narrow" style:font-size-asian="15pt" style:font-size-complex="15pt"/>
    </style:style>
    <style:style style:name="T21" style:family="text">
      <style:text-properties style:use-window-font-color="true" loext:opacity="0%" style:font-name="PT Sans Narrow" fo:font-size="15pt" style:font-size-asian="15pt" style:font-size-complex="15pt"/>
    </style:style>
    <style:style style:name="T22" style:family="text">
      <style:text-properties style:use-window-font-color="true" loext:opacity="0%" style:font-name="PT Sans Narrow" fo:font-size="14pt" style:font-name-asian="PT Sans Narrow" style:font-size-asian="14pt" style:font-size-complex="14pt"/>
    </style:style>
    <style:style style:name="T23" style:family="text">
      <style:text-properties style:use-window-font-color="true" loext:opacity="0%" style:font-name="PT Sans Narrow" fo:font-size="14pt" style:font-size-asian="14pt" style:font-size-complex="14pt"/>
    </style:style>
    <style:style style:name="T24" style:family="text">
      <style:text-properties fo:color="#666666" loext:opacity="100%" style:font-name="PT Sans Narrow" fo:font-size="9pt" style:font-size-asian="9pt" style:font-size-complex="9pt"/>
    </style:style>
    <style:style style:name="T25" style:family="text">
      <style:text-properties style:use-window-font-color="true" loext:opacity="0%" style:font-name="PT Sans Narrow" fo:font-size="9pt" style:font-name-asian="PT Sans Narrow" style:font-size-asian="9pt" style:font-size-complex="9pt"/>
    </style:style>
    <style:style style:name="T26" style:family="text">
      <style:text-properties style:use-window-font-color="true" loext:opacity="0%" style:font-name="PT Sans Narrow" fo:font-size="9pt" style:font-size-asian="9pt" style:font-size-complex="9pt"/>
    </style:style>
    <style:style style:name="T27" style:family="text">
      <style:text-properties style:font-name="PT Sans Narrow" fo:font-size="15pt" style:font-name-asian="PT Sans Narrow" style:font-size-asian="15pt" style:font-size-complex="15pt"/>
    </style:style>
    <style:style style:name="T28" style:family="text">
      <style:text-properties style:use-window-font-color="true" loext:opacity="0%" style:text-outline="false" style:text-line-through-style="none" style:text-line-through-type="none" style:text-position="0% 100%" style:font-name="PT Sans Narrow" fo:font-size="15pt" fo:font-style="normal" fo:text-shadow="none" style:text-underline-style="none" fo:font-weight="normal" style:font-name-asian="方正明體" style:font-size-asian="15pt" style:font-style-asian="normal" style:font-weight-asian="normal" style:font-name-complex="方正明體" style:font-size-complex="15pt" style:font-style-complex="normal" style:font-weight-complex="normal" style:text-emphasize="none" style:font-relief="none"/>
    </style:style>
    <style:style style:name="T29" style:family="text">
      <style:text-properties style:font-name="PT Sans Narrow" fo:font-size="13pt" style:font-name-asian="PT Sans Narrow" style:font-size-asian="13pt" style:font-size-complex="13pt"/>
    </style:style>
    <style:style style:name="T30" style:family="text">
      <style:text-properties fo:color="#666666" loext:opacity="100%" style:font-name="PT Sans Narrow" fo:font-size="13pt" style:font-size-asian="13pt" style:font-size-complex="13pt"/>
    </style:style>
    <style:style style:name="T31" style:family="text">
      <style:text-properties style:font-name="PT Sans Narrow" fo:font-size="13pt" style:font-size-asian="13pt" style:font-size-complex="13pt"/>
    </style:style>
    <style:style style:name="T32" style:family="text">
      <style:text-properties style:font-name="PT Sans Narrow" fo:font-size="12pt" style:font-name-asian="PT Sans Narrow" style:font-size-asian="12pt" style:font-size-complex="12pt"/>
    </style:style>
    <style:style style:name="T33" style:family="text">
      <style:text-properties fo:color="#666666" loext:opacity="100%" style:font-name="PT Sans Narrow" fo:font-size="14pt" style:font-name-asian="PT Sans Narrow" style:font-size-asian="14pt" style:font-size-complex="14pt"/>
    </style:style>
    <style:style style:name="T34" style:family="text">
      <style:text-properties fo:color="#000000" loext:opacity="100%" style:font-name="PT Sans Narrow" fo:font-size="14pt" style:font-size-asian="14pt" style:font-size-complex="14pt"/>
    </style:style>
    <style:style style:name="T35" style:family="text">
      <style:text-properties style:font-name="PT Sans Narrow" fo:font-size="14pt" style:font-name-asian="PT Sans Narrow" style:font-size-asian="14pt" style:font-size-complex="14pt"/>
    </style:style>
    <style:style style:name="T36" style:family="text">
      <style:text-properties fo:color="#000000" loext:opacity="100%" style:font-name="PT Sans Narrow" fo:font-size="15pt" style:font-size-asian="15pt" style:font-size-complex="15pt"/>
    </style:style>
    <style:style style:name="T37" style:family="text">
      <style:text-properties fo:color="#666666" loext:opacity="100%" style:font-name="PT Sans Narrow" fo:font-size="13pt" style:font-name-asian="PT Sans Narrow" style:font-size-asian="13pt" style:font-size-complex="13pt"/>
    </style:style>
    <style:style style:name="T38" style:family="text">
      <style:text-properties fo:color="#666666" loext:opacity="100%" style:font-name="PT Sans Narrow" fo:font-size="12pt" style:font-size-asian="12pt" style:font-size-complex="12pt"/>
    </style:style>
    <style:style style:name="T39" style:family="text">
      <style:text-properties style:font-name="PT Sans Narrow" fo:font-size="12pt" style:font-size-asian="12pt" style:font-size-complex="12pt"/>
    </style:style>
    <style:style style:name="T40" style:family="text">
      <style:text-properties fo:color="#000000" loext:opacity="100%" style:text-outline="false" style:text-line-through-style="none" style:text-line-through-type="none" style:text-position="0% 100%" style:font-name="DejaVu Serif" fo:font-size="24pt" fo:font-style="normal" fo:text-shadow="none" style:text-underline-style="none" fo:font-weight="normal" style:font-name-asian="DejaVu Serif" style:font-size-asian="24pt" style:font-style-asian="normal" style:font-weight-asian="normal" style:font-name-complex="方正明體" style:font-size-complex="24pt" style:font-style-complex="normal" style:font-weight-complex="normal" style:text-emphasize="none" style:font-relief="none"/>
    </style:style>
    <style:style style:name="T41" style:family="text">
      <style:text-properties fo:color="#000000" loext:opacity="100%" style:text-outline="false" style:text-line-through-style="none" style:text-line-through-type="none" style:text-position="0% 100%" style:font-name="DejaVu Serif" fo:font-size="18pt" fo:font-style="normal" fo:text-shadow="none" style:text-underline-style="none" fo:font-weight="normal" style:font-name-asian="DejaVu Serif" style:font-size-asian="18pt" style:font-style-asian="normal" style:font-weight-asian="normal" style:font-name-complex="方正明體" style:font-size-complex="18pt" style:font-style-complex="normal" style:font-weight-complex="normal" style:text-emphasize="none" style:font-relief="none"/>
    </style:style>
    <style:style style:name="T42" style:family="text">
      <style:text-properties fo:color="#000000" loext:opacity="100%" style:text-outline="false" style:text-line-through-style="none" style:text-line-through-type="none" style:text-position="0% 100%" style:font-name="DejaVu Serif" fo:font-size="26pt" fo:font-style="normal" fo:text-shadow="none" style:text-underline-style="none" fo:font-weight="normal" style:font-name-asian="DejaVu Serif" style:font-size-asian="26pt" style:font-style-asian="normal" style:font-weight-asian="normal" style:font-name-complex="方正明體" style:font-size-complex="26pt" style:font-style-complex="normal" style:font-weight-complex="normal" style:text-emphasize="none" style:font-relief="none"/>
    </style:style>
    <style:style style:name="T43" style:family="text">
      <style:text-properties fo:color="#ffffff" loext:opacity="100%" style:font-name="全字庫正楷體 Ext-B1" fo:font-size="48pt" style:font-name-asian="全字庫正楷體1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5" fo:color="#000000" fo:font-size="100%"/>
      </text:list-level-style-bullet>
      <text:list-level-style-bullet text:level="2" text:bullet-char="•">
        <style:list-level-properties text:space-before="1.27cm"/>
        <style:text-properties style:font-name="Arial5" fo:color="#000000" fo:font-size="100%"/>
      </text:list-level-style-bullet>
      <text:list-level-style-bullet text:level="3" text:bullet-char="•">
        <style:list-level-properties text:space-before="2.54cm"/>
        <style:text-properties style:font-name="Arial5" fo:color="#000000" fo:font-size="100%"/>
      </text:list-level-style-bullet>
      <text:list-level-style-bullet text:level="4" text:bullet-char="•">
        <style:list-level-properties text:space-before="3.81cm"/>
        <style:text-properties style:font-name="Arial5" fo:color="#000000" fo:font-size="100%"/>
      </text:list-level-style-bullet>
      <text:list-level-style-bullet text:level="5" text:bullet-char="•">
        <style:list-level-properties text:space-before="5.08cm"/>
        <style:text-properties style:font-name="Arial5" fo:color="#000000" fo:font-size="100%"/>
      </text:list-level-style-bullet>
      <text:list-level-style-bullet text:level="6" text:bullet-char="•">
        <style:list-level-properties text:space-before="5.08cm"/>
        <style:text-properties style:font-name="Arial5" fo:color="#000000" fo:font-size="100%"/>
      </text:list-level-style-bullet>
      <text:list-level-style-bullet text:level="7" text:bullet-char="•">
        <style:list-level-properties text:space-before="5.08cm"/>
        <style:text-properties style:font-name="Arial5" fo:color="#000000" fo:font-size="100%"/>
      </text:list-level-style-bullet>
      <text:list-level-style-bullet text:level="8" text:bullet-char="•">
        <style:list-level-properties text:space-before="5.08cm"/>
        <style:text-properties style:font-name="Arial5" fo:color="#000000" fo:font-size="100%"/>
      </text:list-level-style-bullet>
      <text:list-level-style-bullet text:level="9" text:bullet-char="•">
        <style:list-level-properties text:space-before="5.08cm"/>
        <style:text-properties style:font-name="Arial5" fo:color="#000000" fo:font-size="100%"/>
      </text:list-level-style-bullet>
      <text:list-level-style-bullet text:level="10" text:bullet-char="•">
        <style:list-level-properties text:space-before="5.08cm"/>
        <style:text-properties style:font-name="Arial5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5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CD9DC6D8406B7514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CD9DC6D8406B7514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CD9DC6D8406B7514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CD9DC6D8406B7514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CD9DC6D8406B7514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CD9DC6D8406B7514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CD9DC6D8406B7514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CD9DC6D8406B7514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CD9DC6D8406B7514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image text:level="1" xlink:href="Pictures/100002000000000A0000000A154B1A532E7C9DED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154B1A532E7C9DED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154B1A532E7C9DED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154B1A532E7C9DED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154B1A532E7C9DED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154B1A532E7C9DED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154B1A532E7C9DED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154B1A532E7C9DED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154B1A532E7C9DED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>
        <style:list-level-properties text:min-label-width="0.6cm" style:vertical-pos="middle" style:vertical-rel="line"/>
      </text:list-level-style-image>
      <text:list-level-style-image text:level="2">
        <style:list-level-properties text:space-before="0.8cm" text:min-label-width="0.6cm" style:vertical-pos="middle" style:vertical-rel="line"/>
      </text:list-level-style-image>
      <text:list-level-style-image text:level="3">
        <style:list-level-properties text:space-before="1.6cm" text:min-label-width="0.6cm" style:vertical-pos="middle" style:vertical-rel="line"/>
      </text:list-level-style-image>
      <text:list-level-style-image text:level="4">
        <style:list-level-properties text:space-before="2.4cm" text:min-label-width="0.6cm" style:vertical-pos="middle" style:vertical-rel="line"/>
      </text:list-level-style-image>
      <text:list-level-style-image text:level="5">
        <style:list-level-properties text:space-before="3.2cm" text:min-label-width="0.6cm" style:vertical-pos="middle" style:vertical-rel="line"/>
      </text:list-level-style-image>
      <text:list-level-style-image text:level="6">
        <style:list-level-properties text:space-before="4cm" text:min-label-width="0.6cm" style:vertical-pos="middle" style:vertical-rel="line"/>
      </text:list-level-style-image>
      <text:list-level-style-image text:level="7">
        <style:list-level-properties text:space-before="4.8cm" text:min-label-width="0.6cm" style:vertical-pos="middle" style:vertical-rel="line"/>
      </text:list-level-style-image>
      <text:list-level-style-image text:level="8">
        <style:list-level-properties text:space-before="5.6cm" text:min-label-width="0.6cm" style:vertical-pos="middle" style:vertical-rel="line"/>
      </text:list-level-style-image>
      <text:list-level-style-image text:level="9">
        <style:list-level-properties text:space-before="6.4cm" text:min-label-width="0.6cm" style:vertical-pos="middle" style:vertical-rel="line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309cm"/>
        <style:text-properties style:font-name="Arial5" fo:color="#000000" fo:font-size="100%"/>
      </text:list-level-style-bullet>
      <text:list-level-style-bullet text:level="2" text:bullet-char="–">
        <style:list-level-properties text:space-before="1.309cm"/>
        <style:text-properties style:font-name="Arial5" fo:color="#000000" fo:font-size="100%"/>
      </text:list-level-style-bullet>
      <text:list-level-style-bullet text:level="3" text:bullet-char="•">
        <style:list-level-properties text:space-before="2.632cm"/>
        <style:text-properties style:font-name="Arial5" fo:color="#000000" fo:font-size="100%"/>
      </text:list-level-style-bullet>
      <text:list-level-style-bullet text:level="4" text:bullet-char="–">
        <style:list-level-properties text:space-before="3.81cm"/>
        <style:text-properties style:font-name="Arial5" fo:color="#000000" fo:font-size="100%"/>
      </text:list-level-style-bullet>
      <text:list-level-style-bullet text:level="5" text:bullet-char="»">
        <style:list-level-properties text:space-before="5.08cm"/>
        <style:text-properties style:font-name="Arial5" fo:color="#000000" fo:font-size="100%"/>
      </text:list-level-style-bullet>
      <text:list-level-style-bullet text:level="6" text:bullet-char="»">
        <style:list-level-properties text:space-before="5.08cm"/>
        <style:text-properties style:font-name="Arial5" fo:color="#000000" fo:font-size="100%"/>
      </text:list-level-style-bullet>
      <text:list-level-style-bullet text:level="7" text:bullet-char="»">
        <style:list-level-properties text:space-before="5.08cm"/>
        <style:text-properties style:font-name="Arial5" fo:color="#000000" fo:font-size="100%"/>
      </text:list-level-style-bullet>
      <text:list-level-style-bullet text:level="8" text:bullet-char="»">
        <style:list-level-properties text:space-before="5.08cm"/>
        <style:text-properties style:font-name="Arial5" fo:color="#000000" fo:font-size="100%"/>
      </text:list-level-style-bullet>
      <text:list-level-style-bullet text:level="9" text:bullet-char="»">
        <style:list-level-properties text:space-before="5.08cm"/>
        <style:text-properties style:font-name="Arial5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ei-Lun Chao &lt;bluebat@member.fsf.org&gt;</text:span></text:p>
            <text:p text:style-name="P1"><text:span text:style-name="T2">18 Sep. 2018</text:span></text:p>
          </draw:text-box>
        </draw:frame>
        <draw:frame presentation:style-name="pr1" draw:text-style-name="P4" draw:layer="layout" svg:width="20.924cm" svg:height="8.685cm" svg:x="3.1cm" svg:y="1.856cm" presentation:class="title" presentation:user-transformed="true">
          <draw:text-box>
            <text:p text:style-name="P3"><text:span text:style-name="T3">Multiplication Table in Various Programming Languages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200000000580000001F9E06808FE68A8C3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5.337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Beginner's practices</text:span></text:p>
          </draw:text-box>
        </draw:frame>
        <draw:frame presentation:style-name="pr4" draw:text-style-name="P13" draw:layer="layout" svg:width="23.4cm" svg:height="13.2cm" svg:x="1cm" svg:y="5.5cm" presentation:class="outline" presentation:user-transformed="true">
          <draw:text-box>
            <text:list text:style-name="L3">
              <text:list-item>
                <text:p text:style-name="P10"><text:span text:style-name="T6">1st program</text:span></text:p>
              </text:list-item>
            </text:list>
            <text:list text:style-name="L4">
              <text:list-header>
                <text:p text:style-name="P11"><text:span text:style-name="T7">Hello, World!</text:span></text:p>
                <text:p text:style-name="P11"><text:span text:style-name="T7"/></text:p>
              </text:list-header>
            </text:list>
            <text:list text:style-name="L3">
              <text:list-item>
                <text:p text:style-name="P10"><text:span text:style-name="T8">2nd program</text:span></text:p>
                <text:p text:style-name="P11"><text:span text:style-name="T9">Multiplication Table</text:span></text:p>
              </text:list-item>
            </text:list>
            <text:list text:style-name="L5">
              <text:list-header>
                <text:p text:style-name="P12"><text:span text:style-name="T10">&lt;https://github.com/bluebat/mt9x9&gt;</text:span></text:p>
              </text:list-header>
            </text:list>
            <text:list text:style-name="L3">
              <text:list-header>
                <text:p text:style-name="P11"><text:span text:style-name="T10"/></text:p>
              </text:list-header>
              <text:list-item>
                <text:p text:style-name="P10"><text:span text:style-name="T11">3rd program</text:span></text:p>
                <text:p text:style-name="P11"><text:span text:style-name="T7">Fibonacci Number ?</text:span></text:p>
              </text:list-item>
            </text:list>
          </draw:text-box>
        </draw:frame>
        <draw:custom-shape draw:style-name="gr5" draw:text-style-name="P15" draw:layer="layout" svg:width="7.6cm" svg:height="13cm" svg:x="16.6cm" svg:y="5.2cm">
          <text:p text:style-name="P14"><text:span text:style-name="T12">1x1= 1</text:span><text:span text:style-name="T12"><text:tab/></text:span><text:span text:style-name="T12">2x1= 2</text:span><text:span text:style-name="T12"><text:tab/></text:span><text:span text:style-name="T12">3x1= 3</text:span><text:span text:style-name="T12"><text:tab/></text:span></text:p>
          <text:p text:style-name="P14"><text:span text:style-name="T12">1x2= 2</text:span><text:span text:style-name="T12"><text:tab/></text:span><text:span text:style-name="T12">2x2= 4</text:span><text:span text:style-name="T12"><text:tab/></text:span><text:span text:style-name="T12">3x2= 6</text:span><text:span text:style-name="T12"><text:tab/></text:span></text:p>
          <text:p text:style-name="P14"><text:span text:style-name="T12">1x3= 3</text:span><text:span text:style-name="T12"><text:tab/></text:span><text:span text:style-name="T12">2x3= 6</text:span><text:span text:style-name="T12"><text:tab/></text:span><text:span text:style-name="T12">3x3= 9</text:span><text:span text:style-name="T12"><text:tab/></text:span></text:p>
          <text:p text:style-name="P14"><text:span text:style-name="T12">1x4= 4</text:span><text:span text:style-name="T12"><text:tab/></text:span><text:span text:style-name="T12">2x4= 8</text:span><text:span text:style-name="T12"><text:tab/></text:span><text:span text:style-name="T12">3x4=12</text:span><text:span text:style-name="T12"><text:tab/></text:span></text:p>
          <text:p text:style-name="P14"><text:span text:style-name="T12">1x5= 5</text:span><text:span text:style-name="T12"><text:tab/></text:span><text:span text:style-name="T12">2x5=10</text:span><text:span text:style-name="T12"><text:tab/></text:span><text:span text:style-name="T12">3x5=15</text:span><text:span text:style-name="T12"><text:tab/></text:span></text:p>
          <text:p text:style-name="P14"><text:span text:style-name="T12">1x6= 6</text:span><text:span text:style-name="T12"><text:tab/></text:span><text:span text:style-name="T12">2x6=12</text:span><text:span text:style-name="T12"><text:tab/></text:span><text:span text:style-name="T12">3x6=18</text:span><text:span text:style-name="T12"><text:tab/></text:span></text:p>
          <text:p text:style-name="P14"><text:span text:style-name="T12">1x7= 7</text:span><text:span text:style-name="T12"><text:tab/></text:span><text:span text:style-name="T12">2x7=14</text:span><text:span text:style-name="T12"><text:tab/></text:span><text:span text:style-name="T12">3x7=21</text:span><text:span text:style-name="T12"><text:tab/></text:span></text:p>
          <text:p text:style-name="P14"><text:span text:style-name="T12">1x8= 8</text:span><text:span text:style-name="T12"><text:tab/></text:span><text:span text:style-name="T12">2x8=16</text:span><text:span text:style-name="T12"><text:tab/></text:span><text:span text:style-name="T12">3x8=24</text:span><text:span text:style-name="T12"><text:tab/></text:span></text:p>
          <text:p text:style-name="P14"><text:span text:style-name="T12">1x9= 9</text:span><text:span text:style-name="T12"><text:tab/></text:span><text:span text:style-name="T12">2x9=18</text:span><text:span text:style-name="T12"><text:tab/></text:span><text:span text:style-name="T12">3x9=27</text:span><text:span text:style-name="T12"><text:tab/></text:span></text:p>
          <text:p text:style-name="P14"><text:span text:style-name="T12"/></text:p>
          <text:p text:style-name="P14"><text:span text:style-name="T12">4x1= 4</text:span><text:span text:style-name="T12"><text:tab/></text:span><text:span text:style-name="T12">5x1= 5</text:span><text:span text:style-name="T12"><text:tab/></text:span><text:span text:style-name="T12">6x1= 6</text:span><text:span text:style-name="T12"><text:tab/></text:span></text:p>
          <text:p text:style-name="P14"><text:span text:style-name="T12">4x2= 8</text:span><text:span text:style-name="T12"><text:tab/></text:span><text:span text:style-name="T12">5x2=10</text:span><text:span text:style-name="T12"><text:tab/></text:span><text:span text:style-name="T12">6x2=12</text:span><text:span text:style-name="T12"><text:tab/></text:span></text:p>
          <text:p text:style-name="P14"><text:span text:style-name="T12">4x3=12</text:span><text:span text:style-name="T12"><text:tab/></text:span><text:span text:style-name="T12">5x3=15</text:span><text:span text:style-name="T12"><text:tab/></text:span><text:span text:style-name="T12">6x3=18</text:span><text:span text:style-name="T12"><text:tab/></text:span></text:p>
          <text:p text:style-name="P14"><text:span text:style-name="T12">4x4=16</text:span><text:span text:style-name="T12"><text:tab/></text:span><text:span text:style-name="T12">5x4=20</text:span><text:span text:style-name="T12"><text:tab/></text:span><text:span text:style-name="T12">6x4=24</text:span><text:span text:style-name="T12"><text:tab/></text:span></text:p>
          <text:p text:style-name="P14"><text:span text:style-name="T12">4x5=20</text:span><text:span text:style-name="T12"><text:tab/></text:span><text:span text:style-name="T12">5x5=25</text:span><text:span text:style-name="T12"><text:tab/></text:span><text:span text:style-name="T12">6x5=30</text:span><text:span text:style-name="T12"><text:tab/></text:span></text:p>
          <text:p text:style-name="P14"><text:span text:style-name="T12">4x6=24</text:span><text:span text:style-name="T12"><text:tab/></text:span><text:span text:style-name="T12">5x6=30</text:span><text:span text:style-name="T12"><text:tab/></text:span><text:span text:style-name="T12">6x6=36</text:span><text:span text:style-name="T12"><text:tab/></text:span></text:p>
          <text:p text:style-name="P14"><text:span text:style-name="T12">4x7=28</text:span><text:span text:style-name="T12"><text:tab/></text:span><text:span text:style-name="T12">5x7=35</text:span><text:span text:style-name="T12"><text:tab/></text:span><text:span text:style-name="T12">6x7=42</text:span><text:span text:style-name="T12"><text:tab/></text:span></text:p>
          <text:p text:style-name="P14"><text:span text:style-name="T12">4x8=32</text:span><text:span text:style-name="T12"><text:tab/></text:span><text:span text:style-name="T12">5x8=40</text:span><text:span text:style-name="T12"><text:tab/></text:span><text:span text:style-name="T12">6x8=48</text:span><text:span text:style-name="T12"><text:tab/></text:span></text:p>
          <text:p text:style-name="P14"><text:span text:style-name="T12">4x9=36</text:span><text:span text:style-name="T12"><text:tab/></text:span><text:span text:style-name="T12">5x9=45</text:span><text:span text:style-name="T12"><text:tab/></text:span><text:span text:style-name="T12">6x9=54</text:span><text:span text:style-name="T12"><text:tab/></text:span></text:p>
          <text:p text:style-name="P14"><text:span text:style-name="T12"/></text:p>
          <text:p text:style-name="P14"><text:span text:style-name="T12">7x1= 7</text:span><text:span text:style-name="T12"><text:tab/></text:span><text:span text:style-name="T12">8x1= 8</text:span><text:span text:style-name="T12"><text:tab/></text:span><text:span text:style-name="T12">9x1= 9</text:span><text:span text:style-name="T12"><text:tab/></text:span></text:p>
          <text:p text:style-name="P14"><text:span text:style-name="T12">7x2=14</text:span><text:span text:style-name="T12"><text:tab/></text:span><text:span text:style-name="T12">8x2=16</text:span><text:span text:style-name="T12"><text:tab/></text:span><text:span text:style-name="T12">9x2=18</text:span><text:span text:style-name="T12"><text:tab/></text:span></text:p>
          <text:p text:style-name="P14"><text:span text:style-name="T12">7x3=21</text:span><text:span text:style-name="T12"><text:tab/></text:span><text:span text:style-name="T12">8x3=24</text:span><text:span text:style-name="T12"><text:tab/></text:span><text:span text:style-name="T12">9x3=27</text:span><text:span text:style-name="T12"><text:tab/></text:span></text:p>
          <text:p text:style-name="P14"><text:span text:style-name="T12">7x4=28</text:span><text:span text:style-name="T12"><text:tab/></text:span><text:span text:style-name="T12">8x4=32</text:span><text:span text:style-name="T12"><text:tab/></text:span><text:span text:style-name="T12">9x4=36</text:span><text:span text:style-name="T12"><text:tab/></text:span></text:p>
          <text:p text:style-name="P14"><text:span text:style-name="T12">7x5=35</text:span><text:span text:style-name="T12"><text:tab/></text:span><text:span text:style-name="T12">8x5=40</text:span><text:span text:style-name="T12"><text:tab/></text:span><text:span text:style-name="T12">9x5=45</text:span><text:span text:style-name="T12"><text:tab/></text:span></text:p>
          <text:p text:style-name="P14"><text:span text:style-name="T12">7x6=42</text:span><text:span text:style-name="T12"><text:tab/></text:span><text:span text:style-name="T12">8x6=48</text:span><text:span text:style-name="T12"><text:tab/></text:span><text:span text:style-name="T12">9x6=54</text:span><text:span text:style-name="T12"><text:tab/></text:span></text:p>
          <text:p text:style-name="P14"><text:span text:style-name="T12">7x7=49</text:span><text:span text:style-name="T12"><text:tab/></text:span><text:span text:style-name="T12">8x7=56</text:span><text:span text:style-name="T12"><text:tab/></text:span><text:span text:style-name="T12">9x7=63</text:span><text:span text:style-name="T12"><text:tab/></text:span></text:p>
          <text:p text:style-name="P14"><text:span text:style-name="T12">7x8=56</text:span><text:span text:style-name="T12"><text:tab/></text:span><text:span text:style-name="T12">8x8=64</text:span><text:span text:style-name="T12"><text:tab/></text:span><text:span text:style-name="T12">9x8=72</text:span><text:span text:style-name="T12"><text:tab/></text:span></text:p>
          <text:p text:style-name="P14"><text:span text:style-name="T12">7x9=63</text:span><text:span text:style-name="T12"><text:tab/></text:span><text:span text:style-name="T12">8x9=72</text:span><text:span text:style-name="T12"><text:tab/></text:span><text:span text:style-name="T12">9x9=81</text:span><text:span text:style-name="T12"><text:tab/></text:span><text:span text:style-name="T12">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ica</text:span></text:p>
          <text:p text:style-name="P17"><text:span text:style-name="T14">1 REM ./mt9x9.BAS || basica mt9x9.BAS</text:span></text:p>
          <text:p text:style-name="P17"><text:span text:style-name="T15"/></text:p>
          <text:p text:style-name="P17"><text:span text:style-name="T15">10 FOR I = 1 TO 9 STEP 3</text:span></text:p>
          <text:p text:style-name="P17"><text:span text:style-name="T15">20 FOR J = 1 TO 9</text:span></text:p>
          <text:p text:style-name="P17"><text:span text:style-name="T15">30 FOR K = I TO I+2</text:span></text:p>
          <text:p text:style-name="P17"><text:span text:style-name="T15">40 PRINT USING "#x#=##"+CHR$(9); K, J, K*J;</text:span></text:p>
          <text:p text:style-name="P17"><text:span text:style-name="T15">50 NEXT</text:span></text:p>
          <text:p text:style-name="P17"><text:span text:style-name="T15">60 PRINT CHR$(10);</text:span></text:p>
          <text:p text:style-name="P17"><text:span text:style-name="T15">70 NEXT</text:span></text:p>
          <text:p text:style-name="P17"><text:span text:style-name="T15">80 PRINT</text:span></text:p>
          <text:p text:style-name="P17"><text:span text:style-name="T15">90 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as</text:span></text:p>
          <text:p text:style-name="P17"><text:span text:style-name="T14">rem ./mt9x9.bas || bas mt9x9.bas</text:span></text:p>
          <text:p text:style-name="P17"><text:span text:style-name="T16"/></text:p>
          <text:p text:style-name="P17"><text:span text:style-name="T15">for i% = 1 to 9 step 3</text:span></text:p>
          <text:p text:style-name="P17"><text:span text:style-name="T15"><text:s text:c="4"/></text:span><text:span text:style-name="T15">for j% = 1 to 9</text:span></text:p>
          <text:p text:style-name="P17"><text:span text:style-name="T15"><text:s text:c="8"/></text:span><text:span text:style-name="T15">for k% = i% to i%+2</text:span></text:p>
          <text:p text:style-name="P17"><text:span text:style-name="T15"><text:s text:c="12"/></text:span><text:span text:style-name="T15">print using "#x#=##"+chr$(9); k%, j%, k%*j%;</text:span></text:p>
          <text:p text:style-name="P17"><text:span text:style-name="T15"><text:s text:c="8"/></text:span><text:span text:style-name="T15">next k%</text:span></text:p>
          <text:p text:style-name="P17"><text:span text:style-name="T15"><text:s text:c="8"/></text:span><text:span text:style-name="T15">print chr$(10);</text:span></text:p>
          <text:p text:style-name="P17"><text:span text:style-name="T15"><text:s text:c="4"/></text:span><text:span text:style-name="T15">next j%</text:span></text:p>
          <text:p text:style-name="P17"><text:span text:style-name="T15"><text:s text:c="4"/></text:span><text:span text:style-name="T15">print</text:span></text:p>
          <text:p text:style-name="P17"><text:span text:style-name="T15">next i%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2cm" svg:y="4.8cm">
          <draw:text-box>
            <text:p><text:span text:style-name="T17">QBASIC</text:span></text:p>
          </draw:text-box>
        </draw:frame>
        <draw:frame draw:style-name="gr7" draw:text-style-name="P19" draw:layer="layout" svg:width="5.2cm" svg:height="1.759cm" svg:x="4.3cm" svg:y="4.801cm">
          <draw:text-box>
            <text:p><text:span text:style-name="T17">BASIC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‘ </text:span><text:span text:style-name="T14">oscript mt9x9.vbs</text:span></text:p>
          <text:p text:style-name="P20"><text:span text:style-name="T15"/></text:p>
          <text:p text:style-name="P20"><text:span text:style-name="T15">For i = 1 To 9 Step 3</text:span></text:p>
          <text:p text:style-name="P20"><text:span text:style-name="T15"><text:s text:c="4"/></text:span><text:span text:style-name="T15">For j = 1 To 9</text:span></text:p>
          <text:p text:style-name="P20"><text:span text:style-name="T15"><text:s text:c="8"/></text:span><text:span text:style-name="T15">s = ""</text:span></text:p>
          <text:p text:style-name="P20"><text:span text:style-name="T15"><text:s text:c="8"/></text:span><text:span text:style-name="T15">For k = i To i+2</text:span></text:p>
          <text:p text:style-name="P20"><text:span text:style-name="T15"><text:s text:c="12"/></text:span><text:span text:style-name="T15">s = s+CStr(k)+"x"+CStr(j)+"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s = s+" "</text:span></text:p>
          <text:p text:style-name="P20"><text:span text:style-name="T15"><text:s text:c="12"/></text:span><text:span text:style-name="T15">End If</text:span></text:p>
          <text:p text:style-name="P20"><text:span text:style-name="T15"><text:s text:c="12"/></text:span><text:span text:style-name="T15">s = s+CStr(k*j)+vbTab</text:span></text:p>
          <text:p text:style-name="P20"><text:span text:style-name="T15"><text:s text:c="8"/></text:span><text:span text:style-name="T15">Next</text:span></text:p>
          <text:p text:style-name="P20"><text:span text:style-name="T15"><text:s text:c="8"/></text:span><text:span text:style-name="T15">Wscript.Echo s</text:span></text:p>
          <text:p text:style-name="P20"><text:span text:style-name="T15"><text:s text:c="4"/></text:span><text:span text:style-name="T15">Next</text:span></text:p>
          <text:p text:style-name="P20"><text:span text:style-name="T15"><text:s text:c="4"/></text:span><text:span text:style-name="T15">Wscript.Echo ""</text:span></text:p>
          <text:p text:style-name="P20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Rem vbnc mt9x9.vbn &amp;&amp; mono mt9x9.exe</text:span></text:p>
          <text:p text:style-name="P20"><text:span text:style-name="T16"/></text:p>
          <text:p text:style-name="P20"><text:span text:style-name="T15">Imports System.Console</text:span></text:p>
          <text:p text:style-name="P20"><text:span text:style-name="T15">Module mt9x9</text:span></text:p>
          <text:p text:style-name="P20"><text:span text:style-name="T15"><text:s text:c="4"/></text:span><text:span text:style-name="T15">Sub Main()</text:span></text:p>
          <text:p text:style-name="P20"><text:span text:style-name="T15"><text:s text:c="8"/></text:span><text:span text:style-name="T15">Dim i, j, k As Integer</text:span></text:p>
          <text:p text:style-name="P20"><text:span text:style-name="T15"><text:s text:c="8"/></text:span><text:span text:style-name="T15">For i = 1 to 9 step 3</text:span></text:p>
          <text:p text:style-name="P20"><text:span text:style-name="T15"><text:s text:c="12"/></text:span><text:span text:style-name="T15">For j = 1 to 9</text:span></text:p>
          <text:p text:style-name="P20"><text:span text:style-name="T15"><text:s text:c="16"/></text:span><text:span text:style-name="T15">For Each k In New Integer() {i, i+1, i+2}</text:span></text:p>
          <text:p text:style-name="P20"><text:span text:style-name="T15"><text:s text:c="20"/></text:span><text:span text:style-name="T15">Write("{0}x{1}={2,2}{3}", k, j, k*j, vbTab)</text:span></text:p>
          <text:p text:style-name="P20"><text:span text:style-name="T15"><text:s text:c="16"/></text:span><text:span text:style-name="T15">Next</text:span></text:p>
          <text:p text:style-name="P20"><text:span text:style-name="T15"><text:s text:c="16"/></text:span><text:span text:style-name="T15">Write(vbLf)</text:span></text:p>
          <text:p text:style-name="P20"><text:span text:style-name="T15"><text:s text:c="12"/></text:span><text:span text:style-name="T15">Next</text:span></text:p>
          <text:p text:style-name="P20"><text:span text:style-name="T15"><text:s text:c="12"/></text:span><text:span text:style-name="T15">WriteLine()</text:span></text:p>
          <text:p text:style-name="P20"><text:span text:style-name="T15"><text:s text:c="8"/></text:span><text:span text:style-name="T15">Next</text:span></text:p>
          <text:p text:style-name="P20"><text:span text:style-name="T15"><text:s text:c="4"/></text:span><text:span text:style-name="T15">End Sub</text:span></text:p>
          <text:p text:style-name="P20"><text:span text:style-name="T15">End Modul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4cm" svg:y="4.8cm">
          <draw:text-box>
            <text:p><text:span text:style-name="T17">VB.NET</text:span></text:p>
          </draw:text-box>
        </draw:frame>
        <draw:frame draw:style-name="gr7" draw:text-style-name="P19" draw:layer="layout" svg:width="6cm" svg:height="1.759cm" svg:x="3.9cm" svg:y="4.801cm">
          <draw:text-box>
            <text:p><text:span text:style-name="T17">VB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3" draw:layer="layout" svg:width="11.2cm" svg:height="11.4cm" svg:x="1.2cm" svg:y="6.8cm">
          <text:p text:style-name="P22"><text:span text:style-name="T18">-- sacomp mt9x9.sa -o mt9x9 &amp;&amp; ./mt9x9</text:span></text:p>
          <text:p text:style-name="P22"><text:span text:style-name="T19"/></text:p>
          <text:p text:style-name="P22"><text:span text:style-name="T19">class MAIN is</text:span></text:p>
          <text:p text:style-name="P22"><text:span text:style-name="T19"><text:s text:c="4"/></text:span><text:span text:style-name="T19">main is</text:span></text:p>
          <text:p text:style-name="P22"><text:span text:style-name="T19"><text:s text:c="8"/></text:span><text:span text:style-name="T19">loop i ::= 1.stepto!(9, 3);</text:span></text:p>
          <text:p text:style-name="P22"><text:span text:style-name="T19"><text:s text:c="12"/></text:span><text:span text:style-name="T19">loop j ::= 1.upto!(9);</text:span></text:p>
          <text:p text:style-name="P22"><text:span text:style-name="T19"><text:s text:c="16"/></text:span><text:span text:style-name="T19">k:ARRAY{INT} := |i, i+1, i+2|;</text:span></text:p>
          <text:p text:style-name="P22"><text:span text:style-name="T19"><text:s text:c="16"/></text:span><text:span text:style-name="T19">loop</text:span></text:p>
          <text:p text:style-name="P22"><text:span text:style-name="T19"><text:s text:c="20"/></text:span><text:span text:style-name="T19">#OUT+ k.elt!+"x"+j+"="+#FMT("%2d", k.elt!*j)+"\t"</text:span></text:p>
          <text:p text:style-name="P22"><text:span text:style-name="T19"><text:s text:c="16"/></text:span><text:span text:style-name="T19">end;</text:span></text:p>
          <text:p text:style-name="P22"><text:span text:style-name="T19"><text:s text:c="16"/></text:span><text:span text:style-name="T19">#OUT+ "\n";</text:span></text:p>
          <text:p text:style-name="P22"><text:span text:style-name="T19"><text:s text:c="12"/></text:span><text:span text:style-name="T19">end;</text:span></text:p>
          <text:p text:style-name="P22"><text:span text:style-name="T19"><text:s text:c="12"/></text:span><text:span text:style-name="T19">#OUT+ "\n";</text:span></text:p>
          <text:p text:style-name="P22"><text:span text:style-name="T19"><text:s text:c="8"/></text:span><text:span text:style-name="T19">end</text:span></text:p>
          <text:p text:style-name="P22"><text:span text:style-name="T19"><text:s text:c="4"/></text:span><text:span text:style-name="T19">end</text:span></text:p>
          <text:p text:style-name="P22"><text:span text:style-name="T19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exx</text:span></text:p>
          <text:p text:style-name="P17"><text:span text:style-name="T14">-- ./mt9x9.rex || rexx mt9x9.rex</text:span></text:p>
          <text:p text:style-name="P17"><text:span text:style-name="T16"/></text:p>
          <text:p text:style-name="P17"><text:span text:style-name="T15">loop i = 1 to 9 by 3</text:span></text:p>
          <text:p text:style-name="P17"><text:span text:style-name="T15"><text:s text:c="4"/></text:span><text:span text:style-name="T15">loop j = 1 to 9</text:span></text:p>
          <text:p text:style-name="P17"><text:span text:style-name="T15"><text:s text:c="8"/></text:span><text:span text:style-name="T15">loop k = i to i+2</text:span></text:p>
          <text:p text:style-name="P17"><text:span text:style-name="T15"><text:s text:c="12"/></text:span><text:span text:style-name="T15">.output~charout(k"x"j"="format(k*j, 2)"09"x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.output~charout("0a"x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say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5cm" svg:height="1.759cm" svg:x="17cm" svg:y="4.8cm">
          <draw:text-box>
            <text:p><text:span text:style-name="T17">REXX</text:span></text:p>
          </draw:text-box>
        </draw:frame>
        <draw:frame draw:style-name="gr7" draw:text-style-name="P19" draw:layer="layout" svg:width="4.7cm" svg:height="1.759cm" svg:x="4.8cm" svg:y="4.801cm">
          <draw:text-box>
            <text:p><text:span text:style-name="T17">Sath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5" draw:layer="layout" svg:width="11.2cm" svg:height="11.4cm" svg:x="1.2cm" svg:y="6.8cm">
          <text:p text:style-name="P24"><text:span text:style-name="T14">* snobol4 -b mt9x9.sno</text:span></text:p>
          <text:p text:style-name="P24"><text:span text:style-name="T20"/></text:p>
          <text:p text:style-name="P24"><text:span text:style-name="T21"><text:tab/></text:span><text:span text:style-name="T21"><text:tab/></text:span><text:span text:style-name="T21">i = 1</text:span></text:p>
          <text:p text:style-name="P24"><text:span text:style-name="T21">LOOP_I</text:span><text:span text:style-name="T21"><text:tab/></text:span><text:span text:style-name="T21">j = 1</text:span></text:p>
          <text:p text:style-name="P24"><text:span text:style-name="T21">LOOP_J</text:span><text:span text:style-name="T21"><text:tab/></text:span><text:span text:style-name="T21">k = i</text:span></text:p>
          <text:p text:style-name="P24"><text:span text:style-name="T21"><text:tab/></text:span><text:span text:style-name="T21"><text:tab/></text:span><text:span text:style-name="T21">s = ""</text:span></text:p>
          <text:p text:style-name="P24"><text:span text:style-name="T21">LOOP_K</text:span><text:span text:style-name="T21"><text:tab/></text:span><text:span text:style-name="T21">s = s k "x" j "=" LPAD(k * j, 2) CHAR(9)</text:span></text:p>
          <text:p text:style-name="P24"><text:span text:style-name="T21"><text:tab/></text:span><text:span text:style-name="T21"><text:tab/></text:span><text:span text:style-name="T21">k = ?LT(k, i + 2) k + 1</text:span><text:span text:style-name="T21"><text:tab/></text:span><text:span text:style-name="T21"><text:tab/></text:span><text:span text:style-name="T21">:S(LOOP_K)</text:span></text:p>
          <text:p text:style-name="P24"><text:span text:style-name="T21"><text:tab/></text:span><text:span text:style-name="T21"><text:tab/></text:span><text:span text:style-name="T21">OUTPUT = s</text:span></text:p>
          <text:p text:style-name="P24"><text:span text:style-name="T21"><text:tab/></text:span><text:span text:style-name="T21"><text:tab/></text:span><text:span text:style-name="T21">j = ?LT(j, 9) j + 1</text:span><text:span text:style-name="T21"><text:tab/></text:span><text:span text:style-name="T21"><text:tab/></text:span><text:span text:style-name="T21"><text:tab/></text:span><text:span text:style-name="T21">:S(LOOP_J)</text:span></text:p>
          <text:p text:style-name="P24"><text:span text:style-name="T21"><text:tab/></text:span><text:span text:style-name="T21"><text:tab/></text:span><text:span text:style-name="T21">OUTPUT = ""</text:span></text:p>
          <text:p text:style-name="P24"><text:span text:style-name="T21"><text:tab/></text:span><text:span text:style-name="T21"><text:tab/></text:span><text:span text:style-name="T21">i = ?LT(i, 7) i + 3</text:span><text:span text:style-name="T21"><text:tab/></text:span><text:span text:style-name="T21"><text:tab/></text:span><text:span text:style-name="T21"><text:tab/></text:span><text:span text:style-name="T21">:S(LOOP_I)</text:span></text:p>
          <text:p text:style-name="P24"><text:span text:style-name="T21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7" draw:layer="layout" svg:width="11.2cm" svg:height="11.4cm" svg:x="13.151cm" svg:y="6.8cm">
          <text:p text:style-name="P26"><text:span text:style-name="T18">% sisalc -fileio mt9x9.sis -o mt9x9 &amp;&amp; ./mt9x9</text:span></text:p>
          <text:p text:style-name="P26"><text:span text:style-name="T22"/></text:p>
          <text:p text:style-name="P26"><text:span text:style-name="T23">define main</text:span></text:p>
          <text:p text:style-name="P26"><text:span text:style-name="T23">type string = array[character];</text:span></text:p>
          <text:p text:style-name="P26"><text:span text:style-name="T23">function main(returns string)</text:span></text:p>
          <text:p text:style-name="P26"><text:span text:style-name="T23"><text:s text:c="4"/></text:span><text:span text:style-name="T23">for i in array[1: 1, 4, 7] cross j in 1, 9 cross k in i, i+2</text:span></text:p>
          <text:p text:style-name="P26"><text:span text:style-name="T23"><text:s text:c="8"/></text:span><text:span text:style-name="T23">s := array[1: character(48+k),'x',character(48+j),'='] ||</text:span></text:p>
          <text:p text:style-name="P26"><text:span text:style-name="T23"><text:s text:c="8"/></text:span><text:span text:style-name="T23">if k*j &lt; 10 then</text:span></text:p>
          <text:p text:style-name="P26"><text:span text:style-name="T23"><text:s text:c="12"/></text:span><text:span text:style-name="T23">array[1: ' ',character(48+k*j)]</text:span></text:p>
          <text:p text:style-name="P26"><text:span text:style-name="T23"><text:s text:c="8"/></text:span><text:span text:style-name="T23">else</text:span></text:p>
          <text:p text:style-name="P26"><text:span text:style-name="T23"><text:s text:c="12"/></text:span><text:span text:style-name="T23">array[1: character(48+k*j/10),character(48+mod(k*j,10))]</text:span></text:p>
          <text:p text:style-name="P26"><text:span text:style-name="T23"><text:s text:c="8"/></text:span><text:span text:style-name="T23">end if ||</text:span></text:p>
          <text:p text:style-name="P26"><text:span text:style-name="T23"><text:s text:c="8"/></text:span><text:span text:style-name="T23">if k ~= i+2 then</text:span></text:p>
          <text:p text:style-name="P26"><text:span text:style-name="T23"><text:s text:c="12"/></text:span><text:span text:style-name="T23">array[1: '\t']</text:span></text:p>
          <text:p text:style-name="P26"><text:span text:style-name="T23"><text:s text:c="8"/></text:span><text:span text:style-name="T23">elseif j = 9 then</text:span></text:p>
          <text:p text:style-name="P26"><text:span text:style-name="T23"><text:s text:c="12"/></text:span><text:span text:style-name="T23">array[1: '\n','\n']</text:span></text:p>
          <text:p text:style-name="P26"><text:span text:style-name="T23"><text:s text:c="8"/></text:span><text:span text:style-name="T23">else</text:span></text:p>
          <text:p text:style-name="P26"><text:span text:style-name="T23"><text:s text:c="12"/></text:span><text:span text:style-name="T23">array[1: '\n']</text:span></text:p>
          <text:p text:style-name="P26"><text:span text:style-name="T23"><text:s text:c="8"/></text:span><text:span text:style-name="T23">end if</text:span></text:p>
          <text:p text:style-name="P26"><text:span text:style-name="T23"><text:s text:c="8"/></text:span><text:span text:style-name="T23">returns</text:span></text:p>
          <text:p text:style-name="P26"><text:span text:style-name="T23"><text:s text:c="12"/></text:span><text:span text:style-name="T23">value of catenate s</text:span></text:p>
          <text:p text:style-name="P26"><text:span text:style-name="T23"><text:s text:c="4"/></text:span><text:span text:style-name="T23">end for </text:span></text:p>
          <text:p text:style-name="P26"><text:span text:style-name="T23">end function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8" draw:text-style-name="P19" draw:layer="layout" svg:width="4.1cm" svg:height="1.759cm" svg:x="17cm" svg:y="4.8cm">
          <draw:text-box>
            <text:p><text:span text:style-name="T17">SISAL</text:span></text:p>
          </draw:text-box>
        </draw:frame>
        <draw:frame draw:style-name="gr9" draw:text-style-name="P19" draw:layer="layout" svg:width="5.7cm" svg:height="1.759cm" svg:x="4.4cm" svg:y="4.801cm">
          <draw:text-box>
            <text:p><text:span text:style-name="T17">SNOBOL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9" draw:layer="layout" svg:width="11.2cm" svg:height="11.4cm" svg:x="1.2cm" svg:y="6.8cm">
          <text:p text:style-name="P28"><text:span text:style-name="T18">*&gt; cobc -Fx mt9x9.cob &amp;&amp; ./mt9x9 || cobc -Fxj mt9x9.cob</text:span></text:p>
          <text:p text:style-name="P28"><text:span text:style-name="T22"/></text:p>
          <text:p text:style-name="P28"><text:span text:style-name="T23">identification division.</text:span></text:p>
          <text:p text:style-name="P28"><text:span text:style-name="T23">program-id. mt9x9.</text:span></text:p>
          <text:p text:style-name="P28"><text:span text:style-name="T23">data division.</text:span></text:p>
          <text:p text:style-name="P28"><text:span text:style-name="T23">working-storage section.</text:span></text:p>
          <text:p text:style-name="P28"><text:span text:style-name="T23">01 i pic 9.</text:span></text:p>
          <text:p text:style-name="P28"><text:span text:style-name="T23">01 j pic 9.</text:span></text:p>
          <text:p text:style-name="P28"><text:span text:style-name="T23">01 k pic 9.</text:span></text:p>
          <text:p text:style-name="P28"><text:span text:style-name="T23">01 l pic 9.</text:span></text:p>
          <text:p text:style-name="P28"><text:span text:style-name="T23">01 kj pic z9.</text:span></text:p>
          <text:p text:style-name="P28"><text:span text:style-name="T23">procedure division.</text:span></text:p>
          <text:p text:style-name="P28"><text:span text:style-name="T23">perform varying i from 0 by 3 until i greater than 8</text:span></text:p>
          <text:p text:style-name="P28"><text:span text:style-name="T23"><text:s text:c="4"/></text:span><text:span text:style-name="T23">perform with test after varying j from 1 by 1 until j equal 9</text:span></text:p>
          <text:p text:style-name="P28"><text:span text:style-name="T23"><text:s text:c="8"/></text:span><text:span text:style-name="T23">perform varying l from 1 by 1 until l greater than 3</text:span></text:p>
          <text:p text:style-name="P28"><text:span text:style-name="T23"><text:s text:c="12"/></text:span><text:span text:style-name="T23">add i l giving k</text:span></text:p>
          <text:p text:style-name="P28"><text:span text:style-name="T23"><text:s text:c="12"/></text:span><text:span text:style-name="T23">multiply k by j giving kj</text:span></text:p>
          <text:p text:style-name="P28"><text:span text:style-name="T23"><text:s text:c="12"/></text:span><text:span text:style-name="T23">display k "x" j "=" kj x"09" with no advancing</text:span></text:p>
          <text:p text:style-name="P28"><text:span text:style-name="T23"><text:s text:c="8"/></text:span><text:span text:style-name="T23">end-perform</text:span></text:p>
          <text:p text:style-name="P28"><text:span text:style-name="T23"><text:s text:c="8"/></text:span><text:span text:style-name="T23">display x"0a" with no advancing</text:span></text:p>
          <text:p text:style-name="P28"><text:span text:style-name="T23"><text:s text:c="4"/></text:span><text:span text:style-name="T23">end-perform</text:span></text:p>
          <text:p text:style-name="P28"><text:span text:style-name="T23"><text:s text:c="4"/></text:span><text:span text:style-name="T23">display x"00"</text:span></text:p>
          <text:p text:style-name="P28"><text:span text:style-name="T23">end-perform</text:span></text:p>
          <text:p text:style-name="P28"><text:span text:style-name="T23">stop run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2" draw:layer="layout" svg:width="11.2cm" svg:height="11.4cm" svg:x="13.151cm" svg:y="6.8cm">
          <text:p text:style-name="P30"><text:span text:style-name="T14">/* plic -C -dELF -lsiaxgo -ew mt9x9.pli -o mt9x9.o</text:span></text:p>
          <text:p text:style-name="P30"><text:span text:style-name="T14">ld -z muldefs -Bstatic --oformat=elf32-i386 \</text:span></text:p>
          <text:p text:style-name="P30"><text:span text:style-name="T14"><text:s text:c="4"/></text:span><text:span text:style-name="T14">-melf_i386 -e main mt9x9.o libprf.a -o mt9x9 */</text:span></text:p>
          <text:p text:style-name="P31"><text:span text:style-name="T20"/></text:p>
          <text:p text:style-name="P31"><text:span text:style-name="T21">mt9x9: proc options(main);</text:span></text:p>
          <text:p text:style-name="P31"><text:span text:style-name="T21"><text:s text:c="4"/></text:span><text:span text:style-name="T21">dcl(i, j, k) fixed dec(1);</text:span></text:p>
          <text:p text:style-name="P31"><text:span text:style-name="T21"><text:s text:c="4"/></text:span><text:span text:style-name="T21">do i = 1 to 9 by 3;</text:span></text:p>
          <text:p text:style-name="P31"><text:span text:style-name="T21"><text:s text:c="8"/></text:span><text:span text:style-name="T21">do j = 1 to 9;</text:span></text:p>
          <text:p text:style-name="P31"><text:span text:style-name="T21"><text:s text:c="12"/></text:span><text:span text:style-name="T21">do k = i to i+2;</text:span></text:p>
          <text:p text:style-name="P31"><text:span text:style-name="T21"><text:s text:c="16"/></text:span><text:span text:style-name="T21">put edit (k, 'x', j, '=', k*j) (P'9', A, P'9', A, P'Z9');</text:span></text:p>
          <text:p text:style-name="P31"><text:span text:style-name="T21"><text:s text:c="16"/></text:span><text:span text:style-name="T21">put edit ('09'X) (A);</text:span></text:p>
          <text:p text:style-name="P31"><text:span text:style-name="T21"><text:s text:c="12"/></text:span><text:span text:style-name="T21">end;</text:span></text:p>
          <text:p text:style-name="P31"><text:span text:style-name="T21"><text:s text:c="12"/></text:span><text:span text:style-name="T21">put skip edit ('') (A);</text:span></text:p>
          <text:p text:style-name="P31"><text:span text:style-name="T21"><text:s text:c="8"/></text:span><text:span text:style-name="T21">end;</text:span></text:p>
          <text:p text:style-name="P31"><text:span text:style-name="T21"><text:s text:c="8"/></text:span><text:span text:style-name="T21">put skip edit ('') (A);</text:span></text:p>
          <text:p text:style-name="P31"><text:span text:style-name="T21"><text:s text:c="4"/></text:span><text:span text:style-name="T21">end;</text:span></text:p>
          <text:p text:style-name="P31"><text:span text:style-name="T21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PL/I</text:span></text:p>
          </draw:text-box>
        </draw:frame>
        <draw:frame draw:style-name="gr7" draw:text-style-name="P19" draw:layer="layout" svg:width="5cm" svg:height="1.759cm" svg:x="4.7cm" svg:y="4.801cm">
          <draw:text-box>
            <text:p><text:span text:style-name="T17">COB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9" draw:layer="layout" svg:width="11.2cm" svg:height="11.4cm" svg:x="1.2cm" svg:y="6.8cm">
          <text:p text:style-name="P28"><text:span text:style-name="T24">-- se c mt9x9.e -clean -o mt9x9 &amp;&amp; ./mt9x9</text:span></text:p>
          <text:p text:style-name="P33"><text:span text:style-name="T25"/></text:p>
          <text:p text:style-name="P33"><text:span text:style-name="T26">class MT9X9</text:span></text:p>
          <text:p text:style-name="P33"><text:span text:style-name="T26">create {ANY}</text:span></text:p>
          <text:p text:style-name="P33"><text:span text:style-name="T26"><text:s text:c="4"/></text:span><text:span text:style-name="T26">make</text:span></text:p>
          <text:p text:style-name="P33"><text:span text:style-name="T26">feature {ANY}</text:span></text:p>
          <text:p text:style-name="P33"><text:span text:style-name="T26"><text:s text:c="4"/></text:span><text:span text:style-name="T26">make</text:span></text:p>
          <text:p text:style-name="P33"><text:span text:style-name="T26"><text:s text:c="8"/></text:span><text:span text:style-name="T26">local i: INTEGER</text:span></text:p>
          <text:p text:style-name="P33"><text:span text:style-name="T26"><text:s text:c="8"/></text:span><text:span text:style-name="T26">do</text:span></text:p>
          <text:p text:style-name="P33"><text:span text:style-name="T26"><text:s text:c="12"/></text:span><text:span text:style-name="T26">from i := 1</text:span></text:p>
          <text:p text:style-name="P33"><text:span text:style-name="T26"><text:s text:c="12"/></text:span><text:span text:style-name="T26">until i &gt; 9</text:span></text:p>
          <text:p text:style-name="P33"><text:span text:style-name="T26"><text:s text:c="12"/></text:span><text:span text:style-name="T26">loop</text:span></text:p>
          <text:p text:style-name="P33"><text:span text:style-name="T26"><text:s text:c="16"/></text:span><text:span text:style-name="T26">block(i)</text:span></text:p>
          <text:p text:style-name="P33"><text:span text:style-name="T26"><text:s text:c="16"/></text:span><text:span text:style-name="T26">print("%N")</text:span></text:p>
          <text:p text:style-name="P33"><text:span text:style-name="T26"><text:s text:c="16"/></text:span><text:span text:style-name="T26">i := i + 3</text:span></text:p>
          <text:p text:style-name="P33"><text:span text:style-name="T26"><text:s text:c="12"/></text:span><text:span text:style-name="T26">end</text:span></text:p>
          <text:p text:style-name="P33"><text:span text:style-name="T26"><text:s text:c="8"/></text:span><text:span text:style-name="T26">end</text:span></text:p>
          <text:p text:style-name="P33"><text:span text:style-name="T26"><text:s text:c="4"/></text:span><text:span text:style-name="T26">block (i: INTEGER)</text:span></text:p>
          <text:p text:style-name="P33"><text:span text:style-name="T26"><text:s text:c="8"/></text:span><text:span text:style-name="T26">local j: INTEGER</text:span></text:p>
          <text:p text:style-name="P33"><text:span text:style-name="T26"><text:s text:c="8"/></text:span><text:span text:style-name="T26">do</text:span></text:p>
          <text:p text:style-name="P33"><text:span text:style-name="T26"><text:s text:c="12"/></text:span><text:span text:style-name="T26">from j := 1</text:span></text:p>
          <text:p text:style-name="P33"><text:span text:style-name="T26"><text:s text:c="12"/></text:span><text:span text:style-name="T26">until j &gt; 9</text:span></text:p>
          <text:p text:style-name="P33"><text:span text:style-name="T26"><text:s text:c="12"/></text:span><text:span text:style-name="T26">loop</text:span></text:p>
          <text:p text:style-name="P33"><text:span text:style-name="T26"><text:s text:c="16"/></text:span><text:span text:style-name="T26">line(i, j)</text:span></text:p>
          <text:p text:style-name="P33"><text:span text:style-name="T26"><text:s text:c="16"/></text:span><text:span text:style-name="T26">io.put_new_line</text:span></text:p>
          <text:p text:style-name="P33"><text:span text:style-name="T26"><text:s text:c="16"/></text:span><text:span text:style-name="T26">j := j + 1</text:span></text:p>
          <text:p text:style-name="P33"><text:span text:style-name="T26"><text:s text:c="12"/></text:span><text:span text:style-name="T26">end</text:span></text:p>
          <text:p text:style-name="P33"><text:span text:style-name="T26"><text:s text:c="8"/></text:span><text:span text:style-name="T26">end</text:span></text:p>
          <text:p text:style-name="P33"><text:span text:style-name="T26"><text:s text:c="4"/></text:span><text:span text:style-name="T26">line (i, j: INTEGER)</text:span></text:p>
          <text:p text:style-name="P33"><text:span text:style-name="T26"><text:s text:c="8"/></text:span><text:span text:style-name="T26">local k: INTEGER</text:span></text:p>
          <text:p text:style-name="P33"><text:span text:style-name="T26"><text:s text:c="8"/></text:span><text:span text:style-name="T26">do</text:span></text:p>
          <text:p text:style-name="P33"><text:span text:style-name="T26"><text:s text:c="12"/></text:span><text:span text:style-name="T26">from k := i</text:span></text:p>
          <text:p text:style-name="P33"><text:span text:style-name="T26"><text:s text:c="12"/></text:span><text:span text:style-name="T26">until k &gt; i+2</text:span></text:p>
          <text:p text:style-name="P33"><text:span text:style-name="T26"><text:s text:c="12"/></text:span><text:span text:style-name="T26">loop</text:span></text:p>
          <text:p text:style-name="P33"><text:span text:style-name="T26"><text:s text:c="16"/></text:span><text:span text:style-name="T26">io.put_string(k.out + "x" + j.out + "=")</text:span></text:p>
          <text:p text:style-name="P33"><text:span text:style-name="T26"><text:s text:c="16"/></text:span><text:span text:style-name="T26">io.put_string(if k*j&lt;10 then " " else "" end)</text:span></text:p>
          <text:p text:style-name="P33"><text:span text:style-name="T26"><text:s text:c="16"/></text:span><text:span text:style-name="T26">io.put_string((k*j).out + "%T")</text:span></text:p>
          <text:p text:style-name="P33"><text:span text:style-name="T26"><text:s text:c="16"/></text:span><text:span text:style-name="T26">k := k + 1</text:span></text:p>
          <text:p text:style-name="P33"><text:span text:style-name="T26"><text:s text:c="12"/></text:span><text:span text:style-name="T26">end</text:span></text:p>
          <text:p text:style-name="P33"><text:span text:style-name="T26"><text:s text:c="8"/></text:span><text:span text:style-name="T26">end</text:span></text:p>
          <text:p text:style-name="P33"><text:span text:style-name="T26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4" draw:layer="layout" svg:width="11.2cm" svg:height="11.4cm" svg:x="13.151cm" svg:y="6.8cm">
          <text:p text:style-name="P30"><text:span text:style-name="T14">% gplc mt9x9.prolog &amp;&amp; ./mt9x9</text:span></text:p>
          <text:p text:style-name="P31"><text:span text:style-name="T20"/></text:p>
          <text:p text:style-name="P31"><text:span text:style-name="T21">:- initialization(main).</text:span></text:p>
          <text:p text:style-name="P31"><text:span text:style-name="T21">item(I,J,K) :-</text:span></text:p>
          <text:p text:style-name="P31"><text:span text:style-name="T21"><text:s text:c="4"/></text:span><text:span text:style-name="T21">K =&lt; I+2 -&gt; (</text:span></text:p>
          <text:p text:style-name="P31"><text:span text:style-name="T21"><text:s text:c="8"/></text:span><text:span text:style-name="T21">format('%dx%d=%2d\t',[K,J,K*J]),</text:span></text:p>
          <text:p text:style-name="P31"><text:span text:style-name="T21"><text:s text:c="8"/></text:span><text:span text:style-name="T21">item(I,J,K+1)</text:span></text:p>
          <text:p text:style-name="P31"><text:span text:style-name="T21"><text:s text:c="4"/></text:span><text:span text:style-name="T21">); format('~n',[]).</text:span></text:p>
          <text:p text:style-name="P31"><text:span text:style-name="T21">line(I,J) :-</text:span></text:p>
          <text:p text:style-name="P31"><text:span text:style-name="T21"><text:s text:c="4"/></text:span><text:span text:style-name="T21">J =&lt; 9 -&gt; (</text:span></text:p>
          <text:p text:style-name="P31"><text:span text:style-name="T21"><text:s text:c="8"/></text:span><text:span text:style-name="T21">item(I,J,I),</text:span></text:p>
          <text:p text:style-name="P31"><text:span text:style-name="T21"><text:s text:c="8"/></text:span><text:span text:style-name="T21">line(I,J+1)</text:span></text:p>
          <text:p text:style-name="P31"><text:span text:style-name="T21"><text:s text:c="4"/></text:span><text:span text:style-name="T21">); nl.</text:span></text:p>
          <text:p text:style-name="P31"><text:span text:style-name="T21">block(I) :-</text:span></text:p>
          <text:p text:style-name="P31"><text:span text:style-name="T21"><text:s text:c="4"/></text:span><text:span text:style-name="T21">I =&lt; 9 -&gt; (</text:span></text:p>
          <text:p text:style-name="P31"><text:span text:style-name="T21"><text:s text:c="8"/></text:span><text:span text:style-name="T21">line(I,1),</text:span></text:p>
          <text:p text:style-name="P31"><text:span text:style-name="T21"><text:s text:c="8"/></text:span><text:span text:style-name="T21">block(I+3)</text:span></text:p>
          <text:p text:style-name="P31"><text:span text:style-name="T21"><text:s text:c="4"/></text:span><text:span text:style-name="T21">); halt.</text:span></text:p>
          <text:p text:style-name="P31"><text:span text:style-name="T21">main :-</text:span></text:p>
          <text:p text:style-name="P31"><text:span text:style-name="T21"><text:s text:c="4"/></text:span><text:span text:style-name="T21">block(1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Prolog</text:span></text:p>
          </draw:text-box>
        </draw:frame>
        <draw:frame draw:style-name="gr7" draw:text-style-name="P19" draw:layer="layout" svg:width="3.9cm" svg:height="1.759cm" svg:x="5.2cm" svg:y="4.801cm">
          <draw:text-box>
            <text:p><text:span text:style-name="T17">Eiff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comment awe mt9x9.alw -o mt9x9 &amp;&amp; ./mt9x9 ;</text:span></text:p>
          <text:p text:style-name="P17"><text:span text:style-name="T27"/></text:p>
          <text:p text:style-name="P17"><text:span text:style-name="T15">begin</text:span></text:p>
          <text:p text:style-name="P17"><text:span text:style-name="T15"><text:s text:c="4"/></text:span><text:span text:style-name="T15">for i := 1 step 3 until 9 do begin</text:span></text:p>
          <text:p text:style-name="P17"><text:span text:style-name="T15"><text:s text:c="8"/></text:span><text:span text:style-name="T15">for j := 1 until 9 do begin</text:span></text:p>
          <text:p text:style-name="P17"><text:span text:style-name="T15"><text:s text:c="12"/></text:span><text:span text:style-name="T15">for k := i, i+1, i+2 do begin</text:span></text:p>
          <text:p text:style-name="P17"><text:span text:style-name="T15"><text:s text:c="16"/></text:span><text:span text:style-name="T15">writeon(i_w := 1, s_w := 0, k, "x", j, "=");</text:span></text:p>
          <text:p text:style-name="P17"><text:span text:style-name="T15"><text:s text:c="16"/></text:span><text:span text:style-name="T15">writeon(i_w := 2, s_w := 2, k*j)</text:span></text:p>
          <text:p text:style-name="P17"><text:span text:style-name="T15"><text:s text:c="12"/></text:span><text:span text:style-name="T15">end k;</text:span></text:p>
          <text:p text:style-name="P17"><text:span text:style-name="T15"><text:s text:c="12"/></text:span><text:span text:style-name="T15">write(code(0))</text:span></text:p>
          <text:p text:style-name="P17"><text:span text:style-name="T15"><text:s text:c="8"/></text:span><text:span text:style-name="T15">end j;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end i</text:span></text:p>
          <text:p text:style-name="P17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6" draw:layer="layout" svg:width="11.2cm" svg:height="11.4cm" svg:x="13.151cm" svg:y="6.8cm">
          <text:p text:style-name="P35"><text:span text:style-name="T14">% cim mt9x9.sim &amp;&amp; ./mt9x9</text:span></text:p>
          <text:p text:style-name="P35"><text:span text:style-name="T27"/></text:p>
          <text:p text:style-name="P35"><text:span text:style-name="T15">Begin</text:span></text:p>
          <text:p text:style-name="P35"><text:span text:style-name="T15"><text:s text:c="4"/></text:span><text:span text:style-name="T15">Integer i, j, k;</text:span></text:p>
          <text:p text:style-name="P35"><text:span text:style-name="T15"><text:s text:c="4"/></text:span><text:span text:style-name="T15">For i := 1 Step 3 Until 9 Do Begin</text:span></text:p>
          <text:p text:style-name="P35"><text:span text:style-name="T15"><text:s text:c="8"/></text:span><text:span text:style-name="T15">For j := 1 Step 1 Until 9 Do Begin</text:span></text:p>
          <text:p text:style-name="P35"><text:span text:style-name="T15"><text:s text:c="12"/></text:span><text:span text:style-name="T15">For k := i Step 1 Until i+2 Do Begin</text:span></text:p>
          <text:p text:style-name="P35"><text:span text:style-name="T15"><text:s text:c="16"/></text:span><text:span text:style-name="T15">OutInt(k, 0);</text:span></text:p>
          <text:p text:style-name="P35"><text:span text:style-name="T15"><text:s text:c="16"/></text:span><text:span text:style-name="T15">OutText("x");</text:span></text:p>
          <text:p text:style-name="P35"><text:span text:style-name="T15"><text:s text:c="16"/></text:span><text:span text:style-name="T15">OutInt(j, 0);</text:span></text:p>
          <text:p text:style-name="P35"><text:span text:style-name="T15"><text:s text:c="16"/></text:span><text:span text:style-name="T15">OutText("=");</text:span></text:p>
          <text:p text:style-name="P35"><text:span text:style-name="T15"><text:s text:c="16"/></text:span><text:span text:style-name="T15">OutInt(k*j, 2);</text:span></text:p>
          <text:p text:style-name="P35"><text:span text:style-name="T15"><text:s text:c="16"/></text:span><text:span text:style-name="T15">OutText("!9!")</text:span></text:p>
          <text:p text:style-name="P35"><text:span text:style-name="T15"><text:s text:c="12"/></text:span><text:span text:style-name="T15">End;</text:span></text:p>
          <text:p text:style-name="P35"><text:span text:style-name="T15"><text:s text:c="12"/></text:span><text:span text:style-name="T15">OutImage</text:span></text:p>
          <text:p text:style-name="P35"><text:span text:style-name="T15"><text:s text:c="8"/></text:span><text:span text:style-name="T15">End;</text:span></text:p>
          <text:p text:style-name="P35"><text:span text:style-name="T15"><text:s text:c="8"/></text:span><text:span text:style-name="T15">OutImage</text:span></text:p>
          <text:p text:style-name="P35"><text:span text:style-name="T15"><text:s text:c="4"/></text:span><text:span text:style-name="T15">End</text:span></text:p>
          <text:p text:style-name="P35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7cm" svg:y="4.8cm">
          <draw:text-box>
            <text:p><text:span text:style-name="T17">Simula</text:span></text:p>
          </draw:text-box>
        </draw:frame>
        <draw:frame draw:style-name="gr7" draw:text-style-name="P19" draw:layer="layout" svg:width="3.7cm" svg:height="1.759cm" svg:x="5.4cm" svg:y="4.801cm">
          <draw:text-box>
            <text:p><text:span text:style-name="T17">Alg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8" draw:layer="layout" svg:width="11.2cm" svg:height="11.4cm" svg:x="1.2cm" svg:y="6.8cm">
          <text:p text:style-name="P37"><text:span text:style-name="T14">(* obnc mt9x9.obn &amp;&amp; ./mt9x9 *)</text:span></text:p>
          <text:p text:style-name="P37"><text:span text:style-name="T20"/></text:p>
          <text:p text:style-name="P37"><text:span text:style-name="T21">MODULE mt9x9;</text:span></text:p>
          <text:p text:style-name="P37"><text:span text:style-name="T21"><text:s text:c="4"/></text:span><text:span text:style-name="T21">IMPORT Out;</text:span></text:p>
          <text:p text:style-name="P37"><text:span text:style-name="T21"><text:s text:c="4"/></text:span><text:span text:style-name="T21">VAR i, j, k : INTEGER;</text:span></text:p>
          <text:p text:style-name="P37"><text:span text:style-name="T21">BEGIN</text:span></text:p>
          <text:p text:style-name="P37"><text:span text:style-name="T21"><text:s text:c="4"/></text:span><text:span text:style-name="T21">FOR i := 1 TO 9 BY 3 DO</text:span></text:p>
          <text:p text:style-name="P37"><text:span text:style-name="T21"><text:s text:c="8"/></text:span><text:span text:style-name="T21">FOR j := 1 TO 9 DO</text:span></text:p>
          <text:p text:style-name="P37"><text:span text:style-name="T21"><text:s text:c="12"/></text:span><text:span text:style-name="T21">FOR k := i TO i+2 DO</text:span></text:p>
          <text:p text:style-name="P37"><text:span text:style-name="T21"><text:s text:c="15"/></text:span><text:span text:style-name="T21">Out.Int(k,1);</text:span></text:p>
          <text:p text:style-name="P37"><text:span text:style-name="T21"><text:s text:c="15"/></text:span><text:span text:style-name="T21">Out.String("x");</text:span></text:p>
          <text:p text:style-name="P37"><text:span text:style-name="T21"><text:s text:c="15"/></text:span><text:span text:style-name="T21">Out.Int(j,1);</text:span></text:p>
          <text:p text:style-name="P37"><text:span text:style-name="T21"><text:s text:c="15"/></text:span><text:span text:style-name="T21">Out.String("=");</text:span></text:p>
          <text:p text:style-name="P37"><text:span text:style-name="T21"><text:s text:c="15"/></text:span><text:span text:style-name="T21">Out.Int(k*j,2);</text:span></text:p>
          <text:p text:style-name="P37"><text:span text:style-name="T21"><text:s text:c="15"/></text:span><text:span text:style-name="T21">Out.Char(09X)</text:span></text:p>
          <text:p text:style-name="P37"><text:span text:style-name="T21"><text:s text:c="12"/></text:span><text:span text:style-name="T21">END;</text:span></text:p>
          <text:p text:style-name="P37"><text:span text:style-name="T21"><text:s text:c="12"/></text:span><text:span text:style-name="T21">Out.Char(0AX)</text:span></text:p>
          <text:p text:style-name="P37"><text:span text:style-name="T21"><text:s text:c="8"/></text:span><text:span text:style-name="T21">END;</text:span></text:p>
          <text:p text:style-name="P37"><text:span text:style-name="T21"><text:s text:c="8"/></text:span><text:span text:style-name="T21">Out.Ln</text:span></text:p>
          <text:p text:style-name="P37"><text:span text:style-name="T21"><text:s text:c="4"/></text:span><text:span text:style-name="T21">END</text:span></text:p>
          <text:p text:style-name="P37"><text:span text:style-name="T21">END mt9x9.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2" draw:layer="layout" svg:width="11.2cm" svg:height="11.4cm" svg:x="13.151cm" svg:y="6.8cm">
          <text:p text:style-name="P39"><text:span text:style-name="T14">(* m2c -all mt9x9.mod -o mt9x9 &amp;&amp; ./mt9x9 *)</text:span></text:p>
          <text:p text:style-name="P39"><text:span text:style-name="T20"/></text:p>
          <text:p text:style-name="P39"><text:span text:style-name="T21">MODULE mt9x9;</text:span></text:p>
          <text:p text:style-name="P39"><text:span text:style-name="T21">IMPORT InOut;</text:span></text:p>
          <text:p text:style-name="P39"><text:span text:style-name="T21">VAR</text:span></text:p>
          <text:p text:style-name="P39"><text:span text:style-name="T21"><text:s text:c="2"/></text:span><text:span text:style-name="T21">i, j, k: CARDINAL;</text:span></text:p>
          <text:p text:style-name="P39"><text:span text:style-name="T21">BEGIN</text:span></text:p>
          <text:p text:style-name="P39"><text:span text:style-name="T21"><text:s text:c="4"/></text:span><text:span text:style-name="T21">FOR i:=1 TO 9 BY 3 DO</text:span></text:p>
          <text:p text:style-name="P39"><text:span text:style-name="T21"><text:s text:c="8"/></text:span><text:span text:style-name="T21">FOR j:=1 TO 9 DO</text:span></text:p>
          <text:p text:style-name="P39"><text:span text:style-name="T21"><text:s text:c="12"/></text:span><text:span text:style-name="T21">FOR k:=i TO i+2 DO</text:span></text:p>
          <text:p text:style-name="P39"><text:span text:style-name="T21"><text:s text:c="16"/></text:span><text:span text:style-name="T21">InOut.WriteInt(k, 1);</text:span></text:p>
          <text:p text:style-name="P39"><text:span text:style-name="T21"><text:s text:c="16"/></text:span><text:span text:style-name="T21">InOut.Write('x');</text:span></text:p>
          <text:p text:style-name="P39"><text:span text:style-name="T21"><text:s text:c="16"/></text:span><text:span text:style-name="T21">InOut.WriteInt(j, 1);</text:span></text:p>
          <text:p text:style-name="P39"><text:span text:style-name="T21"><text:s text:c="16"/></text:span><text:span text:style-name="T21">InOut.Write('=');</text:span></text:p>
          <text:p text:style-name="P39"><text:span text:style-name="T21"><text:s text:c="16"/></text:span><text:span text:style-name="T21">InOut.WriteInt(k*j, 2);</text:span></text:p>
          <text:p text:style-name="P39"><text:span text:style-name="T21"><text:s text:c="16"/></text:span><text:span text:style-name="T21">InOut.Write(11C);</text:span></text:p>
          <text:p text:style-name="P39"><text:span text:style-name="T21"><text:s text:c="12"/></text:span><text:span text:style-name="T21">END;</text:span></text:p>
          <text:p text:style-name="P39"><text:span text:style-name="T21"><text:s text:c="12"/></text:span><text:span text:style-name="T21">InOut.Write(12C);</text:span></text:p>
          <text:p text:style-name="P39"><text:span text:style-name="T21"><text:s text:c="8"/></text:span><text:span text:style-name="T21">END;</text:span></text:p>
          <text:p text:style-name="P39"><text:span text:style-name="T21"><text:s text:c="8"/></text:span><text:span text:style-name="T21">InOut.WriteLn;</text:span></text:p>
          <text:p text:style-name="P39"><text:span text:style-name="T21"><text:s text:c="4"/></text:span><text:span text:style-name="T21">END;</text:span></text:p>
          <text:p text:style-name="P39"><text:span text:style-name="T21">END mt9x9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9cm" svg:y="4.8cm">
          <draw:text-box>
            <text:p><text:span text:style-name="T17">Modula-2</text:span></text:p>
          </draw:text-box>
        </draw:frame>
        <draw:frame draw:style-name="gr7" draw:text-style-name="P19" draw:layer="layout" svg:width="5.1cm" svg:height="1.759cm" svg:x="4.7cm" svg:y="4.801cm">
          <draw:text-box>
            <text:p><text:span text:style-name="T17">Ober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1" draw:layer="layout" svg:width="11.2cm" svg:height="11.4cm" svg:x="1.2cm" svg:y="6.8cm">
          <text:p text:style-name="P40"><text:span text:style-name="T14">-- gnat make mt9x9.adb &amp;&amp; ./mt9x9</text:span></text:p>
          <text:p text:style-name="P40"><text:span text:style-name="T27"/></text:p>
          <text:p text:style-name="P40"><text:span text:style-name="T15">with Ada.Text_IO; use Ada.Text_IO;</text:span></text:p>
          <text:p text:style-name="P40"><text:span text:style-name="T15">procedure mt9x9 is</text:span></text:p>
          <text:p text:style-name="P40"><text:span text:style-name="T15"><text:s text:c="4"/></text:span><text:span text:style-name="T15">package IO is new Integer_IO (Integer); use IO;</text:span></text:p>
          <text:p text:style-name="P40"><text:span text:style-name="T15"><text:s text:c="4"/></text:span><text:span text:style-name="T15">V : array (1..3) of Integer := (1, 4, 7);</text:span></text:p>
          <text:p text:style-name="P40"><text:span text:style-name="T15">begin</text:span></text:p>
          <text:p text:style-name="P40"><text:span text:style-name="T15"><text:s text:c="4"/></text:span><text:span text:style-name="T15">for i of V loop</text:span></text:p>
          <text:p text:style-name="P40"><text:span text:style-name="T15"><text:s text:c="8"/></text:span><text:span text:style-name="T15">for j in 1..9 loop</text:span></text:p>
          <text:p text:style-name="P40"><text:span text:style-name="T15"><text:s text:c="12"/></text:span><text:span text:style-name="T15">for k in i..i+2 loop</text:span></text:p>
          <text:p text:style-name="P40"><text:span text:style-name="T15"><text:s text:c="16"/></text:span><text:span text:style-name="T15">Put (k, Width =&gt; 1); Put ("x"); Put (j, Width =&gt; 1);</text:span></text:p>
          <text:p text:style-name="P40"><text:span text:style-name="T15"><text:s text:c="16"/></text:span><text:span text:style-name="T15">Put ("="); Put (k*j, Width =&gt; 2); Put (ASCII.HT);</text:span></text:p>
          <text:p text:style-name="P40"><text:span text:style-name="T15"><text:s text:c="12"/></text:span><text:span text:style-name="T15">end loop;</text:span></text:p>
          <text:p text:style-name="P40"><text:span text:style-name="T15"><text:s text:c="12"/></text:span><text:span text:style-name="T15">Put_Line ("");</text:span></text:p>
          <text:p text:style-name="P40"><text:span text:style-name="T15"><text:s text:c="8"/></text:span><text:span text:style-name="T15">end loop;</text:span></text:p>
          <text:p text:style-name="P40"><text:span text:style-name="T15"><text:s text:c="8"/></text:span><text:span text:style-name="T15">New_Line;</text:span></text:p>
          <text:p text:style-name="P40"><text:span text:style-name="T15"><text:s text:c="4"/></text:span><text:span text:style-name="T15">end loop;</text:span></text:p>
          <text:p text:style-name="P40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spar</text:span></text:p>
          <text:p text:style-name="P20"><text:span text:style-name="T14">-- ./mt9x9.sp || spar mt9x9.sp</text:span></text:p>
          <text:p text:style-name="P20"><text:span text:style-name="T27"/></text:p>
          <text:p text:style-name="P20"><text:span text:style-name="T15">procedure mt9x9 is</text:span></text:p>
          <text:p text:style-name="P20"><text:span text:style-name="T15">begin</text:span></text:p>
          <text:p text:style-name="P20"><text:span text:style-name="T15"><text:s text:c="4"/></text:span><text:span text:style-name="T15">i := 1;</text:span></text:p>
          <text:p text:style-name="P20"><text:span text:style-name="T15"><text:s text:c="4"/></text:span><text:span text:style-name="T15">while i &lt;= 9 loop</text:span></text:p>
          <text:p text:style-name="P20"><text:span text:style-name="T15"><text:s text:c="8"/></text:span><text:span text:style-name="T15">for j in 1..9 loop</text:span></text:p>
          <text:p text:style-name="P20"><text:span text:style-name="T15"><text:s text:c="12"/></text:span><text:span text:style-name="T15">for k in i..i+2 loop</text:span></text:p>
          <text:p text:style-name="P20"><text:span text:style-name="T15"><text:s text:c="16"/></text:span><text:span text:style-name="T15">put(k, "9"); put("x"); put(j, "9");</text:span></text:p>
          <text:p text:style-name="P20"><text:span text:style-name="T15"><text:s text:c="16"/></text:span><text:span text:style-name="T15">put("="); put(k*j, "Z9"); put(ASCII.HT);</text:span></text:p>
          <text:p text:style-name="P20"><text:span text:style-name="T15"><text:s text:c="12"/></text:span><text:span text:style-name="T15">end loop;</text:span></text:p>
          <text:p text:style-name="P20"><text:span text:style-name="T15"><text:s text:c="12"/></text:span><text:span text:style-name="T15">put_line("");</text:span></text:p>
          <text:p text:style-name="P20"><text:span text:style-name="T15"><text:s text:c="8"/></text:span><text:span text:style-name="T15">end loop;</text:span></text:p>
          <text:p text:style-name="P20"><text:span text:style-name="T15"><text:s text:c="8"/></text:span><text:span text:style-name="T15">new_line;</text:span></text:p>
          <text:p text:style-name="P20"><text:span text:style-name="T15"><text:s text:c="8"/></text:span><text:span text:style-name="T15">i := @ + 3;</text:span></text:p>
          <text:p text:style-name="P20"><text:span text:style-name="T15"><text:s text:c="4"/></text:span><text:span text:style-name="T15">end loop;</text:span></text:p>
          <text:p text:style-name="P20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6cm" svg:y="4.8cm">
          <draw:text-box>
            <text:p><text:span text:style-name="T17">AdaScript</text:span></text:p>
          </draw:text-box>
        </draw:frame>
        <draw:frame draw:style-name="gr7" draw:text-style-name="P19" draw:layer="layout" svg:width="3cm" svg:height="1.759cm" svg:x="5.4cm" svg:y="4.801cm">
          <draw:text-box>
            <text:p><text:span text:style-name="T17">Ad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3" draw:layer="layout" svg:width="11.2cm" svg:height="11.4cm" svg:x="1.2cm" svg:y="6.8cm">
          <text:p text:style-name="P42"><text:span text:style-name="T14">// chpl mt9x9.chpl &amp;&amp; ./mt9x9</text:span></text:p>
          <text:p text:style-name="P42"><text:span text:style-name="T16"/></text:p>
          <text:p text:style-name="P42"><text:span text:style-name="T21">for i in 1..9 by 3 {</text:span></text:p>
          <text:p text:style-name="P42"><text:span text:style-name="T21"><text:s text:c="4"/></text:span><text:span text:style-name="T21">for j in 1..9 {</text:span></text:p>
          <text:p text:style-name="P42"><text:span text:style-name="T21"><text:s text:c="8"/></text:span><text:span text:style-name="T21">for k in [i, i+1, i+2] {</text:span></text:p>
          <text:p text:style-name="P42"><text:span text:style-name="T21"><text:s text:c="12"/></text:span><text:span text:style-name="T21">writef("%{#}x%{#}=%{##}\t", k, j, k*j);</text:span></text:p>
          <text:p text:style-name="P42"><text:span text:style-name="T21"><text:s text:c="8"/></text:span><text:span text:style-name="T21">}</text:span></text:p>
          <text:p text:style-name="P42"><text:span text:style-name="T21"><text:s text:c="8"/></text:span><text:span text:style-name="T21">write('\n');</text:span></text:p>
          <text:p text:style-name="P42"><text:span text:style-name="T21"><text:s text:c="4"/></text:span><text:span text:style-name="T21">}</text:span></text:p>
          <text:p text:style-name="P42"><text:span text:style-name="T21"><text:s text:c="4"/></text:span><text:span text:style-name="T21">writeln();</text:span></text:p>
          <text:p text:style-name="P42"><text:span text:style-name="T21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5" draw:layer="layout" svg:width="11.2cm" svg:height="11.4cm" svg:x="13.151cm" svg:y="6.8cm">
          <text:p text:style-name="P44"><text:span text:style-name="T14">{ fpc mt9x9.pas &amp;&amp; ./mt9x9 }</text:span></text:p>
          <text:p text:style-name="P44"><text:span text:style-name="T27"/></text:p>
          <text:p text:style-name="P44"><text:span text:style-name="T15">program mt9x9;</text:span></text:p>
          <text:p text:style-name="P44"><text:span text:style-name="T15">uses SysUtils;</text:span></text:p>
          <text:p text:style-name="P44"><text:span text:style-name="T15">var</text:span></text:p>
          <text:p text:style-name="P44"><text:span text:style-name="T15"><text:s text:c="4"/></text:span><text:span text:style-name="T15">i, j, k : Integer;</text:span></text:p>
          <text:p text:style-name="P44"><text:span text:style-name="T15">begin</text:span></text:p>
          <text:p text:style-name="P44"><text:span text:style-name="T15"><text:s text:c="4"/></text:span><text:span text:style-name="T15">for i in [1, 4, 7] do</text:span></text:p>
          <text:p text:style-name="P44"><text:span text:style-name="T15"><text:s text:c="4"/></text:span><text:span text:style-name="T15">begin</text:span></text:p>
          <text:p text:style-name="P44"><text:span text:style-name="T15"><text:s text:c="8"/></text:span><text:span text:style-name="T15">for j := 1 to 9 do</text:span></text:p>
          <text:p text:style-name="P44"><text:span text:style-name="T15"><text:s text:c="8"/></text:span><text:span text:style-name="T15">begin</text:span></text:p>
          <text:p text:style-name="P44"><text:span text:style-name="T15"><text:s text:c="12"/></text:span><text:span text:style-name="T15">for k := i to i+2 do</text:span></text:p>
          <text:p text:style-name="P44"><text:span text:style-name="T15"><text:s text:c="12"/></text:span><text:span text:style-name="T15">begin</text:span></text:p>
          <text:p text:style-name="P44"><text:span text:style-name="T15"><text:s text:c="16"/></text:span><text:span text:style-name="T15">Write(Format('%dx%d=%2d'#9, [k, j, k*j]));</text:span></text:p>
          <text:p text:style-name="P44"><text:span text:style-name="T15"><text:s text:c="12"/></text:span><text:span text:style-name="T15">end;</text:span></text:p>
          <text:p text:style-name="P44"><text:span text:style-name="T15"><text:s text:c="12"/></text:span><text:span text:style-name="T15">Write(#10);</text:span></text:p>
          <text:p text:style-name="P44"><text:span text:style-name="T15"><text:s text:c="8"/></text:span><text:span text:style-name="T15">end;</text:span></text:p>
          <text:p text:style-name="P44"><text:span text:style-name="T15"><text:s text:c="8"/></text:span><text:span text:style-name="T15">Writeln;</text:span></text:p>
          <text:p text:style-name="P44"><text:span text:style-name="T15"><text:s text:c="4"/></text:span><text:span text:style-name="T15">end;</text:span></text:p>
          <text:p text:style-name="P44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Pascal</text:span></text:p>
          </draw:text-box>
        </draw:frame>
        <draw:frame draw:style-name="gr7" draw:text-style-name="P19" draw:layer="layout" svg:width="4.9cm" svg:height="1.759cm" svg:x="4.4cm" svg:y="4.801cm">
          <draw:text-box>
            <text:p><text:span text:style-name="T17">Chap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7" draw:layer="layout" svg:width="11.2cm" svg:height="11.4cm" svg:x="1.2cm" svg:y="6.8cm">
          <text:p text:style-name="P46"><text:span text:style-name="T18">#!/usr/bin/mumps</text:span></text:p>
          <text:p text:style-name="P46"><text:span text:style-name="T18">; ./mt9x9.mps || mumps mt9x9.mps</text:span></text:p>
          <text:p text:style-name="P46"><text:span text:style-name="T22"/></text:p>
          <text:p text:style-name="P46"><text:span text:style-name="T21">mt9x9</text:span></text:p>
          <text:p text:style-name="P46"><text:span text:style-name="T21"><text:s/></text:span><text:span text:style-name="T21">for i=1:3:9 do</text:span></text:p>
          <text:p text:style-name="P46"><text:span text:style-name="T21"><text:s/></text:span><text:span text:style-name="T21">. for j=1:1:9 do</text:span></text:p>
          <text:p text:style-name="P46"><text:span text:style-name="T21"><text:s/></text:span><text:span text:style-name="T21">.. for k=i,i+1,i+2 do</text:span></text:p>
          <text:p text:style-name="P46"><text:span text:style-name="T21"><text:s/></text:span><text:span text:style-name="T21">... write k,"x",j,"=",$justify(k*j,2),$char(9)</text:span></text:p>
          <text:p text:style-name="P46"><text:span text:style-name="T21"><text:s/></text:span><text:span text:style-name="T21">.. write $char(10)</text:span></text:p>
          <text:p text:style-name="P46"><text:span text:style-name="T21"><text:s/></text:span><text:span text:style-name="T21">. write !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! gfortran mt9x9.f90 -o mt9x9 &amp;&amp; ./mt9x9</text:span></text:p>
          <text:p text:style-name="P17"><text:span text:style-name="T27"/></text:p>
          <text:p text:style-name="P17"><text:span text:style-name="T15">program mt9x9</text:span></text:p>
          <text:p text:style-name="P17"><text:span text:style-name="T15"><text:s text:c="4"/></text:span><text:span text:style-name="T15">implicit none</text:span></text:p>
          <text:p text:style-name="P17"><text:span text:style-name="T15"><text:s text:c="4"/></text:span><text:span text:style-name="T15">integer :: i, j, k</text:span></text:p>
          <text:p text:style-name="P17"><text:span text:style-name="T15"><text:s text:c="4"/></text:span><text:span text:style-name="T15">character(len=24) :: format</text:span></text:p>
          <text:p text:style-name="P17"><text:span text:style-name="T15"><text:s text:c="4"/></text:span><text:span text:style-name="T15">do i = 1, 9, 3</text:span></text:p>
          <text:p text:style-name="P17"><text:span text:style-name="T15"><text:s text:c="4"/></text:span><text:span text:style-name="T15">format = "(3(i1, a, i1, a, i2, a))"</text:span></text:p>
          <text:p text:style-name="P17"><text:span text:style-name="T15"><text:s text:c="4"/></text:span><text:span text:style-name="T15">write(*,format) ((k, 'x', j, '=', k*j, char(9), k = i, i+2), j = 1, 9)</text:span></text:p>
          <text:p text:style-name="P17"><text:span text:style-name="T15"><text:s text:c="4"/></text:span><text:span text:style-name="T15">write(*,*) </text:span></text:p>
          <text:p text:style-name="P17"><text:span text:style-name="T15"><text:s text:c="4"/></text:span><text:span text:style-name="T15">end do</text:span></text:p>
          <text:p text:style-name="P17"><text:span text:style-name="T15">end program mt9x9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ortran</text:span></text:p>
          </draw:text-box>
        </draw:frame>
        <draw:frame draw:style-name="gr7" draw:text-style-name="P19" draw:layer="layout" svg:width="5.6cm" svg:height="1.759cm" svg:x="4.5cm" svg:y="4.801cm">
          <draw:text-box>
            <text:p><text:span text:style-name="T17">MUMP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5" draw:layer="layout" svg:width="11.2cm" svg:height="11.4cm" svg:x="1.2cm" svg:y="6.8cm">
          <text:p text:style-name="P24"><text:span text:style-name="T14">#!/usr/bin/ocaml</text:span></text:p>
          <text:p text:style-name="P24"><text:span text:style-name="T14">(* ./mt9x9.ml || ocaml mt9x9.ml *)</text:span></text:p>
          <text:p text:style-name="P24"><text:span text:style-name="T20"/></text:p>
          <text:p text:style-name="P24"><text:span text:style-name="T21">for i = 1 to 3 do</text:span></text:p>
          <text:p text:style-name="P24"><text:span text:style-name="T21"><text:s text:c="4"/></text:span><text:span text:style-name="T21">for j = 1 to 9 do</text:span></text:p>
          <text:p text:style-name="P24"><text:span text:style-name="T21"><text:s text:c="8"/></text:span><text:span text:style-name="T21">for k = i*3-2 to i*3 do</text:span></text:p>
          <text:p text:style-name="P24"><text:span text:style-name="T28"><text:s text:c="12"/></text:span><text:span text:style-name="T21">Printf.printf "%dx%d=%2d\t" k j (k*j)</text:span></text:p>
          <text:p text:style-name="P24"><text:span text:style-name="T21"><text:s text:c="8"/></text:span><text:span text:style-name="T21">done;</text:span></text:p>
          <text:p text:style-name="P24"><text:span text:style-name="T21"><text:s text:c="8"/></text:span><text:span text:style-name="T21">print_string "\n"</text:span></text:p>
          <text:p text:style-name="P24"><text:span text:style-name="T21"><text:s text:c="4"/></text:span><text:span text:style-name="T21">done;</text:span></text:p>
          <text:p text:style-name="P24"><text:span text:style-name="T21"><text:s text:c="4"/></text:span><text:span text:style-name="T21">print_newline()</text:span></text:p>
          <text:p text:style-name="P24"><text:span text:style-name="T21">done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9" draw:layer="layout" svg:width="11.2cm" svg:height="11.4cm" svg:x="13.151cm" svg:y="6.8cm">
          <text:p text:style-name="P20"><text:span text:style-name="T14">(* mlton mt9x9.sml &amp;&amp; ./mt9x9 *)</text:span></text:p>
          <text:p text:style-name="P48"><text:span text:style-name="T27"/></text:p>
          <text:p text:style-name="P48"><text:span text:style-name="T15">val i = ref 1;</text:span></text:p>
          <text:p text:style-name="P48"><text:span text:style-name="T15">val j = ref 1;</text:span></text:p>
          <text:p text:style-name="P48"><text:span text:style-name="T15">val k = ref 1;</text:span></text:p>
          <text:p text:style-name="P48"><text:span text:style-name="T15">while (!i &lt;= 7) do (</text:span></text:p>
          <text:p text:style-name="P48"><text:span text:style-name="T15"><text:s text:c="4"/></text:span><text:span text:style-name="T15">j := 1;</text:span></text:p>
          <text:p text:style-name="P48"><text:span text:style-name="T15"><text:s text:c="4"/></text:span><text:span text:style-name="T15">while (!j &lt;= 9) do (</text:span></text:p>
          <text:p text:style-name="P48"><text:span text:style-name="T15"><text:s text:c="8"/></text:span><text:span text:style-name="T15">k := !i;</text:span></text:p>
          <text:p text:style-name="P48"><text:span text:style-name="T15"><text:s text:c="8"/></text:span><text:span text:style-name="T15">while (!k &lt;= (!i + 2)) do (</text:span></text:p>
          <text:p text:style-name="P48"><text:span text:style-name="T15"><text:s text:c="12"/></text:span><text:span text:style-name="T15">print (Int.toString (!k) ^ "x" ^ Int.toString (!j) ^ "=");</text:span></text:p>
          <text:p text:style-name="P48"><text:span text:style-name="T15"><text:s text:c="12"/></text:span><text:span text:style-name="T15">print (if (!k * !j) &lt; 10 then " " else "");</text:span></text:p>
          <text:p text:style-name="P48"><text:span text:style-name="T15"><text:s text:c="12"/></text:span><text:span text:style-name="T15">print (Int.toString (!k * !j) ^ "\t");</text:span></text:p>
          <text:p text:style-name="P48"><text:span text:style-name="T15"><text:s text:c="12"/></text:span><text:span text:style-name="T15">k := !k + 1</text:span></text:p>
          <text:p text:style-name="P48"><text:span text:style-name="T15"><text:s text:c="8"/></text:span><text:span text:style-name="T15">);</text:span></text:p>
          <text:p text:style-name="P48"><text:span text:style-name="T15"><text:s text:c="8"/></text:span><text:span text:style-name="T15">print "\n";</text:span></text:p>
          <text:p text:style-name="P48"><text:span text:style-name="T15"><text:s text:c="8"/></text:span><text:span text:style-name="T15">j := !j + 1</text:span></text:p>
          <text:p text:style-name="P48"><text:span text:style-name="T15"><text:s text:c="4"/></text:span><text:span text:style-name="T15">);</text:span></text:p>
          <text:p text:style-name="P48"><text:span text:style-name="T15"><text:s text:c="4"/></text:span><text:span text:style-name="T15">print "\n";</text:span></text:p>
          <text:p text:style-name="P48"><text:span text:style-name="T15"><text:s text:c="4"/></text:span><text:span text:style-name="T15">i := !i + 3</text:span></text:p>
          <text:p text:style-name="P48"><text:span text:style-name="T15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SML</text:span></text:p>
          </draw:text-box>
        </draw:frame>
        <draw:frame draw:style-name="gr7" draw:text-style-name="P19" draw:layer="layout" svg:width="3.9cm" svg:height="1.759cm" svg:x="5cm" svg:y="4.801cm">
          <draw:text-box>
            <text:p><text:span text:style-name="T17">Cam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logo</text:span></text:p>
          <text:p text:style-name="P17"><text:span text:style-name="T14">; ./mt9x9.logo || logo mt9x9.logo</text:span></text:p>
          <text:p text:style-name="P17"><text:span text:style-name="T27"/></text:p>
          <text:p text:style-name="P17"><text:span text:style-name="T15">for [i 1 9 3] [</text:span></text:p>
          <text:p text:style-name="P17"><text:span text:style-name="T15"><text:s text:c="4"/></text:span><text:span text:style-name="T15">for [j 1 9] [</text:span></text:p>
          <text:p text:style-name="P17"><text:span text:style-name="T15"><text:s text:c="8"/></text:span><text:span text:style-name="T15">for [k :i :i+2] [</text:span></text:p>
          <text:p text:style-name="P17"><text:span text:style-name="T15"><text:s text:c="12"/></text:span><text:span text:style-name="T15">(type :k "x :j "= form :k*:j 2 0 char 9)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(type char 10)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(print)</text:span></text:p>
          <text:p text:style-name="P17"><text:span text:style-name="T15">]</text:span></text:p>
          <text:p text:style-name="P17"><text:span text:style-name="T15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7" draw:layer="layout" svg:width="11.2cm" svg:height="11.4cm" svg:x="13.151cm" svg:y="6.8cm">
          <text:p text:style-name="P46"><text:span text:style-name="T18">#!/usr/bin/rebol -q</text:span></text:p>
          <text:p text:style-name="P46"><text:span text:style-name="T18">; ./mt9x9.r || rebol -q mt9x9.r</text:span></text:p>
          <text:p text:style-name="P46"><text:span text:style-name="T22"/></text:p>
          <text:p text:style-name="P46"><text:span text:style-name="T23">rebol []</text:span></text:p>
          <text:p text:style-name="P46"><text:span text:style-name="T23">foreach i [1 4 7] [</text:span></text:p>
          <text:p text:style-name="P46"><text:span text:style-name="T23"><text:s text:c="4"/></text:span><text:span text:style-name="T23">repeat j 9 [</text:span></text:p>
          <text:p text:style-name="P46"><text:span text:style-name="T23"><text:s text:c="8"/></text:span><text:span text:style-name="T23">for k i (i + 2) 1 [</text:span></text:p>
          <text:p text:style-name="P46"><text:span text:style-name="T23"><text:s text:c="12"/></text:span><text:span text:style-name="T23">prin rejoin [k "x" j "=" either k * j &lt; 10 [" "] [""] k * j tab]</text:span></text:p>
          <text:p text:style-name="P46"><text:span text:style-name="T23"><text:s text:c="8"/></text:span><text:span text:style-name="T23">]</text:span></text:p>
          <text:p text:style-name="P46"><text:span text:style-name="T23"><text:s text:c="8"/></text:span><text:span text:style-name="T23">prin crlf</text:span></text:p>
          <text:p text:style-name="P46"><text:span text:style-name="T23"><text:s text:c="4"/></text:span><text:span text:style-name="T23">]</text:span></text:p>
          <text:p text:style-name="P46"><text:span text:style-name="T23"><text:s text:c="4"/></text:span><text:span text:style-name="T23">print ""</text:span></text:p>
          <text:p text:style-name="P46"><text:span text:style-name="T23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REBOL</text:span></text:p>
          </draw:text-box>
        </draw:frame>
        <draw:frame draw:style-name="gr7" draw:text-style-name="P19" draw:layer="layout" svg:width="3.7cm" svg:height="1.759cm" svg:x="5.3cm" svg:y="4.801cm">
          <draw:text-box>
            <text:p><text:span text:style-name="T17">Lo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dao</text:span></text:p>
          <text:p text:style-name="P17"><text:span text:style-name="T14"># ./mt9x9.dao || dao mt9x9.dao</text:span></text:p>
          <text:p text:style-name="P17"><text:span text:style-name="T27"/></text:p>
          <text:p text:style-name="P17"><text:span text:style-name="T15">for(var i = 1:3:10) {</text:span></text:p>
          <text:p text:style-name="P17"><text:span text:style-name="T15"><text:s text:c="4"/></text:span><text:span text:style-name="T15">for(var j = 1:10) {</text:span></text:p>
          <text:p text:style-name="P17"><text:span text:style-name="T15"><text:s text:c="8"/></text:span><text:span text:style-name="T15">for(var k in {i, i+1, i+2})</text:span></text:p>
          <text:p text:style-name="P17"><text:span text:style-name="T15"><text:s text:c="12"/></text:span><text:span text:style-name="T15">io.writef("%dx%d=%2d\t", k, j, k*j)</text:span></text:p>
          <text:p text:style-name="P17"><text:span text:style-name="T15"><text:s text:c="8"/></text:span><text:span text:style-name="T15">io.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o.write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oron</text:span></text:p>
          <text:p text:style-name="P17"><text:span text:style-name="T14">; ./mt9x9.b || boron mt9x9.b</text:span></text:p>
          <text:p text:style-name="P17"><text:span text:style-name="T27"/></text:p>
          <text:p text:style-name="P17"><text:span text:style-name="T15">foreach i [1 4 7] [</text:span></text:p>
          <text:p text:style-name="P17"><text:span text:style-name="T15"><text:s text:c="4"/></text:span><text:span text:style-name="T15">foreach j [1 2 3 4 5 6 7 8 9] [</text:span></text:p>
          <text:p text:style-name="P17"><text:span text:style-name="T15"><text:s text:c="8"/></text:span><text:span text:style-name="T15">foreach K [0 1 2] [</text:span></text:p>
          <text:p text:style-name="P17"><text:span text:style-name="T15"><text:s text:c="12"/></text:span><text:span text:style-name="T15">k: add i K</text:span></text:p>
          <text:p text:style-name="P17"><text:span text:style-name="T15"><text:s text:c="12"/></text:span><text:span text:style-name="T15">prin rejoin [k 'x' j '=' format [-2] mul k j '^-']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prin '^/'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print ""</text:span></text:p>
          <text:p text:style-name="P17"><text:span text:style-name="T15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6cm" svg:y="4.8cm">
          <draw:text-box>
            <text:p><text:span text:style-name="T17">Boron</text:span></text:p>
          </draw:text-box>
        </draw:frame>
        <draw:frame draw:style-name="gr7" draw:text-style-name="P19" draw:layer="layout" svg:width="3.4cm" svg:height="1.759cm" svg:x="5.4cm" svg:y="4.801cm">
          <draw:text-box>
            <text:p><text:span text:style-name="T17">Da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cc mt9x9.c -o mt9x9 &amp;&amp; ./mt9x9</text:span></text:p>
          <text:p text:style-name="P17"><text:span text:style-name="T27"/></text:p>
          <text:p text:style-name="P17"><text:span text:style-name="T15">#include &lt;stdio.h&gt;</text:span></text:p>
          <text:p text:style-name="P17"><text:span text:style-name="T15">int main(int argc, char *argv[]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utchar(10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f("\n"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g++ mt9x9.cpp -o mt9x9 &amp;&amp; ./mt9x9</text:span></text:p>
          <text:p text:style-name="P17"><text:span text:style-name="T27"/></text:p>
          <text:p text:style-name="P17"><text:span text:style-name="T15">#include &lt;iostream&gt;</text:span></text:p>
          <text:p text:style-name="P17"><text:span text:style-name="T15">using namespace std;</text:span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(int k: {i, i+1, i+2}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out &lt;&lt; endl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5cm" svg:y="4.8cm">
          <draw:text-box>
            <text:p><text:span text:style-name="T17">C++</text:span></text:p>
          </draw:text-box>
        </draw:frame>
        <draw:frame draw:style-name="gr7" draw:text-style-name="P19" draw:layer="layout" svg:width="4.6cm" svg:height="1.759cm" svg:x="6.2cm" svg:y="4.801cm">
          <draw:text-box>
            <text:p><text:span text:style-name="T17">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mcs mt9x9.cs &amp;&amp; mono mt9x9.exe</text:span></text:p>
          <text:p text:style-name="P20"><text:span text:style-name="T14"/></text:p>
          <text:p text:style-name="P20"><text:span text:style-name="T15">using System;</text:span></text:p>
          <text:p text:style-name="P20"><text:span text:style-name="T15">class Program {</text:span></text:p>
          <text:p text:style-name="P20"><text:span text:style-name="T15"><text:s text:c="4"/></text:span><text:span text:style-name="T15">static void Main(string[] args) {</text:span></text:p>
          <text:p text:style-name="P20"><text:span text:style-name="T15"><text:s text:c="8"/></text:span><text:span text:style-name="T15">int i, j, k;</text:span></text:p>
          <text:p text:style-name="P20"><text:span text:style-name="T15"><text:s text:c="8"/></text:span><text:span text:style-name="T15">for (i = 1; i &lt;= 9; i += 3) {</text:span></text:p>
          <text:p text:style-name="P20"><text:span text:style-name="T15"><text:s text:c="12"/></text:span><text:span text:style-name="T15">for (j = 1; j &lt;= 9; j++) {</text:span></text:p>
          <text:p text:style-name="P20"><text:span text:style-name="T15"><text:s text:c="16"/></text:span><text:span text:style-name="T15">for (k = i; k &lt;= i+2; k++)</text:span></text:p>
          <text:p text:style-name="P20"><text:span text:style-name="T15"><text:s text:c="20"/></text:span><text:span text:style-name="T15">Console.Write("{0}x{1}={2}\t",</text:span></text:p>
          <text:p text:style-name="P20"><text:span text:style-name="T15"><text:s text:c="24"/></text:span><text:span text:style-name="T15">k, j, (k*j).ToString().PadLeft(2));</text:span></text:p>
          <text:p text:style-name="P20"><text:span text:style-name="T15"><text:s text:c="16"/></text:span><text:span text:style-name="T15">Console.Write("\n"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Console.WriteLine();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ldc2 mt9x9.d &amp;&amp; ./mt9x9 || ldc2 -run mt9x9.d</text:span></text:p>
          <text:p text:style-name="P17"><text:span text:style-name="T27"/></text:p>
          <text:p text:style-name="P17"><text:span text:style-name="T15">import std.stdio;</text:span></text:p>
          <text:p text:style-name="P17"><text:span text:style-name="T15">void main(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writef("%dx%d=%2d\t", k, j, k*j);</text:span></text:p>
          <text:p text:style-name="P17"><text:span text:style-name="T15"><text:s text:c="12"/></text:span><text:span text:style-name="T15">write(char(10)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ln(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cm" svg:height="1.759cm" svg:x="18.3cm" svg:y="4.8cm">
          <draw:text-box>
            <text:p><text:span text:style-name="T17">D</text:span></text:p>
          </draw:text-box>
        </draw:frame>
        <draw:frame draw:style-name="gr7" draw:text-style-name="P19" draw:layer="layout" svg:width="2.2cm" svg:height="1.759cm" svg:x="5.9cm" svg:y="4.801cm">
          <draw:text-box>
            <text:p><text:span text:style-name="T17">C#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ike</text:span></text:p>
          <text:p text:style-name="P17"><text:span text:style-name="T14">// ./mt9x9.pike || pike mt9x9.pike</text:span></text:p>
          <text:p text:style-name="P17"><text:span text:style-name="T27"/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each(({i, i+1, i+2}), int k) {</text:span></text:p>
          <text:p text:style-name="P17"><text:span text:style-name="T15"><text:s text:c="16"/></text:span><text:span text:style-name="T15">write(k+"x"+j+"="+sprintf("%2d\t", k*j)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write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vlang mt9x9.v &amp;&amp; ./mt9x9 || vlang run mt9x9.v</text:span></text:p>
          <text:p text:style-name="P17"><text:span text:style-name="T27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in 1..10 {</text:span></text:p>
          <text:p text:style-name="P17"><text:span text:style-name="T15"><text:s text:c="12"/></text:span><text:span text:style-name="T15">for k in [i, i+1, i+2] {</text:span></text:p>
          <text:p text:style-name="P17"><text:span text:style-name="T15"><text:s text:c="16"/></text:span><text:span text:style-name="T15">print('${k}x${j}=${k*j:2}\t'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'\n'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''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4cm" svg:height="1.759cm" svg:x="18.3cm" svg:y="4.8cm">
          <draw:text-box>
            <text:p><text:span text:style-name="T17">V</text:span></text:p>
          </draw:text-box>
        </draw:frame>
        <draw:frame draw:style-name="gr7" draw:text-style-name="P19" draw:layer="layout" svg:width="3.4cm" svg:height="1.759cm" svg:x="5.6cm" svg:y="4.801cm">
          <draw:text-box>
            <text:p><text:span text:style-name="T17">Pik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50"><text:span text:style-name="T14">// rustc mt9x9.rs &amp;&amp; ./mt9x9</text:span></text:p>
          <text:p text:style-name="P50"><text:span text:style-name="T16"/></text:p>
          <text:p text:style-name="P50"><text:span text:style-name="T21">fn main() {</text:span></text:p>
          <text:p text:style-name="P50"><text:span text:style-name="T21"><text:s text:c="4"/></text:span><text:span text:style-name="T21">for i in (1..10).step_by(3) {</text:span></text:p>
          <text:p text:style-name="P50"><text:span text:style-name="T21"><text:s text:c="8"/></text:span><text:span text:style-name="T21">for j in 1..10 {</text:span></text:p>
          <text:p text:style-name="P50"><text:span text:style-name="T21"><text:s text:c="12"/></text:span><text:span text:style-name="T21">for k in &amp;[i, i+1, i+2] {</text:span></text:p>
          <text:p text:style-name="P50"><text:span text:style-name="T21"><text:s text:c="16"/></text:span><text:span text:style-name="T21">print!("{}x{}={:2}\t", k, j, k*j);</text:span></text:p>
          <text:p text:style-name="P50"><text:span text:style-name="T21"><text:s text:c="12"/></text:span><text:span text:style-name="T21">}</text:span></text:p>
          <text:p text:style-name="P50"><text:span text:style-name="T21"><text:s text:c="12"/></text:span><text:span text:style-name="T21">print!("\n");</text:span></text:p>
          <text:p text:style-name="P50"><text:span text:style-name="T21"><text:s text:c="8"/></text:span><text:span text:style-name="T21">}</text:span></text:p>
          <text:p text:style-name="P50"><text:span text:style-name="T21"><text:s text:c="8"/></text:span><text:span text:style-name="T21">println!();</text:span></text:p>
          <text:p text:style-name="P50"><text:span text:style-name="T21"><text:s text:c="4"/></text:span><text:span text:style-name="T21">}</text:span></text:p>
          <text:p text:style-name="P50"><text:span text:style-name="T21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// zig build-exe mt9x9.zig &amp;&amp; ./mt9x9 || zig run mt9x9.zig</text:span></text:p>
          <text:p text:style-name="P20"><text:span text:style-name="T16"/></text:p>
          <text:p text:style-name="P20"><text:span text:style-name="T15">const std = @import("std");</text:span></text:p>
          <text:p text:style-name="P20"><text:span text:style-name="T15">pub fn main() !void {</text:span></text:p>
          <text:p text:style-name="P20"><text:span text:style-name="T15"><text:s text:c="4"/></text:span><text:span text:style-name="T15">var i: u8 = 1;</text:span></text:p>
          <text:p text:style-name="P20"><text:span text:style-name="T15"><text:s text:c="4"/></text:span><text:span text:style-name="T15">while (i &lt; 10) : (i += 3) {</text:span></text:p>
          <text:p text:style-name="P20"><text:span text:style-name="T15"><text:s text:c="8"/></text:span><text:span text:style-name="T15">var j: u8 = 1;</text:span></text:p>
          <text:p text:style-name="P20"><text:span text:style-name="T15"><text:s text:c="8"/></text:span><text:span text:style-name="T15">while (j &lt; 10) : (j += 1) {</text:span></text:p>
          <text:p text:style-name="P20"><text:span text:style-name="T15"><text:s text:c="12"/></text:span><text:span text:style-name="T15">for ([_]u8{i, i+1, i+2}) |k| {</text:span></text:p>
          <text:p text:style-name="P20"><text:span text:style-name="T15"><text:s text:c="16"/></text:span><text:span text:style-name="T15">std.debug.print("{d}x{d}={d: &gt;2}\t", .{k, j, k*j}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td.debug.print("\n", .{}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td.debug.print("\n", .{}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7cm" svg:height="1.759cm" svg:x="17.6cm" svg:y="4.8cm">
          <draw:text-box>
            <text:p><text:span text:style-name="T17">Zig</text:span></text:p>
          </draw:text-box>
        </draw:frame>
        <draw:frame draw:style-name="gr10" draw:text-style-name="P19" draw:layer="layout" svg:width="3.7cm" svg:height="1.759cm" svg:x="5.3cm" svg:y="4.801cm">
          <draw:text-box>
            <text:p><text:span text:style-name="T17">Rust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2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as3shebang mt9x9.as3</text:span></text:p>
          <text:p text:style-name="P17"><text:span text:style-name="T27"/></text:p>
          <text:p text:style-name="P17"><text:span text:style-name="T15">for(var i:uint = 1; i &lt;= 9; i += 3) {</text:span></text:p>
          <text:p text:style-name="P17"><text:span text:style-name="T15"><text:s text:c="4"/></text:span><text:span text:style-name="T15">for(var j:uint = 1; j &lt;= 9; j++) {</text:span></text:p>
          <text:p text:style-name="P17"><text:span text:style-name="T15"><text:s text:c="8"/></text:span><text:span text:style-name="T15">var s:String = "";</text:span></text:p>
          <text:p text:style-name="P17"><text:span text:style-name="T15"><text:s text:c="8"/></text:span><text:span text:style-name="T15">for(var k:uint = i; k &lt;= i+2; k++)</text:span></text:p>
          <text:p text:style-name="P17"><text:span text:style-name="T15"><text:s text:c="12"/></text:span><text:span text:style-name="T15">s += k+"x"+j+"="+(" "+k*j).slice(-2)+"\t";</text:span></text:p>
          <text:p text:style-name="P17"><text:span text:style-name="T15"><text:s text:c="8"/></text:span><text:span text:style-name="T15">trace(s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trace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js</text:span></text:p>
          <text:p text:style-name="P17"><text:span text:style-name="T14">// ./mt9x9.js || gjs mt9x9.js</text:span></text:p>
          <text:p text:style-name="P17"><text:span text:style-name="T27"/></text:p>
          <text:p text:style-name="P17"><text:span text:style-name="T15">for(var i = 1; i &lt;= 9; i += 3) {</text:span></text:p>
          <text:p text:style-name="P17"><text:span text:style-name="T15"><text:s text:c="4"/></text:span><text:span text:style-name="T15">for(var j = 1; j &lt;= 9; j++)</text:span></text:p>
          <text:p text:style-name="P17"><text:span text:style-name="T15"><text:s text:c="8"/></text:span><text:span text:style-name="T15">print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8cm" svg:height="1.759cm" svg:x="15.6cm" svg:y="4.8cm">
          <draw:text-box>
            <text:p><text:span text:style-name="T17">JavaScript</text:span></text:p>
          </draw:text-box>
        </draw:frame>
        <draw:frame draw:style-name="gr7" draw:text-style-name="P19" draw:layer="layout" svg:width="8.2cm" svg:height="1.759cm" svg:x="3.1cm" svg:y="4.801cm">
          <draw:text-box>
            <text:p><text:span text:style-name="T17">Action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javac mt9x9.java &amp;&amp; java mt9x9</text:span></text:p>
          <text:p text:style-name="P17"><text:span text:style-name="T27"/></text:p>
          <text:p text:style-name="P17"><text:span text:style-name="T15">public class mt9x9 {</text:span></text:p>
          <text:p text:style-name="P17"><text:span text:style-name="T15"><text:s text:c="4"/></text:span><text:span text:style-name="T15">public static void main(String args[]) {</text:span></text:p>
          <text:p text:style-name="P17"><text:span text:style-name="T15"><text:s text:c="8"/></text:span><text:span text:style-name="T15">int i, j, k; </text:span></text:p>
          <text:p text:style-name="P17"><text:span text:style-name="T15"><text:s text:c="8"/></text:span><text:span text:style-name="T15">for(i = 1; i &lt;= 9; i += 3) {</text:span></text:p>
          <text:p text:style-name="P17"><text:span text:style-name="T15"><text:s text:c="12"/></text:span><text:span text:style-name="T15">for(j = 1; j &lt;= 9; j++) {</text:span></text:p>
          <text:p text:style-name="P17"><text:span text:style-name="T15"><text:s text:c="16"/></text:span><text:span text:style-name="T15">for(k = i; k &lt;= i+2; k++)</text:span></text:p>
          <text:p text:style-name="P17"><text:span text:style-name="T15"><text:s text:c="20"/></text:span><text:span text:style-name="T15">System.out.printf("%dx%d=%2d\t", k, j, k*j);</text:span></text:p>
          <text:p text:style-name="P17"><text:span text:style-name="T15"><text:s text:c="16"/></text:span><text:span text:style-name="T15">System.out.printf("\n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tem.out.println(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fan</text:span></text:p>
          <text:p text:style-name="P20"><text:span text:style-name="T14">// ./mt9x9.fan || fan mt9x9.fan</text:span></text:p>
          <text:p text:style-name="P20"><text:span text:style-name="T27"/></text:p>
          <text:p text:style-name="P20"><text:span text:style-name="T15">class mt9x9 {</text:span></text:p>
          <text:p text:style-name="P20"><text:span text:style-name="T15"><text:s text:c="4"/></text:span><text:span text:style-name="T15">static Void main() {</text:span></text:p>
          <text:p text:style-name="P20"><text:span text:style-name="T15"><text:s text:c="8"/></text:span><text:span text:style-name="T15">for(i := 1; i &lt; 9; i += 3) {</text:span></text:p>
          <text:p text:style-name="P20"><text:span text:style-name="T15"><text:s text:c="12"/></text:span><text:span text:style-name="T15">for(j := 1; j &lt;= 9; j++) {</text:span></text:p>
          <text:p text:style-name="P20"><text:span text:style-name="T15"><text:s text:c="16"/></text:span><text:span text:style-name="T15">[i, i+1, i+2].each |Int k| {</text:span></text:p>
          <text:p text:style-name="P20"><text:span text:style-name="T15"><text:s text:c="20"/></text:span><text:span text:style-name="T15">Env.cur.out.print(k.toStr+"x"+j.toStr+"="+</text:span></text:p>
          <text:p text:style-name="P20"><text:span text:style-name="T15"><text:s text:c="24"/></text:span><text:span text:style-name="T15">(k*j).toStr.padl(2,' ')+"\t")</text:span></text:p>
          <text:p text:style-name="P20"><text:span text:style-name="T15"><text:s text:c="16"/></text:span><text:span text:style-name="T15">}</text:span></text:p>
          <text:p text:style-name="P20"><text:span text:style-name="T15"><text:s text:c="16"/></text:span><text:span text:style-name="T15">Env.cur.out.printLine(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echo()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antom</text:span></text:p>
          </draw:text-box>
        </draw:frame>
        <draw:frame draw:style-name="gr11" draw:text-style-name="P19" draw:layer="layout" svg:width="4.6cm" svg:height="3.267cm" svg:x="5.6cm" svg:y="4.801cm">
          <draw:text-box>
            <text:p><text:span text:style-name="T17">Jav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calac mt9x9.scala &amp;&amp; scala mt9x9</text:span></text:p>
          <text:p text:style-name="P17"><text:span text:style-name="T27"/></text:p>
          <text:p text:style-name="P17"><text:span text:style-name="T15">object mt9x9 {</text:span></text:p>
          <text:p text:style-name="P17"><text:span text:style-name="T15"><text:s text:c="4"/></text:span><text:span text:style-name="T15">def main(args: Array[String]) = {</text:span></text:p>
          <text:p text:style-name="P17"><text:span text:style-name="T15"><text:s text:c="8"/></text:span><text:span text:style-name="T15">for (i &lt;- 1 to 9 by 3) {</text:span></text:p>
          <text:p text:style-name="P17"><text:span text:style-name="T15"><text:s text:c="12"/></text:span><text:span text:style-name="T15">for (j &lt;- 1 to 9) {</text:span></text:p>
          <text:p text:style-name="P17"><text:span text:style-name="T15"><text:s text:c="16"/></text:span><text:span text:style-name="T15">List(i, i+1, i+2).foreach {</text:span></text:p>
          <text:p text:style-name="P17"><text:span text:style-name="T15"><text:s text:c="20"/></text:span><text:span text:style-name="T15">k =&gt; print(k+"x"+j+"="+f"${k*j}%2d"+"\t")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println(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ln()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# aviator mt9x9.av</text:span></text:p>
          <text:p text:style-name="P17"><text:span text:style-name="T27"/></text:p>
          <text:p text:style-name="P17"><text:span text:style-name="T15">for i in range(1, 9, 3) {</text:span></text:p>
          <text:p text:style-name="P17"><text:span text:style-name="T15"><text:s text:c="4"/></text:span><text:span text:style-name="T15">for j in range(1, 10) {</text:span></text:p>
          <text:p text:style-name="P17"><text:span text:style-name="T15"><text:s text:c="8"/></text:span><text:span text:style-name="T15">for k in tuple(i, i+1, i+2) {</text:span></text:p>
          <text:p text:style-name="P17"><text:span text:style-name="T15"><text:s text:c="12"/></text:span><text:span text:style-name="T15">print(k+"x"+j+"="+(k*j&lt;10?" ":"")+k*j+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f i &lt; 7 {p();}</text:span></text:p>
          <text:p text:style-name="P17"><text:span text:style-name="T15">}</text:span></text:p>
          <text:p text:style-name="P17"><text:span text:style-name="T15">return ""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7cm" svg:height="1.759cm" svg:x="14.8cm" svg:y="4.8cm">
          <draw:text-box>
            <text:p><text:span text:style-name="T17">AviatorScript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Scal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roovy</text:span></text:p>
          <text:p text:style-name="P17"><text:span text:style-name="T14">// ./mt9x9.groovy || groovy mt9x9.groovy</text:span></text:p>
          <text:p text:style-name="P17"><text:span text:style-name="T27"/></text:p>
          <text:p text:style-name="P17"><text:span text:style-name="T15">for(i in (1..9).step(3)) {</text:span></text:p>
          <text:p text:style-name="P17"><text:span text:style-name="T15"><text:s text:c="4"/></text:span><text:span text:style-name="T15">for(j in 1..9) {</text:span></text:p>
          <text:p text:style-name="P17"><text:span text:style-name="T15"><text:s text:c="8"/></text:span><text:span text:style-name="T15">for(k in [i, i+1, i+2]) {</text:span></text:p>
          <text:p text:style-name="P17"><text:span text:style-name="T15"><text:s text:c="12"/></text:span><text:span text:style-name="T15">printf("%dx%d=%2d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3" draw:layer="layout" svg:width="11.2cm" svg:height="11.4cm" svg:x="13.151cm" svg:y="6.8cm">
          <text:p text:style-name="P22"><text:span text:style-name="T18">// ceylon compile --src . mt9x9.ceylon &amp;&amp; ceylon run default</text:span></text:p>
          <text:p text:style-name="P22"><text:span text:style-name="T18"/></text:p>
          <text:p text:style-name="P22"><text:span text:style-name="T19">shared void run() {</text:span></text:p>
          <text:p text:style-name="P22"><text:span text:style-name="T19"><text:s text:c="4"/></text:span><text:span text:style-name="T19">for(i in (1..9).by(3)) {</text:span></text:p>
          <text:p text:style-name="P22"><text:span text:style-name="T19"><text:s text:c="8"/></text:span><text:span text:style-name="T19">for(j in 1..9) {</text:span></text:p>
          <text:p text:style-name="P22"><text:span text:style-name="T19"><text:s text:c="12"/></text:span><text:span text:style-name="T19">for(k in [i, i+1, i+2]) {</text:span></text:p>
          <text:p text:style-name="P22"><text:span text:style-name="T19"><text:s text:c="16"/></text:span><text:span text:style-name="T19">process.write("``k``x``j``=");</text:span></text:p>
          <text:p text:style-name="P22"><text:span text:style-name="T19"><text:s text:c="16"/></text:span><text:span text:style-name="T19">process.write("``k*j&lt;10 then " " else ""````k*j``\t");</text:span></text:p>
          <text:p text:style-name="P22"><text:span text:style-name="T19"><text:s text:c="12"/></text:span><text:span text:style-name="T19">}</text:span></text:p>
          <text:p text:style-name="P22"><text:span text:style-name="T19"><text:s text:c="12"/></text:span><text:span text:style-name="T19">print("");</text:span></text:p>
          <text:p text:style-name="P22"><text:span text:style-name="T19"><text:s text:c="8"/></text:span><text:span text:style-name="T19">}</text:span></text:p>
          <text:p text:style-name="P22"><text:span text:style-name="T19"><text:s text:c="8"/></text:span><text:span text:style-name="T19">print("");</text:span></text:p>
          <text:p text:style-name="P22"><text:span text:style-name="T19"><text:s text:c="4"/></text:span><text:span text:style-name="T19">}</text:span></text:p>
          <text:p text:style-name="P22"><text:span text:style-name="T19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eylon</text:span></text:p>
          </draw:text-box>
        </draw:frame>
        <draw:frame draw:style-name="gr7" draw:text-style-name="P19" draw:layer="layout" svg:width="5.1cm" svg:height="1.759cm" svg:x="4.8cm" svg:y="4.801cm">
          <draw:text-box>
            <text:p><text:span text:style-name="T17">Groov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50"><text:span text:style-name="T14">#!/usr/bin/perl</text:span></text:p>
          <text:p text:style-name="P50"><text:span text:style-name="T14"># ./mt9x9.pl || perl mt9x9.pl</text:span></text:p>
          <text:p text:style-name="P17"><text:span text:style-name="T27"/></text:p>
          <text:p text:style-name="P50"><text:span text:style-name="T15">for (my $i = 1; $i &lt;= 9; $i += 3) {</text:span></text:p>
          <text:p text:style-name="P50"><text:span text:style-name="T15"><text:s text:c="4"/></text:span><text:span text:style-name="T15">for (my $j = 1; $j &lt;= 9; $j++) {</text:span></text:p>
          <text:p text:style-name="P50"><text:span text:style-name="T15"><text:s text:c="8"/></text:span><text:span text:style-name="T15">foreach my $k ($i..$i+2) {</text:span></text:p>
          <text:p text:style-name="P50"><text:span text:style-name="T15"><text:s text:c="12"/></text:span><text:span text:style-name="T15">printf("%dx%d=%2d\t", $k, $j, $k*$j);</text:span></text:p>
          <text:p text:style-name="P50"><text:span text:style-name="T15"><text:s text:c="8"/></text:span><text:span text:style-name="T15">}</text:span></text:p>
          <text:p text:style-name="P50"><text:span text:style-name="T15"><text:s text:c="8"/></text:span><text:span text:style-name="T15">printf("\n");</text:span></text:p>
          <text:p text:style-name="P50"><text:span text:style-name="T15"><text:s text:c="4"/></text:span><text:span text:style-name="T15">}</text:span></text:p>
          <text:p text:style-name="P50"><text:span text:style-name="T15"><text:s text:c="4"/></text:span><text:span text:style-name="T15">print "\n";</text:span></text:p>
          <text:p text:style-name="P5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akudo</text:span></text:p>
          <text:p text:style-name="P17"><text:span text:style-name="T14"># ./mt9x9.raku || rakudo mt9x9.raku</text:span></text:p>
          <text:p text:style-name="P17"><text:span text:style-name="T14"/></text:p>
          <text:p text:style-name="P17"><text:span text:style-name="T27">for 1,4,7 -&gt; $i {</text:span></text:p>
          <text:p text:style-name="P17"><text:span text:style-name="T27"><text:s text:c="4"/></text:span><text:span text:style-name="T27">for 1..9 -&gt; $j {</text:span></text:p>
          <text:p text:style-name="P17"><text:span text:style-name="T27"><text:s text:c="8"/></text:span><text:span text:style-name="T27">for $i, $i+1, $i+2 -&gt; $k {</text:span></text:p>
          <text:p text:style-name="P17"><text:span text:style-name="T27"><text:s text:c="12"/></text:span><text:span text:style-name="T27">printf "%dx%d=%2d\t", $k, $j, $k*$j;</text:span></text:p>
          <text:p text:style-name="P17"><text:span text:style-name="T27"><text:s text:c="8"/></text:span><text:span text:style-name="T27">}</text:span></text:p>
          <text:p text:style-name="P17"><text:span text:style-name="T27"><text:s text:c="8"/></text:span><text:span text:style-name="T27">print "\n";</text:span></text:p>
          <text:p text:style-name="P17"><text:span text:style-name="T27"><text:s text:c="4"/></text:span><text:span text:style-name="T27">}</text:span></text:p>
          <text:p text:style-name="P17"><text:span text:style-name="T27"><text:s text:c="4"/></text:span><text:span text:style-name="T27">say "";</text:span></text:p>
          <text:p text:style-name="P17"><text:span text:style-name="T2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6.9cm" svg:y="4.8cm">
          <draw:text-box>
            <text:p><text:span text:style-name="T17">Raku</text:span></text:p>
          </draw:text-box>
        </draw:frame>
        <draw:frame draw:style-name="gr7" draw:text-style-name="P19" draw:layer="layout" svg:width="3.2cm" svg:height="1.759cm" svg:x="5.6cm" svg:y="4.801cm">
          <draw:text-box>
            <text:p><text:span text:style-name="T17">Per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do</text:span></text:p>
          <text:p text:style-name="P17"><text:span text:style-name="T14"># ./mt9x9.odo || odo mt9x9.odo</text:span></text:p>
          <text:p text:style-name="P17"><text:span text:style-name="T27"/></text:p>
          <text:p text:style-name="P17"><text:span text:style-name="T15">foreach i : [1, 4, 7] {</text:span></text:p>
          <text:p text:style-name="P17"><text:span text:style-name="T15"><text:s text:c="4"/></text:span><text:span text:style-name="T15">forange j : 1, 10 {</text:span></text:p>
          <text:p text:style-name="P17"><text:span text:style-name="T15"><text:s text:c="8"/></text:span><text:span text:style-name="T15">forange k : i, i+3 {</text:span></text:p>
          <text:p text:style-name="P17"><text:span text:style-name="T15"><text:s text:c="12"/></text:span><text:span text:style-name="T15">write(k, "x", j, "=")</text:span></text:p>
          <text:p text:style-name="P17"><text:span text:style-name="T15"><text:s text:c="12"/></text:span><text:span text:style-name="T15">if k*j &lt; 10 {write(" ")}</text:span></text:p>
          <text:p text:style-name="P17"><text:span text:style-name="T15"><text:s text:c="12"/></text:span><text:span text:style-name="T15">write(k*j, 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write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aime</text:span></text:p>
          <text:p text:style-name="P20"><text:span text:style-name="T14"># ./mt9x9.aime || aime mt9x9.aime</text:span></text:p>
          <text:p text:style-name="P20"><text:span text:style-name="T27"/></text:p>
          <text:p text:style-name="P20"><text:span text:style-name="T15">integer i, j, k;</text:span></text:p>
          <text:p text:style-name="P20"><text:span text:style-name="T15">for (,i in list(1, 4, 7)) {</text:span></text:p>
          <text:p text:style-name="P20"><text:span text:style-name="T15"><text:s text:c="4"/></text:span><text:span text:style-name="T15">j = 1;</text:span></text:p>
          <text:p text:style-name="P20"><text:span text:style-name="T15"><text:s text:c="4"/></text:span><text:span text:style-name="T15">while (j &lt;= 9) {</text:span></text:p>
          <text:p text:style-name="P20"><text:span text:style-name="T15"><text:s text:c="8"/></text:span><text:span text:style-name="T15">for (,k in list(i, i+1, i+2)) {</text:span></text:p>
          <text:p text:style-name="P20"><text:span text:style-name="T15"><text:s text:c="12"/></text:span><text:span text:style-name="T15">o_(k, "x", j, "=");</text:span></text:p>
          <text:p text:style-name="P20"><text:span text:style-name="T15"><text:s text:c="12"/></text:span><text:span text:style-name="T15">o_winteger(2, k*j);</text:span></text:p>
          <text:p text:style-name="P20"><text:span text:style-name="T15"><text:s text:c="12"/></text:span><text:span text:style-name="T15">o_text("\t"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o_tex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o_newline()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9cm" svg:y="4.8cm">
          <draw:text-box>
            <text:p><text:span text:style-name="T17">Aime</text:span></text:p>
          </draw:text-box>
        </draw:frame>
        <draw:frame draw:style-name="gr7" draw:text-style-name="P19" draw:layer="layout" svg:width="3cm" svg:height="1.759cm" svg:x="5.3cm" svg:y="4.801cm">
          <draw:text-box>
            <text:p><text:span text:style-name="T17">Od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50"><text:span text:style-name="T14">#!/usr/bin/slsh</text:span></text:p>
          <text:p text:style-name="P50"><text:span text:style-name="T14">% ./mt9x9.sl || slsh mt9x9.sl</text:span></text:p>
          <text:p text:style-name="P50"><text:span text:style-name="T16"/></text:p>
          <text:p text:style-name="P50"><text:span text:style-name="T21">variable i, j, k;</text:span></text:p>
          <text:p text:style-name="P50"><text:span text:style-name="T21">foreach i ([1:9:3]) {</text:span></text:p>
          <text:p text:style-name="P50"><text:span text:style-name="T21"><text:s text:c="4"/></text:span><text:span text:style-name="T21">foreach j ([1:9]) {</text:span></text:p>
          <text:p text:style-name="P50"><text:span text:style-name="T21"><text:s text:c="8"/></text:span><text:span text:style-name="T21">foreach k ([i, i+1, i+2]) {</text:span></text:p>
          <text:p text:style-name="P50"><text:span text:style-name="T21"><text:s text:c="12"/></text:span><text:span text:style-name="T21">printf("%dx%d=%2d\t", k, j, k*j);</text:span></text:p>
          <text:p text:style-name="P50"><text:span text:style-name="T21"><text:s text:c="8"/></text:span><text:span text:style-name="T21">}</text:span></text:p>
          <text:p text:style-name="P50"><text:span text:style-name="T21"><text:s text:c="8"/></text:span><text:span text:style-name="T21">fprintf(stdout, "\n");</text:span></text:p>
          <text:p text:style-name="P50"><text:span text:style-name="T21"><text:s text:c="4"/></text:span><text:span text:style-name="T21">}</text:span></text:p>
          <text:p text:style-name="P50"><text:span text:style-name="T21"><text:s text:c="4"/></text:span><text:span text:style-name="T21">fputs("\n", stdout);</text:span></text:p>
          <text:p text:style-name="P50"><text:span text:style-name="T21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lua</text:span></text:p>
          <text:p text:style-name="P17"><text:span text:style-name="T14">-- ./mt9x9.lua || lua mt9x9.lua</text:span></text:p>
          <text:p text:style-name="P17"><text:span text:style-name="T14"/></text:p>
          <text:p text:style-name="P17"><text:span text:style-name="T15">for i = 1,9,3 do</text:span></text:p>
          <text:p text:style-name="P17"><text:span text:style-name="T15"><text:s text:c="4"/></text:span><text:span text:style-name="T15">for j = 1,9 do</text:span></text:p>
          <text:p text:style-name="P17"><text:span text:style-name="T15"><text:s text:c="8"/></text:span><text:span text:style-name="T15">for k = i,i+2 do</text:span></text:p>
          <text:p text:style-name="P17"><text:span text:style-name="T15"><text:s text:c="12"/></text:span><text:span text:style-name="T15">io.write(string.format('%dx%d=%2d\t', k, j, k*j)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io.write('\n'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rint(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4cm" svg:y="4.8cm">
          <draw:text-box>
            <text:p><text:span text:style-name="T17">Lua</text:span></text:p>
          </draw:text-box>
        </draw:frame>
        <draw:frame draw:style-name="gr7" draw:text-style-name="P19" draw:layer="layout" svg:width="4.7cm" svg:height="1.759cm" svg:x="4.6cm" svg:y="4.801cm">
          <draw:text-box>
            <text:p><text:span text:style-name="T17">S-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tclsh</text:span></text:p>
          <text:p text:style-name="P17"><text:span text:style-name="T14"># ./mt9x9.tcl || tclsh mt9x9.tcl</text:span></text:p>
          <text:p text:style-name="P17"><text:span text:style-name="T27"/></text:p>
          <text:p text:style-name="P17"><text:span text:style-name="T15">for {set i 1} {$i &lt;= 9} {incr i 3} {</text:span></text:p>
          <text:p text:style-name="P17"><text:span text:style-name="T15"><text:s text:c="4"/></text:span><text:span text:style-name="T15">for {set j 1} {$j &lt;= 9} {incr j} {</text:span></text:p>
          <text:p text:style-name="P17"><text:span text:style-name="T15"><text:s text:c="8"/></text:span><text:span text:style-name="T15">for {set k $i} {$k &lt;= $i+2} {incr k} {</text:span></text:p>
          <text:p text:style-name="P17"><text:span text:style-name="T15"><text:s text:c="12"/></text:span><text:span text:style-name="T15">puts -nonewline [</text:span></text:p>
          <text:p text:style-name="P17"><text:span text:style-name="T15"><text:s text:c="16"/></text:span><text:span text:style-name="T15">format "%dx%d=%2d\t" $k $j [expr {$k*$j}]</text:span></text:p>
          <text:p text:style-name="P17"><text:span text:style-name="T15"><text:s text:c="12"/></text:span><text:span text:style-name="T15">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 -nonewline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s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hp</text:span></text:p>
          <text:p text:style-name="P17"><text:span text:style-name="T21">&lt;?php</text:span></text:p>
          <text:p text:style-name="P17"><text:span text:style-name="T14">// ./mt9x9.php || php mt9x9.php</text:span></text:p>
          <text:p text:style-name="P17"><text:span text:style-name="T27"/></text:p>
          <text:p text:style-name="P17"><text:span text:style-name="T15"><text:s text:c="4"/></text:span><text:span text:style-name="T15">for($i = 1; $i &lt;= 9; $i += 3) {</text:span></text:p>
          <text:p text:style-name="P17"><text:span text:style-name="T15"><text:s text:c="8"/></text:span><text:span text:style-name="T15">for($j = 1; $j &lt;= 9; $j++) {</text:span></text:p>
          <text:p text:style-name="P17"><text:span text:style-name="T15"><text:s text:c="12"/></text:span><text:span text:style-name="T15">for($k = $i; $k &lt;= $i+2; $k++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?&gt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3cm" svg:height="1.759cm" svg:x="17.4cm" svg:y="4.8cm">
          <draw:text-box>
            <text:p><text:span text:style-name="T17">PHP</text:span></text:p>
          </draw:text-box>
        </draw:frame>
        <draw:frame draw:style-name="gr7" draw:text-style-name="P19" draw:layer="layout" svg:width="3.4cm" svg:height="1.759cm" svg:x="5.4cm" svg:y="4.8cm">
          <draw:text-box>
            <text:p><text:span text:style-name="T17">TC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h</text:span></text:p>
          <text:p text:style-name="P17"><text:span text:style-name="T14"># ./mt9x9.sh || bash mt9x9.sh</text:span></text:p>
          <text:p text:style-name="P17"><text:span text:style-name="T27"/></text:p>
          <text:p text:style-name="P17"><text:span text:style-name="T15">for i in {1..9..3}; do</text:span></text:p>
          <text:p text:style-name="P17"><text:span text:style-name="T15"><text:s text:c="4"/></text:span><text:span text:style-name="T15">for (( j = 1; j &lt;= 9; j++ )); do</text:span></text:p>
          <text:p text:style-name="P17"><text:span text:style-name="T15"><text:s text:c="8"/></text:span><text:span text:style-name="T15">for k in $i $((i+1)) $((i+2)); do</text:span></text:p>
          <text:p text:style-name="P17"><text:span text:style-name="T15"><text:s text:c="12"/></text:span><text:span text:style-name="T15">printf '%dx%d=%2d\t' $k $j $((k*j))</text:span></text:p>
          <text:p text:style-name="P17"><text:span text:style-name="T15"><text:s text:c="8"/></text:span><text:span text:style-name="T15">done</text:span></text:p>
          <text:p text:style-name="P17"><text:span text:style-name="T15"><text:s text:c="8"/></text:span><text:span text:style-name="T15">printf '\n'</text:span></text:p>
          <text:p text:style-name="P17"><text:span text:style-name="T15"><text:s text:c="4"/></text:span><text:span text:style-name="T15">done</text:span></text:p>
          <text:p text:style-name="P17"><text:span text:style-name="T15"><text:s text:c="4"/></text:span><text:span text:style-name="T15">echo</text:span></text:p>
          <text:p text:style-name="P17"><text:span text:style-name="T15">don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fish</text:span></text:p>
          <text:p text:style-name="P17"><text:span text:style-name="T14"># ./mt9x9.fish || fish mt9x9.fish</text:span></text:p>
          <text:p text:style-name="P17"><text:span text:style-name="T27"/></text:p>
          <text:p text:style-name="P17"><text:span text:style-name="T15">for i in (seq 1 3 9)</text:span></text:p>
          <text:p text:style-name="P17"><text:span text:style-name="T15"><text:s text:c="4"/></text:span><text:span text:style-name="T15">for j in (seq 9)</text:span></text:p>
          <text:p text:style-name="P17"><text:span text:style-name="T15"><text:s text:c="8"/></text:span><text:span text:style-name="T15">for k in $i (math $i + 1) (math $i + 2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echo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3cm" svg:y="4.8cm">
          <draw:text-box>
            <text:p><text:span text:style-name="T17">Fish</text:span></text:p>
          </draw:text-box>
        </draw:frame>
        <draw:frame draw:style-name="gr7" draw:text-style-name="P19" draw:layer="layout" svg:width="4.6cm" svg:height="1.759cm" svg:x="5.2cm" svg:y="4.8cm">
          <draw:text-box>
            <text:p><text:span text:style-name="T17">BA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elvish</text:span></text:p>
          <text:p text:style-name="P17"><text:span text:style-name="T14"># ./mt9x9.elv || elvish mt9x9.elv</text:span></text:p>
          <text:p text:style-name="P17"><text:span text:style-name="T27"/></text:p>
          <text:p text:style-name="P17"><text:span text:style-name="T15">for i [(range 1 10 &amp;step=3)] {</text:span></text:p>
          <text:p text:style-name="P17"><text:span text:style-name="T15"><text:s text:c="4"/></text:span><text:span text:style-name="T15">for j [(range 1 10)] {</text:span></text:p>
          <text:p text:style-name="P17"><text:span text:style-name="T15"><text:s text:c="8"/></text:span><text:span text:style-name="T15">for k [$i (+ $i 1) (+ $i 2)] {</text:span></text:p>
          <text:p text:style-name="P17"><text:span text:style-name="T15"><text:s text:c="12"/></text:span><text:span text:style-name="T15">printf '%dx%d=%2d\t' $k $j (* $k $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ngs</text:span></text:p>
          <text:p text:style-name="P17"><text:span text:style-name="T14"># ./mt9x9.ngs || fish mt9x9.ngs</text:span></text:p>
          <text:p text:style-name="P17"><text:span text:style-name="T27"/></text:p>
          <text:p text:style-name="P17"><text:span text:style-name="T15">for(i; 3) {</text:span></text:p>
          <text:p text:style-name="P17"><text:span text:style-name="T15"><text:s text:c="4"/></text:span><text:span text:style-name="T15">for(j = 1; j &lt;= 9; j += 1) {</text:span></text:p>
          <text:p text:style-name="P17"><text:span text:style-name="T15"><text:s text:c="8"/></text:span><text:span text:style-name="T15">[i*3+1, i*3+2, i*3+3].each(F(k) {</text:span></text:p>
          <text:p text:style-name="P17"><text:span text:style-name="T15"><text:s text:c="12"/></text:span><text:span text:style-name="T15">write("${k}x${j}=${if k*j&lt;10 ' ' ''}${k*j}\t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write('\n'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''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2cm" svg:y="4.8cm">
          <draw:text-box>
            <text:p><text:span text:style-name="T17">NGS</text:span></text:p>
          </draw:text-box>
        </draw:frame>
        <draw:frame draw:style-name="gr7" draw:text-style-name="P19" draw:layer="layout" svg:width="4.6cm" svg:height="1.759cm" svg:x="5.1cm" svg:y="4.8cm">
          <draw:text-box>
            <text:p><text:span text:style-name="T17">Elvi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bs</text:span></text:p>
          <text:p text:style-name="P17"><text:span text:style-name="T14">// ./mt9x9.abs || abs mt9x9.abs</text:span></text:p>
          <text:p text:style-name="P17"><text:span text:style-name="T27"/></text:p>
          <text:p text:style-name="P17"><text:span text:style-name="T15">for i in [1, 4, 7] {</text:span></text:p>
          <text:p text:style-name="P17"><text:span text:style-name="T15"><text:s text:c="4"/></text:span><text:span text:style-name="T15">for j in 1..9 {</text:span></text:p>
          <text:p text:style-name="P17"><text:span text:style-name="T15"><text:s text:c="8"/></text:span><text:span text:style-name="T15">s = ""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s = s + fmt("%sx%s=%2s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(s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tcsh -f</text:span></text:p>
          <text:p text:style-name="P20"><text:span text:style-name="T14"># ./mt9x9.csh || tcsh -f mt9x9.csh</text:span></text:p>
          <text:p text:style-name="P20"><text:span text:style-name="T29"/></text:p>
          <text:p text:style-name="P20"><text:span text:style-name="T15">foreach i (1 4 7)</text:span></text:p>
          <text:p text:style-name="P20"><text:span text:style-name="T15"><text:s text:c="4"/></text:span><text:span text:style-name="T15">set j = 1</text:span></text:p>
          <text:p text:style-name="P20"><text:span text:style-name="T15"><text:s text:c="4"/></text:span><text:span text:style-name="T15">while ($j &lt;= 9)</text:span></text:p>
          <text:p text:style-name="P20"><text:span text:style-name="T15"><text:s text:c="8"/></text:span><text:span text:style-name="T15">foreach K (0 1 2)</text:span></text:p>
          <text:p text:style-name="P20"><text:span text:style-name="T15"><text:s text:c="12"/></text:span><text:span text:style-name="T15">@ k = $i + $K</text:span></text:p>
          <text:p text:style-name="P20"><text:span text:style-name="T15"><text:s text:c="12"/></text:span><text:span text:style-name="T15">echo -n "$k"x"$j"=</text:span></text:p>
          <text:p text:style-name="P20"><text:span text:style-name="T15"><text:s text:c="12"/></text:span><text:span text:style-name="T15">@ s = $k * $j</text:span></text:p>
          <text:p text:style-name="P20"><text:span text:style-name="T15"><text:s text:c="12"/></text:span><text:span text:style-name="T15">if ($s &lt; 10) echo -n " "</text:span></text:p>
          <text:p text:style-name="P20"><text:span text:style-name="T15"><text:s text:c="12"/></text:span><text:span text:style-name="T15">echo -n "$s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echo -n "\n"</text:span></text:p>
          <text:p text:style-name="P20"><text:span text:style-name="T15"><text:s text:c="8"/></text:span><text:span text:style-name="T15">@ j++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echo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CSH</text:span></text:p>
          </draw:text-box>
        </draw:frame>
        <draw:frame draw:style-name="gr12" draw:text-style-name="P19" draw:layer="layout" svg:width="3.1cm" svg:height="1.759cm" svg:x="5.6cm" svg:y="4.8cm">
          <draw:text-box>
            <text:p><text:span text:style-name="T17">AB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h</text:span></text:p>
          <text:p text:style-name="P17"><text:span text:style-name="T14"># ./mt9x9.oh || oh mt9x9.oh</text:span></text:p>
          <text:p text:style-name="P17"><text:span text:style-name="T27"/></text:p>
          <text:p text:style-name="P17"><text:span text:style-name="T15">for (seq 3) (method (I) {</text:span></text:p>
          <text:p text:style-name="P17"><text:span text:style-name="T15"><text:s text:c="4"/></text:span><text:span text:style-name="T15">define i (math "$I * 3 + 1")</text:span></text:p>
          <text:p text:style-name="P17"><text:span text:style-name="T15"><text:s text:c="4"/></text:span><text:span text:style-name="T15">for (seq 9) (method (J) {</text:span></text:p>
          <text:p text:style-name="P17"><text:span text:style-name="T15"><text:s text:c="8"/></text:span><text:span text:style-name="T15">define j (math "$J + 1")</text:span></text:p>
          <text:p text:style-name="P17"><text:span text:style-name="T15"><text:s text:c="8"/></text:span><text:span text:style-name="T15">for (seq 3) (method (K) {</text:span></text:p>
          <text:p text:style-name="P17"><text:span text:style-name="T15"><text:s text:c="12"/></text:span><text:span text:style-name="T15">define k (math "$K + $i"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})</text:span></text:p>
          <text:p text:style-name="P17"><text:span text:style-name="T15"><text:s text:c="4"/></text:span><text:span text:style-name="T15">echo</text:span></text:p>
          <text:p text:style-name="P17"><text:span text:style-name="T15">}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murex</text:span></text:p>
          <text:p text:style-name="P17"><text:span text:style-name="T14"># ./mt9x9.mx || murex mt9x9.mx</text:span></text:p>
          <text:p text:style-name="P17"><text:span text:style-name="T29"/></text:p>
          <text:p text:style-name="P17"><text:span text:style-name="T15">for: (i = 1; i &lt;= 9; i = i + 3) {</text:span></text:p>
          <text:p text:style-name="P17"><text:span text:style-name="T15"><text:s text:c="4"/></text:span><text:span text:style-name="T15">a: [1..9] -&gt; foreach: j {</text:span></text:p>
          <text:p text:style-name="P17"><text:span text:style-name="T15"><text:s text:c="8"/></text:span><text:span text:style-name="T15">a: [$i, ${= i+1}, ${= i+2}] -&gt; foreach: k {</text:span></text:p>
          <text:p text:style-name="P17"><text:span text:style-name="T15"><text:s text:c="12"/></text:span><text:span text:style-name="T15">(${= k}x${= j}=)</text:span></text:p>
          <text:p text:style-name="P17"><text:span text:style-name="T15"><text:s text:c="12"/></text:span><text:span text:style-name="T15">if: {= $k*$j &lt; 10} {( )}</text:span></text:p>
          <text:p text:style-name="P17"><text:span text:style-name="T15"><text:s text:c="12"/></text:span><text:span text:style-name="T15">(${= $k*$j})\t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()\n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out: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2" draw:text-style-name="P19" draw:layer="layout" svg:width="4.7cm" svg:height="1.759cm" svg:x="17cm" svg:y="4.8cm">
          <draw:text-box>
            <text:p><text:span text:style-name="T17">Murex</text:span></text:p>
          </draw:text-box>
        </draw:frame>
        <draw:frame draw:style-name="gr7" draw:text-style-name="P19" draw:layer="layout" svg:width="2.5cm" svg:height="1.759cm" svg:x="5.9cm" svg:y="4.8cm">
          <draw:text-box>
            <text:p><text:span text:style-name="T17">Oh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3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2" draw:layer="layout" svg:width="11.2cm" svg:height="11.4cm" svg:x="1.2cm" svg:y="6.8cm">
          <text:p text:style-name="P51"><text:span text:style-name="T30">#!/usr/bin/pwsh</text:span></text:p>
          <text:p text:style-name="P51"><text:span text:style-name="T30"># ./mt9x9.ps1 || pwsh mt9x9.ps1</text:span></text:p>
          <text:p text:style-name="P51"><text:span text:style-name="T29"/></text:p>
          <text:p text:style-name="P51"><text:span text:style-name="T31">For ($i = 1; $i -lt 10; $i += 3) {</text:span></text:p>
          <text:p text:style-name="P51"><text:span text:style-name="T31"><text:s text:c="4"/></text:span><text:span text:style-name="T31">ForEach ($j in 1..9) {</text:span></text:p>
          <text:p text:style-name="P51"><text:span text:style-name="T31"><text:s text:c="8"/></text:span><text:span text:style-name="T31">ForEach ($k in $i, ($i+1), ($i+2)) {</text:span></text:p>
          <text:p text:style-name="P51"><text:span text:style-name="T31"><text:s text:c="12"/></text:span><text:span text:style-name="T31">Write-Host -NoNewline ("{0}x{1}={2,2}`t" -f $k, $j, ($k*$j))</text:span></text:p>
          <text:p text:style-name="P51"><text:span text:style-name="T31"><text:s text:c="8"/></text:span><text:span text:style-name="T31">}</text:span></text:p>
          <text:p text:style-name="P51"><text:span text:style-name="T31"><text:s text:c="8"/></text:span><text:span text:style-name="T31">Write-Host</text:span></text:p>
          <text:p text:style-name="P51"><text:span text:style-name="T31"><text:s text:c="4"/></text:span><text:span text:style-name="T31">}</text:span></text:p>
          <text:p text:style-name="P51"><text:span text:style-name="T31"><text:s text:c="4"/></text:span><text:span text:style-name="T31">""</text:span></text:p>
          <text:p text:style-name="P51"><text:span text:style-name="T31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21">@echo off</text:span></text:p>
          <text:p text:style-name="P20"><text:span text:style-name="T14">rem wine cmd /c mt9x9.bat</text:span></text:p>
          <text:p text:style-name="P20"><text:span text:style-name="T16"/></text:p>
          <text:p text:style-name="P20"><text:span text:style-name="T15">setlocal enabledelayedexpansion</text:span></text:p>
          <text:p text:style-name="P20"><text:span text:style-name="T15">for /l %%i in (1,3,9) do (</text:span></text:p>
          <text:p text:style-name="P20"><text:span text:style-name="T15"><text:s text:c="4"/></text:span><text:span text:style-name="T15">for /l %%j in (1,1,9) do (</text:span></text:p>
          <text:p text:style-name="P20"><text:span text:style-name="T15"><text:s text:c="8"/></text:span><text:span text:style-name="T15">for /l %%K in (0,1,2) do (</text:span></text:p>
          <text:p text:style-name="P20"><text:span text:style-name="T15"><text:s text:c="12"/></text:span><text:span text:style-name="T15">set /a k=%%i+%%K</text:span></text:p>
          <text:p text:style-name="P20"><text:span text:style-name="T15"><text:s text:c="12"/></text:span><text:span text:style-name="T15">set /a s=!k!*%%j</text:span></text:p>
          <text:p text:style-name="P20"><text:span text:style-name="T15"><text:s text:c="12"/></text:span><text:span text:style-name="T15">&lt;nul set/p"=!k!x%%j="</text:span></text:p>
          <text:p text:style-name="P20"><text:span text:style-name="T15"><text:s text:c="12"/></text:span><text:span text:style-name="T15">if !s! lss 10 (&lt;nul set/p"= ")</text:span></text:p>
          <text:p text:style-name="P20"><text:span text:style-name="T15"><text:s text:c="12"/></text:span><text:span text:style-name="T15">&lt;nul set/p"=!s!</text:span><text:span text:style-name="T15"><text:tab/></text:span><text:span text:style-name="T15">"</text:span></text:p>
          <text:p text:style-name="P20"><text:span text:style-name="T15"><text:s text:c="8"/></text:span><text:span text:style-name="T15">)</text:span></text:p>
          <text:p text:style-name="P20"><text:span text:style-name="T15"><text:s text:c="8"/></text:span><text:span text:style-name="T15">echo.</text:span></text:p>
          <text:p text:style-name="P20"><text:span text:style-name="T15"><text:s text:c="4"/></text:span><text:span text:style-name="T15">)</text:span></text:p>
          <text:p text:style-name="P20"><text:span text:style-name="T15"><text:s text:c="4"/></text:span><text:span text:style-name="T15">echo.</text:span></text:p>
          <text:p text:style-name="P20"><text:span text:style-name="T15">)</text:span></text:p>
          <text:p text:style-name="P20"><text:span text:style-name="T15">endlocal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6.9cm" svg:y="4.8cm">
          <draw:text-box>
            <text:p><text:span text:style-name="T17">Batch</text:span></text:p>
          </draw:text-box>
        </draw:frame>
        <draw:frame draw:style-name="gr7" draw:text-style-name="P19" draw:layer="layout" svg:width="7.9cm" svg:height="1.759cm" svg:x="3.4cm" svg:y="4.8cm">
          <draw:text-box>
            <text:p><text:span text:style-name="T17">PowerSh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54" draw:layer="layout" svg:width="23.8cm" svg:height="1.677cm" svg:x="1cm" svg:y="1.458cm" presentation:class="title" presentation:user-transformed="true">
          <draw:text-box>
            <text:p text:style-name="P53"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wk -f</text:span></text:p>
          <text:p text:style-name="P17"><text:span text:style-name="T14"># ./mt9x9.awk || awk -f mt9x9.awk</text:span></text:p>
          <text:p text:style-name="P17"><text:span text:style-name="T27"/></text:p>
          <text:p text:style-name="P17"><text:span text:style-name="T15">BEGIN {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 "\n"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3cm" svg:y="4.802cm">
          <draw:text-box>
            <text:p><text:span text:style-name="T17">AWK</text:span></text:p>
          </draw:text-box>
        </draw:frame>
        <draw:custom-shape draw:style-name="gr6" draw:text-style-name="P21" draw:layer="layout" svg:width="11.2cm" svg:height="11.4cm" svg:x="13.15cm" svg:y="6.8cm">
          <text:p text:style-name="P20"><text:span text:style-name="T14">#!/usr/bin/make -sf</text:span></text:p>
          <text:p text:style-name="P20"><text:span text:style-name="T14"># ./mt9x9.mk || make -sf mt9x9.mk</text:span></text:p>
          <text:p text:style-name="P20"><text:span text:style-name="T27"/></text:p>
          <text:p text:style-name="P20"><text:span text:style-name="T15">include gmsl</text:span></text:p>
          <text:p text:style-name="P20"><text:span text:style-name="T15">$(foreach i, 1 4 7, \</text:span></text:p>
          <text:p text:style-name="P20"><text:span text:style-name="T15"><text:s text:c="4"/></text:span><text:span text:style-name="T15">$(foreach j, $(call sequence,1,9), \</text:span></text:p>
          <text:p text:style-name="P20"><text:span text:style-name="T15"><text:s text:c="8"/></text:span><text:span text:style-name="T15">$(eval str=) \</text:span></text:p>
          <text:p text:style-name="P20"><text:span text:style-name="T15"><text:s text:c="8"/></text:span><text:span text:style-name="T15">$(foreach k, $i $(call plus,$i,1) $(call plus,$i,2), \</text:span></text:p>
          <text:p text:style-name="P20"><text:span text:style-name="T15"><text:s text:c="12"/></text:span><text:span text:style-name="T15">$(eval n=$(call multiply,$k,$j)) \</text:span></text:p>
          <text:p text:style-name="P20"><text:span text:style-name="T15"><text:s text:c="12"/></text:span><text:span text:style-name="T15">$(eval str=${str} <text:s/>$kx$j=$(if $(call lt,$n,10), ,)$n) \</text:span></text:p>
          <text:p text:style-name="P20"><text:span text:style-name="T15"><text:s text:c="8"/></text:span><text:span text:style-name="T15">) \</text:span></text:p>
          <text:p text:style-name="P20"><text:span text:style-name="T15"><text:s text:c="8"/></text:span><text:span text:style-name="T15">$(info ${str}) \</text:span></text:p>
          <text:p text:style-name="P20"><text:span text:style-name="T15"><text:s text:c="4"/></text:span><text:span text:style-name="T15">) \</text:span></text:p>
          <text:p text:style-name="P20"><text:span text:style-name="T15"><text:s text:c="4"/></text:span><text:span text:style-name="T15">$(info ) \</text:span></text:p>
          <text:p text:style-name="P20"><text:span text:style-name="T15">)</text:span></text:p>
          <text:p text:style-name="P20"><text:span text:style-name="T15">all: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7.05cm" svg:y="4.8cm">
          <draw:text-box>
            <text:p><text:span text:style-name="T17">Mak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4" presentation:class="page"/>
          <draw:frame presentation:style-name="pr5" draw:text-style-name="P5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wiftc mt9x9.swift &amp;&amp; ./mt9x9 || swift mt9x9.swift</text:span></text:p>
          <text:p text:style-name="P17"><text:span text:style-name="T27"/></text:p>
          <text:p text:style-name="P17"><text:span text:style-name="T15">import Foundation</text:span></text:p>
          <text:p text:style-name="P17"><text:span text:style-name="T15">for i in stride(from: 1, to: 9, by: 3) {</text:span></text:p>
          <text:p text:style-name="P17"><text:span text:style-name="T15"><text:s text:c="4"/></text:span><text:span text:style-name="T15">for j in 1...9 {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print(String(format:"%dx%d=%2d", k, j, k*j),</text:span></text:p>
          <text:p text:style-name="P17"><text:span text:style-name="T15"><text:s text:c="31"/></text:span><text:span text:style-name="T15">terminator: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chuck mt9x9.ck</text:span></text:p>
          <text:p text:style-name="P17"><text:span text:style-name="T27"/></text:p>
          <text:p text:style-name="P17"><text:span text:style-name="T15">for (1 =&gt; int i; i &lt; 10; 3 +=&gt; i) {</text:span></text:p>
          <text:p text:style-name="P17"><text:span text:style-name="T15"><text:s text:c="4"/></text:span><text:span text:style-name="T15">for (1 =&gt; int j; j &lt; 10; j++) {</text:span></text:p>
          <text:p text:style-name="P17"><text:span text:style-name="T15"><text:s text:c="8"/></text:span><text:span text:style-name="T15">for (i =&gt; int k; k &lt;= i+2; k++) {</text:span></text:p>
          <text:p text:style-name="P17"><text:span text:style-name="T15"><text:s text:c="12"/></text:span><text:span text:style-name="T15">chout &lt;= k &lt;= "x" &lt;= j &lt;= "=";</text:span></text:p>
          <text:p text:style-name="P17"><text:span text:style-name="T15"><text:s text:c="12"/></text:span><text:span text:style-name="T15">if (k*j &lt; 10) chout &lt;= " ";</text:span></text:p>
          <text:p text:style-name="P17"><text:span text:style-name="T15"><text:s text:c="12"/></text:span><text:span text:style-name="T15">chout &lt;= k*j &lt;= "\t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hout &lt;= "\n"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hout &lt;= IO.nl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Chuck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Swif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% picat mt9x9.pi</text:span></text:p>
          <text:p text:style-name="P17"><text:span text:style-name="T27"/></text:p>
          <text:p text:style-name="P17"><text:span text:style-name="T15">main =&gt;</text:span></text:p>
          <text:p text:style-name="P17"><text:span text:style-name="T15"><text:s text:c="4"/></text:span><text:span text:style-name="T15">foreach(I in 1..9, I mod 3 == 1)</text:span></text:p>
          <text:p text:style-name="P17"><text:span text:style-name="T15"><text:s text:c="8"/></text:span><text:span text:style-name="T15">foreach(J in 1..9)</text:span></text:p>
          <text:p text:style-name="P17"><text:span text:style-name="T15"><text:s text:c="12"/></text:span><text:span text:style-name="T15">foreach(K in [I, I+1, I+2])</text:span></text:p>
          <text:p text:style-name="P17"><text:span text:style-name="T15"><text:s text:c="16"/></text:span><text:span text:style-name="T15">writef("%dx%d=%2d\t", K, J, K*J)</text:span></text:p>
          <text:p text:style-name="P17"><text:span text:style-name="T15"><text:s text:c="12"/></text:span><text:span text:style-name="T15">end,</text:span></text:p>
          <text:p text:style-name="P17"><text:span text:style-name="T15"><text:s text:c="12"/></text:span><text:span text:style-name="T15">writef("\n")</text:span></text:p>
          <text:p text:style-name="P17"><text:span text:style-name="T15"><text:s text:c="8"/></text:span><text:span text:style-name="T15">end,</text:span></text:p>
          <text:p text:style-name="P17"><text:span text:style-name="T15"><text:s text:c="8"/></text:span><text:span text:style-name="T15">print("\n")</text:span></text:p>
          <text:p text:style-name="P17"><text:span text:style-name="T15"><text:s text:c="4"/></text:span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./mt9x9.zkl || zkl mt9x9.zkl</text:span></text:p>
          <text:p text:style-name="P17"><text:span text:style-name="T27"/></text:p>
          <text:p text:style-name="P17"><text:span text:style-name="T15">foreach i in ([1..9, 3]) {</text:span></text:p>
          <text:p text:style-name="P17"><text:span text:style-name="T15"><text:s text:c="4"/></text:span><text:span text:style-name="T15">foreach j in (Utils.range(1, 9)) {</text:span></text:p>
          <text:p text:style-name="P17"><text:span text:style-name="T15"><text:s text:c="8"/></text:span><text:span text:style-name="T15">foreach k in (L(i, i+1, i+2)) {</text:span></text:p>
          <text:p text:style-name="P17"><text:span text:style-name="T15"><text:s text:c="12"/></text:span><text:span text:style-name="T15">print(k, "x", j, "=", "%2d".fmt(k*j), 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ZKL</text:span></text:p>
          </draw:text-box>
        </draw:frame>
        <draw:frame draw:style-name="gr7" draw:text-style-name="P19" draw:layer="layout" svg:width="3.7cm" svg:height="1.759cm" svg:x="5.1cm" svg:y="4.801cm">
          <draw:text-box>
            <text:p><text:span text:style-name="T17">Pica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umka mt9x9.um</text:span></text:p>
          <text:p text:style-name="P17"><text:span text:style-name="T27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k in [3]int{i, i+1, i+2} {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f("\n"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hix</text:span></text:p>
          <text:p text:style-name="P17"><text:span text:style-name="T14">-- phix mt9x9.ex</text:span></text:p>
          <text:p text:style-name="P17"><text:span text:style-name="T27"/></text:p>
          <text:p text:style-name="P17"><text:span text:style-name="T15">for i = 1 to 9 by 3 do</text:span></text:p>
          <text:p text:style-name="P17"><text:span text:style-name="T15"><text:s text:c="4"/></text:span><text:span text:style-name="T15">for j = 1 to 9 do</text:span></text:p>
          <text:p text:style-name="P17"><text:span text:style-name="T15"><text:s text:c="8"/></text:span><text:span text:style-name="T15">for k = i to i+2 do</text:span></text:p>
          <text:p text:style-name="P17"><text:span text:style-name="T15"><text:s text:c="12"/></text:span><text:span text:style-name="T15">printf(1, "%dx%d=%2d\t", {k,j,k*j})</text:span></text:p>
          <text:p text:style-name="P17"><text:span text:style-name="T15"><text:s text:c="8"/></text:span><text:span text:style-name="T15">end for</text:span></text:p>
          <text:p text:style-name="P17"><text:span text:style-name="T15"><text:s text:c="8"/></text:span><text:span text:style-name="T15">puts(1, "\n")</text:span></text:p>
          <text:p text:style-name="P17"><text:span text:style-name="T15"><text:s text:c="4"/></text:span><text:span text:style-name="T15">end for</text:span></text:p>
          <text:p text:style-name="P17"><text:span text:style-name="T15"><text:s text:c="4"/></text:span><text:span text:style-name="T15">puts(1, "\n")</text:span></text:p>
          <text:p text:style-name="P17"><text:span text:style-name="T15">end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8cm" svg:y="4.8cm">
          <draw:text-box>
            <text:p><text:span text:style-name="T17">Euphoria</text:span></text:p>
          </draw:text-box>
        </draw:frame>
        <draw:frame draw:style-name="gr7" draw:text-style-name="P19" draw:layer="layout" svg:width="4.4cm" svg:height="1.759cm" svg:x="4.9cm" svg:y="4.801cm">
          <draw:text-box>
            <text:p><text:span text:style-name="T17">Umk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haxe --main Mt9x9 --interp</text:span></text:p>
          <text:p text:style-name="P17"><text:span text:style-name="T27"/></text:p>
          <text:p text:style-name="P17"><text:span text:style-name="T15">class Mt9x9 {</text:span></text:p>
          <text:p text:style-name="P17"><text:span text:style-name="T15"><text:s text:c="4"/></text:span><text:span text:style-name="T15">static function main() {</text:span></text:p>
          <text:p text:style-name="P17"><text:span text:style-name="T15"><text:s text:c="8"/></text:span><text:span text:style-name="T15">for (i in [1, 4, 7]) {</text:span></text:p>
          <text:p text:style-name="P17"><text:span text:style-name="T15"><text:s text:c="12"/></text:span><text:span text:style-name="T15">for (j in 1...10) {</text:span></text:p>
          <text:p text:style-name="P17"><text:span text:style-name="T15"><text:s text:c="16"/></text:span><text:span text:style-name="T15">for (k in [i, i+1, i+2]) {</text:span></text:p>
          <text:p text:style-name="P17"><text:span text:style-name="T15"><text:s text:c="20"/></text:span><text:span text:style-name="T15">Sys.print(k+'x'+j+'='+(k*j&lt;10?' ':'')+k*j+'\t');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Sys.print('\n'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.println(''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// nekoc mt9x9.neko &amp;&amp; neko mt9x9.n</text:span></text:p>
          <text:p text:style-name="P20"><text:span text:style-name="T32"/></text:p>
          <text:p text:style-name="P20"><text:span text:style-name="T15">var sprintf = $loader.loadprim("std@sprintf", 2);</text:span></text:p>
          <text:p text:style-name="P20"><text:span text:style-name="T15">var i = 1;</text:span></text:p>
          <text:p text:style-name="P20"><text:span text:style-name="T15">while i &lt;= 9 {</text:span></text:p>
          <text:p text:style-name="P20"><text:span text:style-name="T15"><text:s text:c="4"/></text:span><text:span text:style-name="T15">var j = 1;</text:span></text:p>
          <text:p text:style-name="P20"><text:span text:style-name="T15"><text:s text:c="4"/></text:span><text:span text:style-name="T15">while <text:s/>j &lt;= 9 {</text:span></text:p>
          <text:p text:style-name="P20"><text:span text:style-name="T15"><text:s text:c="8"/></text:span><text:span text:style-name="T15">var k = i;</text:span></text:p>
          <text:p text:style-name="P20"><text:span text:style-name="T15"><text:s text:c="8"/></text:span><text:span text:style-name="T15">while k &lt;= i+2 {</text:span></text:p>
          <text:p text:style-name="P20"><text:span text:style-name="T15"><text:s text:c="12"/></text:span><text:span text:style-name="T15">$print(k, "x", j, "=", sprintf("%2d", k*j), "\t");</text:span></text:p>
          <text:p text:style-name="P20"><text:span text:style-name="T15"><text:s text:c="12"/></text:span><text:span text:style-name="T15">k += 1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$prin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$print("\n");</text:span></text:p>
          <text:p text:style-name="P20"><text:span text:style-name="T15"><text:s text:c="4"/></text:span><text:span text:style-name="T15">i += 3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7cm" svg:height="1.759cm" svg:x="17.1cm" svg:y="4.8cm">
          <draw:text-box>
            <text:p><text:span text:style-name="T17">Neko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Hax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ponyc -b mt9x9 &amp;&amp; ./mt9x9</text:span></text:p>
          <text:p text:style-name="P20"><text:span text:style-name="T27"/></text:p>
          <text:p text:style-name="P20"><text:span text:style-name="T15">use "collections"</text:span></text:p>
          <text:p text:style-name="P20"><text:span text:style-name="T15">use "format"</text:span></text:p>
          <text:p text:style-name="P20"><text:span text:style-name="T15">actor Main</text:span></text:p>
          <text:p text:style-name="P20"><text:span text:style-name="T15"><text:s text:c="4"/></text:span><text:span text:style-name="T15">new create(env: Env) =&gt;</text:span></text:p>
          <text:p text:style-name="P20"><text:span text:style-name="T15"><text:s text:c="8"/></text:span><text:span text:style-name="T15">for i in Range[U8](1, 10, 3) do</text:span></text:p>
          <text:p text:style-name="P20"><text:span text:style-name="T15"><text:s text:c="12"/></text:span><text:span text:style-name="T15">for j in Range[U8](1, 10) do</text:span></text:p>
          <text:p text:style-name="P20"><text:span text:style-name="T15"><text:s text:c="16"/></text:span><text:span text:style-name="T15">for k in [i; i+1; i+2].values() do</text:span></text:p>
          <text:p text:style-name="P20"><text:span text:style-name="T15"><text:s text:c="20"/></text:span><text:span text:style-name="T15">env.out.write(k.string() + "x" + j.string() + "=" +</text:span></text:p>
          <text:p text:style-name="P20"><text:span text:style-name="T15"><text:s text:c="20"/></text:span><text:span text:style-name="T15">Format.int[U8](k*j where width=2) + "\t")</text:span></text:p>
          <text:p text:style-name="P20"><text:span text:style-name="T15"><text:s text:c="16"/></text:span><text:span text:style-name="T15">end</text:span></text:p>
          <text:p text:style-name="P20"><text:span text:style-name="T15"><text:s text:c="16"/></text:span><text:span text:style-name="T15">env.out.write("\n")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env.out.print("")</text:span></text:p>
          <text:p text:style-name="P20"><text:span text:style-name="T15"><text:s text:c="8"/></text:span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2" draw:layer="layout" svg:width="11.2cm" svg:height="11.4cm" svg:x="13.151cm" svg:y="6.8cm">
          <text:p text:style-name="P51"><text:span text:style-name="T30"># objeckc -src mt9x9.obs -dest mt9x9.obe &amp;&amp; objeckr mt9x9.obe</text:span></text:p>
          <text:p text:style-name="P51"><text:span text:style-name="T29"/></text:p>
          <text:p text:style-name="P51"><text:span text:style-name="T31">class mt9x9 {</text:span></text:p>
          <text:p text:style-name="P51"><text:span text:style-name="T31"><text:s text:c="4"/></text:span><text:span text:style-name="T31">function : Main(args : String[]) ~ Nil {</text:span></text:p>
          <text:p text:style-name="P51"><text:span text:style-name="T31"><text:s text:c="8"/></text:span><text:span text:style-name="T31">for(i := 1; i &lt;= 9; i += 3;) {</text:span></text:p>
          <text:p text:style-name="P51"><text:span text:style-name="T31"><text:s text:c="12"/></text:span><text:span text:style-name="T31">for(j := 1; j &lt;= 9; j += 1;) {</text:span></text:p>
          <text:p text:style-name="P51"><text:span text:style-name="T31"><text:s text:c="16"/></text:span><text:span text:style-name="T31">for(k := i; k &lt;= i+2; k++;) {</text:span></text:p>
          <text:p text:style-name="P51"><text:span text:style-name="T31"><text:s text:c="20"/></text:span><text:span text:style-name="T31">IO.Console-&gt;Print(k)-&gt;Print('x')-&gt;Print(j)-&gt;Print('=');</text:span></text:p>
          <text:p text:style-name="P51"><text:span text:style-name="T31"><text:s text:c="20"/></text:span><text:span text:style-name="T31">if(k*j&lt;10) {IO.Console-&gt;Print(' ');};</text:span></text:p>
          <text:p text:style-name="P51"><text:span text:style-name="T31"><text:s text:c="20"/></text:span><text:span text:style-name="T31">IO.Console-&gt;Print(k*j)-&gt;Print('\t');</text:span></text:p>
          <text:p text:style-name="P51"><text:span text:style-name="T31"><text:s text:c="16"/></text:span><text:span text:style-name="T31">};</text:span></text:p>
          <text:p text:style-name="P51"><text:span text:style-name="T31"><text:s text:c="16"/></text:span><text:span text:style-name="T31">'\n'-&gt;Print();</text:span></text:p>
          <text:p text:style-name="P51"><text:span text:style-name="T31"><text:s text:c="12"/></text:span><text:span text:style-name="T31">};</text:span></text:p>
          <text:p text:style-name="P51"><text:span text:style-name="T31"><text:s text:c="12"/></text:span><text:span text:style-name="T31">""-&gt;PrintLine();</text:span></text:p>
          <text:p text:style-name="P51"><text:span text:style-name="T31"><text:s text:c="8"/></text:span><text:span text:style-name="T31">};</text:span></text:p>
          <text:p text:style-name="P51"><text:span text:style-name="T31"><text:s text:c="4"/></text:span><text:span text:style-name="T31">}</text:span></text:p>
          <text:p text:style-name="P51"><text:span text:style-name="T31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7cm" svg:y="4.8cm">
          <draw:text-box>
            <text:p><text:span text:style-name="T17">Objeck</text:span></text:p>
          </draw:text-box>
        </draw:frame>
        <draw:frame draw:style-name="gr7" draw:text-style-name="P19" draw:layer="layout" svg:width="4cm" svg:height="1.759cm" svg:x="5.3cm" svg:y="4.801cm">
          <draw:text-box>
            <text:p><text:span text:style-name="T17">Pon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nit</text:span></text:p>
          <text:p text:style-name="P20"><text:span text:style-name="T14"># nitc mt9x9.nit &amp;&amp; ./mt9x9 || ./mt9x9.nit || nit mt9x9.nit</text:span></text:p>
          <text:p text:style-name="P20"><text:span text:style-name="T27"/></text:p>
          <text:p text:style-name="P20"><text:span text:style-name="T15">for i in [1..10[.step(3) do</text:span></text:p>
          <text:p text:style-name="P20"><text:span text:style-name="T15"><text:s text:c="4"/></text:span><text:span text:style-name="T15">for j in [1..9] do</text:span></text:p>
          <text:p text:style-name="P20"><text:span text:style-name="T15"><text:s text:c="8"/></text:span><text:span text:style-name="T15">for k in [i, i+1, i+2] do</text:span></text:p>
          <text:p text:style-name="P56"><text:span text:style-name="T15"><text:s text:c="12"/></text:span><text:span text:style-name="T15">printn "{k}x{j}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printn " "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printn "{k*j}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printn "\n"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print ""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56"><text:span text:style-name="T14">% ozc -c mt9x9.oz &amp;&amp; ozengine mt9x9.ozf</text:span></text:p>
          <text:p text:style-name="P20"><text:span text:style-name="T27"/></text:p>
          <text:p text:style-name="P56"><text:span text:style-name="T15">functor</text:span></text:p>
          <text:p text:style-name="P56"><text:span text:style-name="T15">import</text:span></text:p>
          <text:p text:style-name="P56"><text:span text:style-name="T15"><text:s text:c="4"/></text:span><text:span text:style-name="T15">System</text:span></text:p>
          <text:p text:style-name="P56"><text:span text:style-name="T15">define</text:span></text:p>
          <text:p text:style-name="P56"><text:span text:style-name="T15"><text:s text:c="4"/></text:span><text:span text:style-name="T15">for I in 1..9;3 do</text:span></text:p>
          <text:p text:style-name="P56"><text:span text:style-name="T15"><text:s text:c="8"/></text:span><text:span text:style-name="T15">for J in 1..9 do</text:span></text:p>
          <text:p text:style-name="P56"><text:span text:style-name="T15"><text:s text:c="12"/></text:span><text:span text:style-name="T15">for K in [I I+1 I+2] do</text:span></text:p>
          <text:p text:style-name="P56"><text:span text:style-name="T15"><text:s text:c="16"/></text:span><text:span text:style-name="T15">{System.printInfo K#"x"#J#"="}</text:span></text:p>
          <text:p text:style-name="P56"><text:span text:style-name="T15"><text:s text:c="16"/></text:span><text:span text:style-name="T15">if K*J &lt; 10 then {System.printInfo " "} end</text:span></text:p>
          <text:p text:style-name="P56"><text:span text:style-name="T15"><text:s text:c="16"/></text:span><text:span text:style-name="T15">{System.printInfo K*J#"\t"}</text:span></text:p>
          <text:p text:style-name="P56"><text:span text:style-name="T15"><text:s text:c="12"/></text:span><text:span text:style-name="T15">end</text:span></text:p>
          <text:p text:style-name="P56"><text:span text:style-name="T15"><text:s text:c="12"/></text:span><text:span text:style-name="T15">{System.printInfo "\n"}</text:span></text:p>
          <text:p text:style-name="P56"><text:span text:style-name="T15"><text:s text:c="8"/></text:span><text:span text:style-name="T15">end</text:span></text:p>
          <text:p text:style-name="P56"><text:span text:style-name="T15"><text:s text:c="8"/></text:span><text:span text:style-name="T15">{System.showInfo ""}</text:span></text:p>
          <text:p text:style-name="P56"><text:span text:style-name="T15"><text:s text:c="4"/></text:span><text:span text:style-name="T15">end</text:span></text:p>
          <text:p text:style-name="P56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3cm" svg:height="1.759cm" svg:x="17.7cm" svg:y="4.8cm">
          <draw:text-box>
            <text:p><text:span text:style-name="T17">Oz</text:span></text:p>
          </draw:text-box>
        </draw:frame>
        <draw:frame draw:style-name="gr7" draw:text-style-name="P19" draw:layer="layout" svg:width="2.4cm" svg:height="1.759cm" svg:x="5.8cm" svg:y="4.801cm">
          <draw:text-box>
            <text:p><text:span text:style-name="T17">Ni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scsh -s</text:span></text:p>
          <text:p text:style-name="P20"><text:span text:style-name="T14">!#</text:span></text:p>
          <text:p text:style-name="P20"><text:span text:style-name="T14">; ./mt9x9.scsh || scsh -s mt9x9.scsh</text:span></text:p>
          <text:p text:style-name="P20"><text:span text:style-name="T16"/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" k j)</text:span></text:p>
          <text:p text:style-name="P20"><text:span text:style-name="T15"><text:s text:c="25"/></text:span><text:span text:style-name="T15">(if (&lt; (* k j) 10) (format #t " "))</text:span></text:p>
          <text:p text:style-name="P20"><text:span text:style-name="T15"><text:s text:c="25"/></text:span><text:span text:style-name="T15">(format #t "~D~A"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(lambda (x) (+ 1 x))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txr -f</text:span></text:p>
          <text:p text:style-name="P17"><text:span text:style-name="T14">;; ./mt9x9.tl || ./txr -f mt9x9.txr</text:span></text:p>
          <text:p text:style-name="P17"><text:span text:style-name="T14"/></text:p>
          <text:p text:style-name="P17"><text:span text:style-name="T15">(each ((i (range 1 9 3)))</text:span></text:p>
          <text:p text:style-name="P17"><text:span text:style-name="T15"><text:s text:c="4"/></text:span><text:span text:style-name="T15">(each ((j (range 1 9)))</text:span></text:p>
          <text:p text:style-name="P17"><text:span text:style-name="T15"><text:s text:c="8"/></text:span><text:span text:style-name="T15">(each ((k (list i (+ i 1) (+ i 2))))</text:span></text:p>
          <text:p text:style-name="P17"><text:span text:style-name="T15"><text:s text:c="12"/></text:span><text:span text:style-name="T15">(format t "~ax~a=~2a\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ut-string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ut-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2cm" svg:height="1.759cm" svg:x="15.9cm" svg:y="4.8cm">
          <draw:text-box>
            <text:p><text:span text:style-name="T17">TXR Lisp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SC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guile -s</text:span></text:p>
          <text:p text:style-name="P20"><text:span text:style-name="T14">!#</text:span></text:p>
          <text:p text:style-name="P20"><text:span text:style-name="T14">; ./mt9x9.scm || guile mt9x9.scm</text:span></text:p>
          <text:p text:style-name="P20"><text:span text:style-name="T27"/></text:p>
          <text:p text:style-name="P20"><text:span text:style-name="T15">(use-modules (ice-9 format))</text:span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~2d~c" k j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1+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gcl -f</text:span></text:p>
          <text:p text:style-name="P17"><text:span text:style-name="T14">; ./mt9x9.lisp || gcl -f mt9x9.lisp</text:span></text:p>
          <text:p text:style-name="P17"><text:span text:style-name="T27"/></text:p>
          <text:p text:style-name="P17"><text:span text:style-name="T15">(dolist (i '(1 4 7))</text:span></text:p>
          <text:p text:style-name="P17"><text:span text:style-name="T15"><text:s text:c="4"/></text:span><text:span text:style-name="T15">(dolist (j '(1 2 3 4 5 6 7 8 9))</text:span></text:p>
          <text:p text:style-name="P17"><text:span text:style-name="T15"><text:s text:c="8"/></text:span><text:span text:style-name="T15">(dolist (k (list i (+ i 1) (+ i 2)))</text:span></text:p>
          <text:p text:style-name="P17"><text:span text:style-name="T15"><text:s text:c="12"/></text:span><text:span text:style-name="T15">(format t "~Dx~D=~2D ~@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format t "~%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terpri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14.6cm" svg:y="4.8cm">
          <draw:text-box>
            <text:p><text:span text:style-name="T17">CommonLisp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7">Schem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janet</text:span></text:p>
          <text:p text:style-name="P17"><text:span text:style-name="T14"># ./mt9x9.janet || janet mt9x9.janet</text:span></text:p>
          <text:p text:style-name="P17"><text:span text:style-name="T27"/></text:p>
          <text:p text:style-name="P17"><text:span text:style-name="T15">(loop [i :range [1 9] :when (zero? (% (- i 1) 3))]</text:span></text:p>
          <text:p text:style-name="P17"><text:span text:style-name="T15"><text:s text:c="4"/></text:span><text:span text:style-name="T15">(for j 1 10</text:span></text:p>
          <text:p text:style-name="P17"><text:span text:style-name="T15"><text:s text:c="8"/></text:span><text:span text:style-name="T15">(each k [i (+ i 1) (+ i 2)]</text:span></text:p>
          <text:p text:style-name="P17"><text:span text:style-name="T15"><text:s text:c="12"/></text:span><text:span text:style-name="T15">(prin k "x" j "=" (string/format "%2d" (* k j))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lojure</text:span></text:p>
          <text:p text:style-name="P17"><text:span text:style-name="T14">;; ./mt9x9.clj || clojure mt9x9.clj</text:span></text:p>
          <text:p text:style-name="P17"><text:span text:style-name="T27"/></text:p>
          <text:p text:style-name="P17"><text:span text:style-name="T15">(doseq [i (range 1 10 3) j (range 1 10) k [i (+ i 1) (+ i 2)]]</text:span></text:p>
          <text:p text:style-name="P17"><text:span text:style-name="T15"><text:s text:c="4"/></text:span><text:span text:style-name="T15">(printf "%dx%d=%2d" k j (* k j))</text:span></text:p>
          <text:p text:style-name="P17"><text:span text:style-name="T15"><text:s text:c="4"/></text:span><text:span text:style-name="T15">(print (if (not= k (+ i 2)) "\t" (if (= j 9) "\n\n" "\n"))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lojure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Jan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acket</text:span></text:p>
          <text:p text:style-name="P17"><text:span text:style-name="T14">; ./mt9x9.rkt || racket mt9x9.rkt</text:span></text:p>
          <text:p text:style-name="P17"><text:span text:style-name="T27"/></text:p>
          <text:p text:style-name="P17"><text:span text:style-name="T15">#lang racket</text:span></text:p>
          <text:p text:style-name="P17"><text:span text:style-name="T15">(for ([i (in-range 1 10 3)])</text:span></text:p>
          <text:p text:style-name="P17"><text:span text:style-name="T15"><text:s text:c="4"/></text:span><text:span text:style-name="T15">(for ([j (in-range 1 10)])</text:span></text:p>
          <text:p text:style-name="P17"><text:span text:style-name="T15"><text:s text:c="8"/></text:span><text:span text:style-name="T15">(for ([k (list i (+ i 1) (+ i 2))])</text:span></text:p>
          <text:p text:style-name="P17"><text:span text:style-name="T15"><text:s text:c="12"/></text:span><text:span text:style-name="T15">(printf "~ax~a=" k j)</text:span></text:p>
          <text:p text:style-name="P17"><text:span text:style-name="T15"><text:s text:c="12"/></text:span><text:span text:style-name="T15">(display (~a (* k j) #:width 2 #:align 'right))</text:span></text:p>
          <text:p text:style-name="P17"><text:span text:style-name="T15"><text:s text:c="12"/></text:span><text:span text:style-name="T15">(printf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displayln "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new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es</text:span></text:p>
          <text:p text:style-name="P17"><text:span text:style-name="T14">;; ./mt9x9.esl || es mt9x9.esl</text:span></text:p>
          <text:p text:style-name="P17"><text:span text:style-name="T27"/></text:p>
          <text:p text:style-name="P17"><text:span text:style-name="T15">(for i in (1 10 3)</text:span></text:p>
          <text:p text:style-name="P17"><text:span text:style-name="T15"><text:s text:c="4"/></text:span><text:span text:style-name="T15">(for j in (1 10)</text:span></text:p>
          <text:p text:style-name="P17"><text:span text:style-name="T15"><text:s text:c="8"/></text:span><text:span text:style-name="T15">(for k in (@ i (i + 1) (+ i 2))</text:span></text:p>
          <text:p text:style-name="P17"><text:span text:style-name="T15"><text:s text:c="12"/></text:span><text:span text:style-name="T15">(printf '$(k)x$(j)=')</text:span></text:p>
          <text:p text:style-name="P17"><text:span text:style-name="T15"><text:s text:c="12"/></text:span><text:span text:style-name="T15">(if ((k * j) &lt; 10) (printf " "))</text:span></text:p>
          <text:p text:style-name="P17"><text:span text:style-name="T15"><text:s text:c="12"/></text:span><text:span text:style-name="T15">(printf '$(k * j)\t'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f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ESlang</text:span></text:p>
          </draw:text-box>
        </draw:frame>
        <draw:frame draw:style-name="gr7" draw:text-style-name="P19" draw:layer="layout" svg:width="5cm" svg:height="1.759cm" svg:x="4.5cm" svg:y="4.801cm">
          <draw:text-box>
            <text:p><text:span text:style-name="T17">Rack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uby</text:span></text:p>
          <text:p text:style-name="P17"><text:span text:style-name="T14"># ./mt9x9.rb || ruby mt9x9.rb</text:span></text:p>
          <text:p text:style-name="P17"><text:span text:style-name="T16"/></text:p>
          <text:p text:style-name="P17"><text:span text:style-name="T15">for i in (1..9).step(3)</text:span></text:p>
          <text:p text:style-name="P17"><text:span text:style-name="T15"><text:s text:c="4"/></text:span><text:span text:style-name="T15">for j in (1..9)</text:span></text:p>
          <text:p text:style-name="P17"><text:span text:style-name="T15"><text:s text:c="8"/></text:span><text:span text:style-name="T15">[i, i+1, i+2].each{|k|</text:span></text:p>
          <text:p text:style-name="P17"><text:span text:style-name="T15"><text:s text:c="12"/></text:span><text:span text:style-name="T15">print "%dx%d=%2d\t" % [k, j, k*j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uts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rystal</text:span></text:p>
          <text:p text:style-name="P17"><text:span text:style-name="T14"># crystal build mt9x9.cr &amp;&amp; ./mt9x9 || ./mt9x9.cr</text:span></text:p>
          <text:p text:style-name="P17"><text:span text:style-name="T14"># || crystal mt9x9.cr</text:span></text:p>
          <text:p text:style-name="P17"><text:span text:style-name="T14"/></text:p>
          <text:p text:style-name="P17"><text:span text:style-name="T21">1.step(to: 9, by: 3) do |i|</text:span></text:p>
          <text:p text:style-name="P17"><text:span text:style-name="T21"><text:s text:c="4"/></text:span><text:span text:style-name="T21">1.upto(9) do |j|</text:span></text:p>
          <text:p text:style-name="P17"><text:span text:style-name="T21"><text:s text:c="8"/></text:span><text:span text:style-name="T21">[i, i+1, i+2].each do |k|</text:span></text:p>
          <text:p text:style-name="P17"><text:span text:style-name="T21"><text:s text:c="12"/></text:span><text:span text:style-name="T21">print "#{k}x#{j}=#{k*j&lt;10 ? " " : ""}#{k*j}\t"</text:span></text:p>
          <text:p text:style-name="P17"><text:span text:style-name="T21"><text:s text:c="8"/></text:span><text:span text:style-name="T21">end</text:span></text:p>
          <text:p text:style-name="P17"><text:span text:style-name="T21"><text:s text:c="8"/></text:span><text:span text:style-name="T21">puts</text:span></text:p>
          <text:p text:style-name="P17"><text:span text:style-name="T21"><text:s text:c="4"/></text:span><text:span text:style-name="T21">end</text:span></text:p>
          <text:p text:style-name="P17"><text:span text:style-name="T21"><text:s text:c="4"/></text:span><text:span text:style-name="T21">puts</text:span></text:p>
          <text:p text:style-name="P17"><text:span text:style-name="T21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2" draw:text-style-name="P19" draw:layer="layout" svg:width="5cm" svg:height="1.759cm" svg:x="16.7cm" svg:y="4.8cm">
          <draw:text-box>
            <text:p text:style-name="P57"><text:span text:style-name="T17">Crystal</text:span></text:p>
          </draw:text-box>
        </draw:frame>
        <draw:frame draw:style-name="gr7" draw:text-style-name="P19" draw:layer="layout" svg:width="4.6cm" svg:height="1.759cm" svg:x="5.3cm" svg:y="4.801cm">
          <draw:text-box>
            <text:p text:style-name="P57"><text:span text:style-name="T17">Ruby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4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 ./mt9x9.joy || joy mt9x9.joy</text:span></text:p>
          <text:p text:style-name="P17"><text:span text:style-name="T27"/></text:p>
          <text:p text:style-name="P17"><text:span text:style-name="T15">1 [9 &lt;=] [</text:span></text:p>
          <text:p text:style-name="P17"><text:span text:style-name="T15"><text:s text:c="4"/></text:span><text:span text:style-name="T15">1 [9 &lt;=] [</text:span></text:p>
          <text:p text:style-name="P17"><text:span text:style-name="T15"><text:s text:c="8"/></text:span><text:span text:style-name="T15">0 [2 &lt;=] [</text:span></text:p>
          <text:p text:style-name="P17"><text:span text:style-name="T15"><text:s text:c="12"/></text:span><text:span text:style-name="T15">dup rotated dupd</text:span></text:p>
          <text:p text:style-name="P17"><text:span text:style-name="T15"><text:s text:c="12"/></text:span><text:span text:style-name="T15">+ dup 48 + putch 'x putch</text:span></text:p>
          <text:p text:style-name="P17"><text:span text:style-name="T15"><text:s text:c="12"/></text:span><text:span text:style-name="T15">rolldown dup 48 + putch '= putch</text:span></text:p>
          <text:p text:style-name="P17"><text:span text:style-name="T15"><text:s text:c="12"/></text:span><text:span text:style-name="T15">dup rollup * 'i 2 1 format putchars rolldown</text:span></text:p>
          <text:p text:style-name="P17"><text:span text:style-name="T15"><text:s text:c="12"/></text:span><text:span text:style-name="T15">'\t putch succ</text:span></text:p>
          <text:p text:style-name="P17"><text:span text:style-name="T15"><text:s text:c="8"/></text:span><text:span text:style-name="T15">] while pop</text:span></text:p>
          <text:p text:style-name="P17"><text:span text:style-name="T15"><text:s text:c="8"/></text:span><text:span text:style-name="T15">'\n putch succ</text:span></text:p>
          <text:p text:style-name="P17"><text:span text:style-name="T15"><text:s text:c="4"/></text:span><text:span text:style-name="T15">] while pop</text:span></text:p>
          <text:p text:style-name="P17"><text:span text:style-name="T15"><text:s text:c="4"/></text:span><text:span text:style-name="T15">'\n putch 3 +</text:span></text:p>
          <text:p text:style-name="P17"><text:span text:style-name="T15">] while pop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retro</text:span></text:p>
          <text:p text:style-name="P20"><text:span text:style-name="T14">( retro mt9x9.retro )</text:span></text:p>
          <text:p text:style-name="P20"><text:span text:style-name="T27"/></text:p>
          <text:p text:style-name="P20"><text:span text:style-name="T15">~~~</text:span></text:p>
          <text:p text:style-name="P20"><text:span text:style-name="T15">{ #1 #4 #7 } [</text:span></text:p>
          <text:p text:style-name="P20"><text:span text:style-name="T15"><text:s text:c="4"/></text:span><text:span text:style-name="T15">{ #1 #2 #3 #4 #5 #6 #7 #8 #9 } [</text:span></text:p>
          <text:p text:style-name="P20"><text:span text:style-name="T15"><text:s text:c="8"/></text:span><text:span text:style-name="T15">dup-pair swap</text:span></text:p>
          <text:p text:style-name="P20"><text:span text:style-name="T15"><text:s text:c="8"/></text:span><text:span text:style-name="T15">{ #0 #1 #2 } [</text:span></text:p>
          <text:p text:style-name="P20"><text:span text:style-name="T15"><text:s text:c="12"/></text:span><text:span text:style-name="T15">+ dup-pair n:put 'x s:put n:put '= s:put *</text:span></text:p>
          <text:p text:style-name="P20"><text:span text:style-name="T15"><text:s text:c="12"/></text:span><text:span text:style-name="T15">dup #10 lt? [ '_ s:put ] if</text:span></text:p>
          <text:p text:style-name="P20"><text:span text:style-name="T15"><text:s text:c="12"/></text:span><text:span text:style-name="T15">'%n\t s:format s:put dup-pair swap</text:span></text:p>
          <text:p text:style-name="P20"><text:span text:style-name="T15"><text:s text:c="8"/></text:span><text:span text:style-name="T15">] a:for-each</text:span></text:p>
          <text:p text:style-name="P20"><text:span text:style-name="T15"><text:s text:c="8"/></text:span><text:span text:style-name="T15">nl drop-pair drop</text:span></text:p>
          <text:p text:style-name="P20"><text:span text:style-name="T15"><text:s text:c="4"/></text:span><text:span text:style-name="T15">] a:for-each</text:span></text:p>
          <text:p text:style-name="P20"><text:span text:style-name="T15"><text:s text:c="4"/></text:span><text:span text:style-name="T15">nl drop</text:span></text:p>
          <text:p text:style-name="P20"><text:span text:style-name="T15">] a:for-each</text:span></text:p>
          <text:p text:style-name="P20"><text:span text:style-name="T15">~~~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cm" svg:y="4.8cm">
          <draw:text-box>
            <text:p><text:span text:style-name="T17">Retro</text:span></text:p>
          </draw:text-box>
        </draw:frame>
        <draw:frame draw:style-name="gr7" draw:text-style-name="P19" draw:layer="layout" svg:width="2.5cm" svg:height="1.759cm" svg:x="6cm" svg:y="4.801cm">
          <draw:text-box>
            <text:p><text:span text:style-name="T17">Jo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 /usr/bin/gforth</text:span></text:p>
          <text:p text:style-name="P20"><text:span text:style-name="T14">\ ./mt9x9.fth || gforth mt9x9.fth</text:span></text:p>
          <text:p text:style-name="P20"><text:span text:style-name="T27"/></text:p>
          <text:p text:style-name="P20"><text:span text:style-name="T15">: mt9x9</text:span></text:p>
          <text:p text:style-name="P20"><text:span text:style-name="T15"><text:s text:c="4"/></text:span><text:span text:style-name="T15">10 1 do</text:span></text:p>
          <text:p text:style-name="P20"><text:span text:style-name="T15"><text:s text:c="8"/></text:span><text:span text:style-name="T15">10 1 do</text:span></text:p>
          <text:p text:style-name="P20"><text:span text:style-name="T15"><text:s text:c="12"/></text:span><text:span text:style-name="T15">3 0 do</text:span></text:p>
          <text:p text:style-name="P20"><text:span text:style-name="T15"><text:s text:c="16"/></text:span><text:span text:style-name="T15">i k + 1 u.r 120 emit</text:span></text:p>
          <text:p text:style-name="P20"><text:span text:style-name="T15"><text:s text:c="16"/></text:span><text:span text:style-name="T15">j 1 u.r 61 emit</text:span></text:p>
          <text:p text:style-name="P20"><text:span text:style-name="T15"><text:s text:c="16"/></text:span><text:span text:style-name="T15">i k + j * 2 u.r 9 emit</text:span></text:p>
          <text:p text:style-name="P20"><text:span text:style-name="T15"><text:s text:c="12"/></text:span><text:span text:style-name="T15">loop</text:span></text:p>
          <text:p text:style-name="P20"><text:span text:style-name="T15"><text:s text:c="12"/></text:span><text:span text:style-name="T15">10 emit</text:span></text:p>
          <text:p text:style-name="P20"><text:span text:style-name="T15"><text:s text:c="8"/></text:span><text:span text:style-name="T15">loop</text:span></text:p>
          <text:p text:style-name="P20"><text:span text:style-name="T15"><text:s text:c="8"/></text:span><text:span text:style-name="T15">cr</text:span></text:p>
          <text:p text:style-name="P20"><text:span text:style-name="T15"><text:s text:c="4"/></text:span><text:span text:style-name="T15">3 +loop ;</text:span></text:p>
          <text:p text:style-name="P20"><text:span text:style-name="T15">mt9x9 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% gs -q -dNODISPLAY -dBATCH mt9x9.ps</text:span></text:p>
          <text:p text:style-name="P20"><text:span text:style-name="T27"/></text:p>
          <text:p text:style-name="P20"><text:span text:style-name="T15">1 3 9 {</text:span></text:p>
          <text:p text:style-name="P20"><text:span text:style-name="T15"><text:s text:c="4"/></text:span><text:span text:style-name="T15">/i exch def</text:span></text:p>
          <text:p text:style-name="P20"><text:span text:style-name="T15"><text:s text:c="4"/></text:span><text:span text:style-name="T15">1 1 9 {</text:span></text:p>
          <text:p text:style-name="P20"><text:span text:style-name="T15"><text:s text:c="8"/></text:span><text:span text:style-name="T15">/j exch def</text:span></text:p>
          <text:p text:style-name="P20"><text:span text:style-name="T15"><text:s text:c="8"/></text:span><text:span text:style-name="T15">i 1 i 2 add {</text:span></text:p>
          <text:p text:style-name="P20"><text:span text:style-name="T15"><text:s text:c="12"/></text:span><text:span text:style-name="T15">/k exch def</text:span></text:p>
          <text:p text:style-name="P20"><text:span text:style-name="T15"><text:s text:c="12"/></text:span><text:span text:style-name="T15">k 1 string cvs print (x) print</text:span></text:p>
          <text:p text:style-name="P20"><text:span text:style-name="T15"><text:s text:c="12"/></text:span><text:span text:style-name="T15">j 1 string cvs print (=) print</text:span></text:p>
          <text:p text:style-name="P20"><text:span text:style-name="T15"><text:s text:c="12"/></text:span><text:span text:style-name="T15">k j mul dup 10 lt {</text:span></text:p>
          <text:p text:style-name="P20"><text:span text:style-name="T15"><text:s text:c="16"/></text:span><text:span text:style-name="T15">( ) print</text:span></text:p>
          <text:p text:style-name="P20"><text:span text:style-name="T15"><text:s text:c="12"/></text:span><text:span text:style-name="T15">} if 2 string cvs print (\t) print</text:span></text:p>
          <text:p text:style-name="P20"><text:span text:style-name="T15"><text:s text:c="8"/></text:span><text:span text:style-name="T15">} for (\n) print</text:span></text:p>
          <text:p text:style-name="P20"><text:span text:style-name="T15"><text:s text:c="4"/></text:span><text:span text:style-name="T15">} for () =</text:span></text:p>
          <text:p text:style-name="P20"><text:span text:style-name="T15">}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cm" svg:height="1.759cm" svg:x="15.6cm" svg:y="4.8cm">
          <draw:text-box>
            <text:p><text:span text:style-name="T17">PostScript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Fort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thune</text:span></text:p>
          <text:p text:style-name="P20"><text:span text:style-name="T14">; ./mt9x9.t || thune mt9x9.t</text:span></text:p>
          <text:p text:style-name="P20"><text:span text:style-name="T16"/></text:p>
          <text:p text:style-name="P20"><text:span text:style-name="T15">1 :i [</text:span></text:p>
          <text:p text:style-name="P20"><text:span text:style-name="T15"><text:s text:c="4"/></text:span><text:span text:style-name="T15">1 :j [</text:span></text:p>
          <text:p text:style-name="P20"><text:span text:style-name="T15"><text:s text:c="8"/></text:span><text:span text:style-name="T15">i :k [</text:span></text:p>
          <text:p text:style-name="P20"><text:span text:style-name="T15"><text:s text:c="12"/></text:span><text:span text:style-name="T15">k prin 'x' prin j prin '=' prin</text:span></text:p>
          <text:p text:style-name="P20"><text:span text:style-name="T15"><text:s text:c="12"/></text:span><text:span text:style-name="T15">10 k j mul gt? ift (' ' prin)</text:span></text:p>
          <text:p text:style-name="P20"><text:span text:style-name="T15"><text:s text:c="12"/></text:span><text:span text:style-name="T15">k j mul prin '^-' prin</text:span></text:p>
          <text:p text:style-name="P20"><text:span text:style-name="T15"><text:s text:c="12"/></text:span><text:span text:style-name="T15">k inc :k</text:span></text:p>
          <text:p text:style-name="P20"><text:span text:style-name="T15"><text:s text:c="8"/></text:span><text:span text:style-name="T15">] 3 loop</text:span></text:p>
          <text:p text:style-name="P20"><text:span text:style-name="T15"><text:s text:c="8"/></text:span><text:span text:style-name="T15">'^/' prin</text:span></text:p>
          <text:p text:style-name="P20"><text:span text:style-name="T15"><text:s text:c="8"/></text:span><text:span text:style-name="T15">j inc :j</text:span></text:p>
          <text:p text:style-name="P20"><text:span text:style-name="T15"><text:s text:c="4"/></text:span><text:span text:style-name="T15">] 9 loop</text:span></text:p>
          <text:p text:style-name="P20"><text:span text:style-name="T15"><text:s text:c="4"/></text:span><text:span text:style-name="T15">'^/' prin</text:span></text:p>
          <text:p text:style-name="P20"><text:span text:style-name="T15"><text:s text:c="4"/></text:span><text:span text:style-name="T15">3 i add :i</text:span></text:p>
          <text:p text:style-name="P20"><text:span text:style-name="T15">] 3 loop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#!/usr/bin/gst</text:span></text:p>
          <text:p text:style-name="P20"><text:span text:style-name="T14">" ./mt9x9.st || gst mt9x9.st "</text:span></text:p>
          <text:p text:style-name="P20"><text:span text:style-name="T27"/></text:p>
          <text:p text:style-name="P20"><text:span text:style-name="T15">1 to: 9 by: 3 do: [ :i |</text:span></text:p>
          <text:p text:style-name="P20"><text:span text:style-name="T15"><text:s text:c="4"/></text:span><text:span text:style-name="T15">1 to: 9 do: [ :j |</text:span></text:p>
          <text:p text:style-name="P20"><text:span text:style-name="T15"><text:s text:c="8"/></text:span><text:span text:style-name="T15">i to: i+2 do: [ :k |</text:span></text:p>
          <text:p text:style-name="P20"><text:span text:style-name="T15"><text:s text:c="12"/></text:span><text:span text:style-name="T15">Transcript show: k printString, 'x', j printString, '='.</text:span></text:p>
          <text:p text:style-name="P20"><text:span text:style-name="T15"><text:s text:c="12"/></text:span><text:span text:style-name="T15">k*j &lt; 10 ifTrue: [Transcript show: ' '].</text:span></text:p>
          <text:p text:style-name="P20"><text:span text:style-name="T15"><text:s text:c="12"/></text:span><text:span text:style-name="T15">Transcript show: (k*j) printString.</text:span></text:p>
          <text:p text:style-name="P20"><text:span text:style-name="T15"><text:s text:c="12"/></text:span><text:span text:style-name="T15">Character tab display</text:span></text:p>
          <text:p text:style-name="P20"><text:span text:style-name="T15"><text:s text:c="8"/></text:span><text:span text:style-name="T15">].</text:span></text:p>
          <text:p text:style-name="P20"><text:span text:style-name="T15"><text:s text:c="8"/></text:span><text:span text:style-name="T15">Character nl display</text:span></text:p>
          <text:p text:style-name="P20"><text:span text:style-name="T15"><text:s text:c="4"/></text:span><text:span text:style-name="T15">].</text:span></text:p>
          <text:p text:style-name="P20"><text:span text:style-name="T15"><text:s text:c="4"/></text:span><text:span text:style-name="T15">Transcript cr</text:span></text:p>
          <text:p text:style-name="P20"><text:span text:style-name="T15">]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6cm" svg:height="1.759cm" svg:x="15.9cm" svg:y="4.8cm">
          <draw:text-box>
            <text:p><text:span text:style-name="T17">Smalltalk</text:span></text:p>
          </draw:text-box>
        </draw:frame>
        <draw:frame draw:style-name="gr7" draw:text-style-name="P19" draw:layer="layout" svg:width="4.6cm" svg:height="1.759cm" svg:x="4.7cm" svg:y="4.801cm">
          <draw:text-box>
            <text:p><text:span text:style-name="T17">Thun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3" draw:text-style-name="P18" draw:layer="layout" svg:width="11.2cm" svg:height="11.4cm" svg:x="1.2cm" svg:y="6.8cm">
          <text:p text:style-name="P17"><text:span text:style-name="T14">-- ghc mt9x9.hs &amp;&amp; ./mt9x9 || runghc mt9x9.hs</text:span></text:p>
          <text:p text:style-name="P17"><text:span text:style-name="T16"/></text:p>
          <text:p text:style-name="P17"><text:span text:style-name="T15">import Control.Monad</text:span></text:p>
          <text:p text:style-name="P17"><text:span text:style-name="T15">main = do</text:span></text:p>
          <text:p text:style-name="P17"><text:span text:style-name="T15"><text:s text:c="4"/></text:span><text:span text:style-name="T15">forM_ [1,4..9] $ \i -&gt; do</text:span></text:p>
          <text:p text:style-name="P17"><text:span text:style-name="T15"><text:s text:c="8"/></text:span><text:span text:style-name="T15">forM_ [1..9] $ \j -&gt; do</text:span></text:p>
          <text:p text:style-name="P17"><text:span text:style-name="T15"><text:s text:c="12"/></text:span><text:span text:style-name="T15">forM_ [i, i+1, i+2] $ \k -&gt; do</text:span></text:p>
          <text:p text:style-name="P17"><text:span text:style-name="T15"><text:s text:c="16"/></text:span><text:span text:style-name="T15">putStr (show k ++ "x" ++ show j ++ "=" ++</text:span></text:p>
          <text:p text:style-name="P17"><text:span text:style-name="T15"><text:s text:c="20"/></text:span><text:span text:style-name="T15">(if (k*j) &lt; 10 then " " else "") ++</text:span></text:p>
          <text:p text:style-name="P17"><text:span text:style-name="T15"><text:s text:c="20"/></text:span><text:span text:style-name="T15">show (k*j) ++ "\t")</text:span></text:p>
          <text:p text:style-name="P17"><text:span text:style-name="T15"><text:s text:c="12"/></text:span><text:span text:style-name="T15">putStrLn ""</text:span></text:p>
          <text:p text:style-name="P17"><text:span text:style-name="T15"><text:s text:c="8"/></text:span><text:span text:style-name="T15">putChar '\n'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18" draw:layer="layout" svg:width="11.2cm" svg:height="11.4cm" svg:x="13.154cm" svg:y="6.8cm">
          <text:p text:style-name="P17"><text:span text:style-name="T14">#!/usr/bin/elixir</text:span></text:p>
          <text:p text:style-name="P17"><text:span text:style-name="T14"># ./mt9x9.exs || elixir mt9x9.exs</text:span></text:p>
          <text:p text:style-name="P17"><text:span text:style-name="T27"/></text:p>
          <text:p text:style-name="P17"><text:span text:style-name="T15">Enum.each(Stream.take_every(1..9, 3), fn i -&gt;</text:span></text:p>
          <text:p text:style-name="P17"><text:span text:style-name="T15"><text:s text:c="4"/></text:span><text:span text:style-name="T15">Enum.each(Enum.sort(1..9), fn j -&gt;</text:span></text:p>
          <text:p text:style-name="P17"><text:span text:style-name="T15"><text:s text:c="8"/></text:span><text:span text:style-name="T15">Enum.each([i, i+1, i+2], fn k -&gt;</text:span></text:p>
          <text:p text:style-name="P17"><text:span text:style-name="T15"><text:s text:c="12"/></text:span><text:span text:style-name="T15">IO.write "#{k}x#{j}=”</text:span></text:p>
          <text:p text:style-name="P17"><text:span text:style-name="T15"><text:s text:c="12"/></text:span><text:span text:style-name="T15">IO.write ‘#{String.pad_leading(to_string(k*j),2)}\t"</text:span></text:p>
          <text:p text:style-name="P17"><text:span text:style-name="T15"><text:s text:c="8"/></text:span><text:span text:style-name="T15">end)</text:span></text:p>
          <text:p text:style-name="P17"><text:span text:style-name="T15"><text:s text:c="8"/></text:span><text:span text:style-name="T15">IO.write "\n"</text:span></text:p>
          <text:p text:style-name="P17"><text:span text:style-name="T15"><text:s text:c="4"/></text:span><text:span text:style-name="T15">end)</text:span></text:p>
          <text:p text:style-name="P17"><text:span text:style-name="T15"><text:s text:c="4"/></text:span><text:span text:style-name="T15">IO.puts ""</text:span></text:p>
          <text:p text:style-name="P17"><text:span text:style-name="T15">end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4" draw:text-style-name="P19" draw:layer="layout" svg:width="4.3cm" svg:height="1.759cm" svg:x="16.9cm" svg:y="4.8cm">
          <draw:text-box>
            <text:p><text:span text:style-name="T17">Elixir</text:span></text:p>
          </draw:text-box>
        </draw:frame>
        <draw:frame draw:style-name="gr14" draw:text-style-name="P19" draw:layer="layout" svg:width="5.4cm" svg:height="1.759cm" svg:x="4.5cm" svg:y="4.801cm">
          <draw:text-box>
            <text:p><text:span text:style-name="T17">Hask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5" draw:text-style-name="P58" draw:layer="layout" svg:width="11.2cm" svg:height="11.4cm" svg:x="1.2cm" svg:y="6.8cm">
          <text:p text:style-name="P50"><text:span text:style-name="T18">% erlc mt9x9.erl &amp;&amp; erl -noshell -s mt9x9 start -s init stop</text:span></text:p>
          <text:p text:style-name="P50"><text:span text:style-name="T33"/></text:p>
          <text:p text:style-name="P50"><text:span text:style-name="T34">-module(mt9x9).</text:span></text:p>
          <text:p text:style-name="P50"><text:span text:style-name="T34">-export([start/0]).</text:span></text:p>
          <text:p text:style-name="P50"><text:span text:style-name="T34">start() -&gt;</text:span></text:p>
          <text:p text:style-name="P50"><text:span text:style-name="T34"><text:s text:c="4"/></text:span><text:span text:style-name="T34">[block(I) || I &lt;- lists:seq(1, 9, 3)].</text:span></text:p>
          <text:p text:style-name="P50"><text:span text:style-name="T34">block(I) -&gt;</text:span></text:p>
          <text:p text:style-name="P50"><text:span text:style-name="T34"><text:s text:c="4"/></text:span><text:span text:style-name="T34">[line(I, J) || J &lt;- lists:seq(1, 9)],</text:span></text:p>
          <text:p text:style-name="P50"><text:span text:style-name="T34"><text:s text:c="4"/></text:span><text:span text:style-name="T34">io:fwrite("~n").</text:span></text:p>
          <text:p text:style-name="P50"><text:span text:style-name="T34">line(I, J) -&gt;</text:span></text:p>
          <text:p text:style-name="P50"><text:span text:style-name="T34"><text:s text:c="4"/></text:span><text:span text:style-name="T34">[io:format("~Bx~B=~2B\t", [K, J, K*J]) || K &lt;- lists:seq(I, I+2)],</text:span></text:p>
          <text:p text:style-name="P50"><text:span text:style-name="T34"><text:s text:c="4"/></text:span><text:span text:style-name="T34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23" draw:layer="layout" svg:width="11.2cm" svg:height="11.4cm" svg:x="13.154cm" svg:y="6.8cm">
          <text:p text:style-name="P22"><text:span text:style-name="T18">#!/usr/bin/escript</text:span></text:p>
          <text:p text:style-name="P22"><text:span text:style-name="T18">% ./mt9x9.es || escript mt9x9.es</text:span></text:p>
          <text:p text:style-name="P22"><text:span text:style-name="T35"/></text:p>
          <text:p text:style-name="P22"><text:span text:style-name="T19">main(_) -&gt;</text:span></text:p>
          <text:p text:style-name="P22"><text:span text:style-name="T19"><text:s text:c="4"/></text:span><text:span text:style-name="T19">[block(I) || I &lt;- lists:seq(1, 9, 3)].</text:span></text:p>
          <text:p text:style-name="P22"><text:span text:style-name="T19">block(I) -&gt;</text:span></text:p>
          <text:p text:style-name="P22"><text:span text:style-name="T19"><text:s text:c="4"/></text:span><text:span text:style-name="T19">[line(I, J) || J &lt;- lists:seq(1, 9)],</text:span></text:p>
          <text:p text:style-name="P22"><text:span text:style-name="T19"><text:s text:c="4"/></text:span><text:span text:style-name="T19">io:fwrite("~n").</text:span></text:p>
          <text:p text:style-name="P22"><text:span text:style-name="T19">line(I, J) -&gt;</text:span></text:p>
          <text:p text:style-name="P22"><text:span text:style-name="T19"><text:s text:c="4"/></text:span><text:span text:style-name="T19">[io:format("~Bx~B=~2B\t", [K, J, K*J]) || K &lt;- lists:seq(I, I+2)],</text:span></text:p>
          <text:p text:style-name="P22"><text:span text:style-name="T19"><text:s text:c="4"/></text:span><text:span text:style-name="T19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4" draw:text-style-name="P19" draw:layer="layout" svg:width="5.1cm" svg:height="1.759cm" svg:x="16.5cm" svg:y="4.8cm">
          <draw:text-box>
            <text:p><text:span text:style-name="T17">EScript</text:span></text:p>
          </draw:text-box>
        </draw:frame>
        <draw:frame draw:style-name="gr14" draw:text-style-name="P19" draw:layer="layout" svg:width="5.4cm" svg:height="1.759cm" svg:x="4.8cm" svg:y="4.801cm">
          <draw:text-box>
            <text:p><text:span text:style-name="T17">Er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6" draw:text-style-name="P60" draw:layer="layout" svg:width="11.2cm" svg:height="11.4cm" svg:x="1.2cm" svg:y="6.8cm">
          <text:p text:style-name="P59"><text:span text:style-name="T14">// patscc mt9x9.dats -o mt9x9 &amp;&amp; ./mt9x9</text:span></text:p>
          <text:p text:style-name="P59"><text:span text:style-name="T16"/></text:p>
          <text:p text:style-name="P59"><text:span text:style-name="T36">#include "share/atspre_staload.hats"</text:span></text:p>
          <text:p text:style-name="P59"><text:span text:style-name="T36">implement main0() = block(1) where {</text:span></text:p>
          <text:p text:style-name="P59"><text:span text:style-name="T36"><text:s text:c="4"/></text:span><text:span text:style-name="T36">fun item(i: int, j: int, k: int): void =</text:span></text:p>
          <text:p text:style-name="P59"><text:span text:style-name="T36"><text:s text:c="8"/></text:span><text:span text:style-name="T36">if k &lt;= i+2 then (</text:span></text:p>
          <text:p text:style-name="P59"><text:span text:style-name="T36"><text:s text:c="12"/></text:span><text:span text:style-name="T36">print!(k, "x", j, "=",</text:span></text:p>
          <text:p text:style-name="P59"><text:span text:style-name="T36"><text:s text:c="16"/></text:span><text:span text:style-name="T36">(if k*j &lt; 10 then " " else ""): string, k*j, "\t");</text:span></text:p>
          <text:p text:style-name="P59"><text:span text:style-name="T36"><text:s text:c="12"/></text:span><text:span text:style-name="T36">item(i, j, k+1)</text:span></text:p>
          <text:p text:style-name="P59"><text:span text:style-name="T36"><text:s text:c="8"/></text:span><text:span text:style-name="T36">)</text:span></text:p>
          <text:p text:style-name="P59"><text:span text:style-name="T36"><text:s text:c="4"/></text:span><text:span text:style-name="T36">fun line(i: int, j: int): void =</text:span></text:p>
          <text:p text:style-name="P59"><text:span text:style-name="T36"><text:s text:c="8"/></text:span><text:span text:style-name="T36">if j &lt;= 9 then (</text:span></text:p>
          <text:p text:style-name="P59"><text:span text:style-name="T36"><text:s text:c="12"/></text:span><text:span text:style-name="T36">item(i, j, i);</text:span></text:p>
          <text:p text:style-name="P59"><text:span text:style-name="T36"><text:s text:c="12"/></text:span><text:span text:style-name="T36">print("\n");</text:span></text:p>
          <text:p text:style-name="P59"><text:span text:style-name="T36"><text:s text:c="12"/></text:span><text:span text:style-name="T36">line(i, j+1)</text:span></text:p>
          <text:p text:style-name="P59"><text:span text:style-name="T36"><text:s text:c="8"/></text:span><text:span text:style-name="T36">)</text:span></text:p>
          <text:p text:style-name="P59"><text:span text:style-name="T36"><text:s text:c="4"/></text:span><text:span text:style-name="T36">fun block(i: int): void =</text:span></text:p>
          <text:p text:style-name="P59"><text:span text:style-name="T36"><text:s text:c="8"/></text:span><text:span text:style-name="T36">if i &lt;= 9 then (</text:span></text:p>
          <text:p text:style-name="P59"><text:span text:style-name="T36"><text:s text:c="12"/></text:span><text:span text:style-name="T36">line(i, 1);</text:span></text:p>
          <text:p text:style-name="P59"><text:span text:style-name="T36"><text:s text:c="12"/></text:span><text:span text:style-name="T36">print_newline();</text:span></text:p>
          <text:p text:style-name="P59"><text:span text:style-name="T36"><text:s text:c="12"/></text:span><text:span text:style-name="T36">block(i+3)</text:span></text:p>
          <text:p text:style-name="P59"><text:span text:style-name="T36"><text:s text:c="8"/></text:span><text:span text:style-name="T36">)</text:span></text:p>
          <text:p text:style-name="P59"><text:span text:style-name="T36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18" draw:layer="layout" svg:width="11.2cm" svg:height="11.4cm" svg:x="13.154cm" svg:y="6.8cm">
          <text:p text:style-name="P17"><text:span text:style-name="T14">#!/usr/bin/miranda -exec</text:span></text:p>
          <text:p text:style-name="P17"><text:span text:style-name="T14">|| ./mt9x9.mira || miranda -exec mt9x9.mira</text:span></text:p>
          <text:p text:style-name="P17"><text:span text:style-name="T27"/></text:p>
          <text:p text:style-name="P17"><text:span text:style-name="T15">main =</text:span></text:p>
          <text:p text:style-name="P17"><text:span text:style-name="T15"><text:s text:c="4"/></text:span><text:span text:style-name="T15">concat (map block [1, 4, 7])</text:span></text:p>
          <text:p text:style-name="P17"><text:span text:style-name="T15"><text:s text:c="4"/></text:span><text:span text:style-name="T15">where</text:span></text:p>
          <text:p text:style-name="P17"><text:span text:style-name="T15"><text:s text:c="4"/></text:span><text:span text:style-name="T15">block i =</text:span></text:p>
          <text:p text:style-name="P17"><text:span text:style-name="T15"><text:s text:c="8"/></text:span><text:span text:style-name="T15">concat (map line [1..9]) ++ "\n"</text:span></text:p>
          <text:p text:style-name="P17"><text:span text:style-name="T15"><text:s text:c="8"/></text:span><text:span text:style-name="T15">where</text:span></text:p>
          <text:p text:style-name="P17"><text:span text:style-name="T15"><text:s text:c="8"/></text:span><text:span text:style-name="T15">line j =</text:span></text:p>
          <text:p text:style-name="P17"><text:span text:style-name="T15"><text:s text:c="12"/></text:span><text:span text:style-name="T15">concat (map item [i..i+2]) ++ "\n"</text:span></text:p>
          <text:p text:style-name="P17"><text:span text:style-name="T15"><text:s text:c="12"/></text:span><text:span text:style-name="T15">where</text:span></text:p>
          <text:p text:style-name="P17"><text:span text:style-name="T15"><text:s text:c="12"/></text:span><text:span text:style-name="T15">item k =</text:span></text:p>
          <text:p text:style-name="P17"><text:span text:style-name="T15"><text:s text:c="16"/></text:span><text:span text:style-name="T15">shownum k ++ "x" ++ shownum j ++ "=" ++</text:span></text:p>
          <text:p text:style-name="P17"><text:span text:style-name="T15"><text:s text:c="20"/></text:span><text:span text:style-name="T15">rjustify 2 (shownum (k*j)) ++ "\t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4" draw:text-style-name="P19" draw:layer="layout" svg:width="5.7cm" svg:height="1.759cm" svg:x="16.1cm" svg:y="4.8cm">
          <draw:text-box>
            <text:p><text:span text:style-name="T17">Miranda</text:span></text:p>
          </draw:text-box>
        </draw:frame>
        <draw:frame draw:style-name="gr14" draw:text-style-name="P19" draw:layer="layout" svg:width="3.1cm" svg:height="1.759cm" svg:x="5.3cm" svg:y="4.801cm">
          <draw:text-box>
            <text:p><text:span text:style-name="T17">AT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3" draw:text-style-name="P18" draw:layer="layout" svg:width="11.2cm" svg:height="11.4cm" svg:x="1.2cm" svg:y="6.8cm">
          <text:p text:style-name="P17"><text:span text:style-name="T14">#!/usr/bin/io</text:span></text:p>
          <text:p text:style-name="P17"><text:span text:style-name="T14">// ./mt9x9.io || io mt9x9.io</text:span></text:p>
          <text:p text:style-name="P17"><text:span text:style-name="T16"/></text:p>
          <text:p text:style-name="P17"><text:span text:style-name="T15">for(i, 1, 9, 3,</text:span></text:p>
          <text:p text:style-name="P17"><text:span text:style-name="T15"><text:s text:c="4"/></text:span><text:span text:style-name="T15">for(j, 1, 9,</text:span></text:p>
          <text:p text:style-name="P17"><text:span text:style-name="T15"><text:s text:c="8"/></text:span><text:span text:style-name="T15">list(i, i+1, i+2) foreach(k,</text:span></text:p>
          <text:p text:style-name="P17"><text:span text:style-name="T15"><text:s text:c="12"/></text:span><text:span text:style-name="T15">write(k, "x", j, "=", if(k*j&lt;10," ",""), k*j,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"" println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writeln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18" draw:layer="layout" svg:width="11.2cm" svg:height="11.4cm" svg:x="13.154cm" svg:y="6.8cm">
          <text:p text:style-name="P17"><text:span text:style-name="T14">#!/usr/bin/icon</text:span></text:p>
          <text:p text:style-name="P17"><text:span text:style-name="T14"># ./mt9x9.icn || icon mt9x9.icn</text:span></text:p>
          <text:p text:style-name="P17"><text:span text:style-name="T14"># || iconc mt9x9.icn &amp;&amp; ./mt9x9</text:span></text:p>
          <text:p text:style-name="P17"><text:span text:style-name="T27"/></text:p>
          <text:p text:style-name="P17"><text:span text:style-name="T15">procedure main()</text:span></text:p>
          <text:p text:style-name="P17"><text:span text:style-name="T15"><text:s text:c="4"/></text:span><text:span text:style-name="T15">local i, j, k</text:span></text:p>
          <text:p text:style-name="P17"><text:span text:style-name="T15"><text:s text:c="4"/></text:span><text:span text:style-name="T15">every i := 1 to 9 by 3 do {</text:span></text:p>
          <text:p text:style-name="P17"><text:span text:style-name="T15"><text:s text:c="8"/></text:span><text:span text:style-name="T15">every j := 1 to 9 do {</text:span></text:p>
          <text:p text:style-name="P17"><text:span text:style-name="T15"><text:s text:c="12"/></text:span><text:span text:style-name="T15">every k := ![i, i+1, i+2] do</text:span></text:p>
          <text:p text:style-name="P17"><text:span text:style-name="T15"><text:s text:c="16"/></text:span><text:span text:style-name="T15">writes(k, "x", j, "=", right(k*j,2), "\t")</text:span></text:p>
          <text:p text:style-name="P17"><text:span text:style-name="T15"><text:s text:c="12"/></text:span><text:span text:style-name="T15">writes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}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4" draw:text-style-name="P19" draw:layer="layout" svg:width="3.3cm" svg:height="1.759cm" svg:x="17.4cm" svg:y="4.8cm">
          <draw:text-box>
            <text:p><text:span text:style-name="T17">Icon</text:span></text:p>
          </draw:text-box>
        </draw:frame>
        <draw:frame draw:style-name="gr14" draw:text-style-name="P19" draw:layer="layout" svg:width="1.8cm" svg:height="1.759cm" svg:x="6.3cm" svg:y="4.801cm">
          <draw:text-box>
            <text:p><text:span text:style-name="T17">I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3" draw:text-style-name="P21" draw:layer="layout" svg:width="11.2cm" svg:height="11.4cm" svg:x="1.2cm" svg:y="6.8cm">
          <text:p text:style-name="P20"><text:span text:style-name="T14">// gravity mt9x9.gravity</text:span></text:p>
          <text:p text:style-name="P20"><text:span text:style-name="T16"/></text:p>
          <text:p text:style-name="P20"><text:span text:style-name="T15">func main() {</text:span></text:p>
          <text:p text:style-name="P20"><text:span text:style-name="T15"><text:s text:c="4"/></text:span><text:span text:style-name="T15">for (var i in [1, 4, 7]) {</text:span></text:p>
          <text:p text:style-name="P20"><text:span text:style-name="T15"><text:s text:c="8"/></text:span><text:span text:style-name="T15">for (var j in 1...9) {</text:span></text:p>
          <text:p text:style-name="P20"><text:span text:style-name="T15"><text:s text:c="12"/></text:span><text:span text:style-name="T15">for (var k in i...i+2) {</text:span></text:p>
          <text:p text:style-name="P20"><text:span text:style-name="T15"><text:s text:c="16"/></text:span><text:span text:style-name="T15">System.put(k, "x", j, "=")</text:span></text:p>
          <text:p text:style-name="P20"><text:span text:style-name="T15"><text:s text:c="16"/></text:span><text:span text:style-name="T15">if (k*j &lt; 10) System.put(" ")</text:span></text:p>
          <text:p text:style-name="P20"><text:span text:style-name="T15"><text:s text:c="16"/></text:span><text:span text:style-name="T15">System.put(k*j, "\t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ystem.put("\n"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ystem.print()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System.exit(0)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18" draw:layer="layout" svg:width="11.2cm" svg:height="11.4cm" svg:x="13.154cm" svg:y="6.8cm">
          <text:p text:style-name="P17"><text:span text:style-name="T14">#!/usr/bin/wren</text:span></text:p>
          <text:p text:style-name="P17"><text:span text:style-name="T14">// ./mt9x9.wren || wren mt9x9.wren</text:span></text:p>
          <text:p text:style-name="P17"><text:span text:style-name="T27"/></text:p>
          <text:p text:style-name="P17"><text:span text:style-name="T15">for (i in (1...10).where {|n| n % 3 == 1 }) {</text:span></text:p>
          <text:p text:style-name="P17"><text:span text:style-name="T15"><text:s text:c="4"/></text:span><text:span text:style-name="T15">for (j in 1..9) {</text:span></text:p>
          <text:p text:style-name="P17"><text:span text:style-name="T15"><text:s text:c="8"/></text:span><text:span text:style-name="T15">[i, i+1, i+2].each {|k|</text:span></text:p>
          <text:p text:style-name="P17"><text:span text:style-name="T15"><text:s text:c="12"/></text:span><text:span text:style-name="T15">System.write("%(k)x%(j)=%(k*j&lt;10?" ":"")%(k*j)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ystem.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ystem.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4" draw:text-style-name="P19" draw:layer="layout" svg:width="4.2cm" svg:height="1.759cm" svg:x="16.8cm" svg:y="4.8cm">
          <draw:text-box>
            <text:p><text:span text:style-name="T17">Wren</text:span></text:p>
          </draw:text-box>
        </draw:frame>
        <draw:frame draw:style-name="gr14" draw:text-style-name="P19" draw:layer="layout" svg:width="5.3cm" svg:height="1.759cm" svg:x="4.4cm" svg:y="4.801cm">
          <draw:text-box>
            <text:p><text:span text:style-name="T17">Gravit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3" draw:text-style-name="P18" draw:layer="layout" svg:width="11.2cm" svg:height="11.4cm" svg:x="1.2cm" svg:y="6.8cm">
          <text:p text:style-name="P17"><text:span text:style-name="T14">#!/usr/bin/falcon -M</text:span></text:p>
          <text:p text:style-name="P17"><text:span text:style-name="T14">// ./mt9x9.fal || falcon mt9x9.fal</text:span></text:p>
          <text:p text:style-name="P17"><text:span text:style-name="T16"/></text:p>
          <text:p text:style-name="P17"><text:span text:style-name="T15">for i in [1:9:3]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 = k*j</text:span></text:p>
          <text:p text:style-name="P17"><text:span text:style-name="T15"><text:s text:c="12"/></text:span><text:span text:style-name="T15">&gt;&gt; @"$(k)x$(j)=$(s:2r)\t"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l(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&gt;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18" draw:layer="layout" svg:width="11.2cm" svg:height="11.4cm" svg:x="13.154cm" svg:y="6.8cm">
          <text:p text:style-name="P17"><text:span text:style-name="T14">// flaxc mt9x9.flx &amp;&amp; ./mt9x9 || flaxc -run mt9x9.flx</text:span></text:p>
          <text:p text:style-name="P17"><text:span text:style-name="T27"/></text:p>
          <text:p text:style-name="P17"><text:span text:style-name="T15">import libc as _</text:span></text:p>
          <text:p text:style-name="P17"><text:span text:style-name="T15">import std::io as _</text:span></text:p>
          <text:p text:style-name="P17"><text:span text:style-name="T15">@entry fn main() {</text:span></text:p>
          <text:p text:style-name="P17"><text:span text:style-name="T15"><text:s text:c="4"/></text:span><text:span text:style-name="T15">for i in [1, 4, 7] {</text:span></text:p>
          <text:p text:style-name="P17"><text:span text:style-name="T15"><text:s text:c="8"/></text:span><text:span text:style-name="T15">for j in 1...9 {</text:span></text:p>
          <text:p text:style-name="P17"><text:span text:style-name="T15"><text:s text:c="12"/></text:span><text:span text:style-name="T15">for k in i...i+2 step 1 =&gt;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4" draw:text-style-name="P19" draw:layer="layout" svg:width="3.6cm" svg:height="1.759cm" svg:x="17.3cm" svg:y="4.8cm">
          <draw:text-box>
            <text:p><text:span text:style-name="T17">Flax</text:span></text:p>
          </draw:text-box>
        </draw:frame>
        <draw:frame draw:style-name="gr14" draw:text-style-name="P19" draw:layer="layout" svg:width="5.3cm" svg:height="1.759cm" svg:x="4.7cm" svg:y="4.801cm">
          <draw:text-box>
            <text:p><text:span text:style-name="T17">Falc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3" draw:text-style-name="P62" draw:layer="layout" svg:width="11.2cm" svg:height="11.4cm" svg:x="1.2cm" svg:y="6.8cm">
          <text:p text:style-name="P61"><text:span text:style-name="T30">-- sqlite3 &lt; mt9x9.sql</text:span></text:p>
          <text:p text:style-name="P61"><text:span text:style-name="T37"/></text:p>
          <text:p text:style-name="P61"><text:span text:style-name="T31">.mode tabs</text:span></text:p>
          <text:p text:style-name="P61"><text:span text:style-name="T31">CREATE TABLE t(j INT, i INT);</text:span></text:p>
          <text:p text:style-name="P61"><text:span text:style-name="T31">WITH RECURSIVE </text:span></text:p>
          <text:p text:style-name="P61"><text:span text:style-name="T31"><text:s text:c="2"/></text:span><text:span text:style-name="T31">for(j) AS (VALUES(1) UNION ALL SELECT j+1 FROM for WHERE j &lt; 9)</text:span></text:p>
          <text:p text:style-name="P61"><text:span text:style-name="T31">INSERT INTO t SELECT j, 1 FROM for;</text:span></text:p>
          <text:p text:style-name="P61"><text:span text:style-name="T31">SELECT i||'x'||j||'='||SUBSTR(' '||(i*j),-2,2),</text:span></text:p>
          <text:p text:style-name="P61"><text:span text:style-name="T31"><text:s text:c="7"/></text:span><text:span text:style-name="T31">(i+1)||'x'||j||'='||SUBSTR(' '||((i+1)*j),-2,2),</text:span></text:p>
          <text:p text:style-name="P61"><text:span text:style-name="T31"><text:s text:c="7"/></text:span><text:span text:style-name="T31">(i+2)||'x'||j||'='||SUBSTR(' '||((i+2)*j),-2,2) FROM t;</text:span></text:p>
          <text:p text:style-name="P61"><text:span text:style-name="T31">SELECT '';</text:span></text:p>
          <text:p text:style-name="P61"><text:span text:style-name="T31">UPDATE t SET i = i + 3;</text:span></text:p>
          <text:p text:style-name="P61"><text:span text:style-name="T31">SELECT i||'x'||j||'='||SUBSTR(' '||(i*j),-2,2),</text:span></text:p>
          <text:p text:style-name="P61"><text:span text:style-name="T31"><text:s text:c="7"/></text:span><text:span text:style-name="T31">(i+1)||'x'||j||'='||SUBSTR(' '||((i+1)*j),-2,2),</text:span></text:p>
          <text:p text:style-name="P61"><text:span text:style-name="T31"><text:s text:c="7"/></text:span><text:span text:style-name="T31">(i+2)||'x'||j||'='||SUBSTR(' '||((i+2)*j),-2,2) FROM t;</text:span></text:p>
          <text:p text:style-name="P61"><text:span text:style-name="T31">SELECT '';</text:span></text:p>
          <text:p text:style-name="P61"><text:span text:style-name="T31">UPDATE t SET i = i + 3;</text:span></text:p>
          <text:p text:style-name="P61"><text:span text:style-name="T31">SELECT i||'x'||j||'='||SUBSTR(' '||(i*j),-2,2),</text:span></text:p>
          <text:p text:style-name="P61"><text:span text:style-name="T31"><text:s text:c="7"/></text:span><text:span text:style-name="T31">(i+1)||'x'||j||'='||SUBSTR(' '||((i+1)*j),-2,2),</text:span></text:p>
          <text:p text:style-name="P61"><text:span text:style-name="T31"><text:s text:c="7"/></text:span><text:span text:style-name="T31">(i+2)||'x'||j||'='||SUBSTR(' '||((i+2)*j),-2,2) FROM t;</text:span></text:p>
          <text:p text:style-name="P61"><text:span text:style-name="T31">SELECT ''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18" draw:layer="layout" svg:width="11.2cm" svg:height="11.4cm" svg:x="13.154cm" svg:y="6.8cm">
          <text:p text:style-name="P17"><text:span text:style-name="T14">#!/usr/bin/hbrun</text:span></text:p>
          <text:p text:style-name="P17"><text:span text:style-name="T14">* ./mt9x9.prg || hbrun mt9x9.prg</text:span></text:p>
          <text:p text:style-name="P17"><text:span text:style-name="T27"/></text:p>
          <text:p text:style-name="P17"><text:span text:style-name="T15">local i, j, k</text:span></text:p>
          <text:p text:style-name="P17"><text:span text:style-name="T15">for i := 1 to 9 step 3</text:span></text:p>
          <text:p text:style-name="P17"><text:span text:style-name="T15"><text:s text:c="4"/></text:span><text:span text:style-name="T15">for j := 1 to 9</text:span></text:p>
          <text:p text:style-name="P17"><text:span text:style-name="T15"><text:s text:c="8"/></text:span><text:span text:style-name="T15">for each k in {i, i+1, i+2}</text:span></text:p>
          <text:p text:style-name="P17"><text:span text:style-name="T15"><text:s text:c="12"/></text:span><text:span text:style-name="T15">?? str(k, 1) + "x" + str(j, 1) + "=" + str(k*j, 2) + chr(9)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?? chr(10)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?</text:span></text:p>
          <text:p text:style-name="P17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4" draw:text-style-name="P19" draw:layer="layout" svg:width="4.5cm" svg:height="1.759cm" svg:x="16.7cm" svg:y="4.8cm">
          <draw:text-box>
            <text:p><text:span text:style-name="T17">xBASE</text:span></text:p>
          </draw:text-box>
        </draw:frame>
        <draw:frame draw:style-name="gr14" draw:text-style-name="P19" draw:layer="layout" svg:width="3.2cm" svg:height="1.759cm" svg:x="5.7cm" svg:y="4.801cm">
          <draw:text-box>
            <text:p><text:span text:style-name="T17">SQ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ijconsole</text:span></text:p>
          <text:p text:style-name="P20"><text:span text:style-name="T14">NB. ./mt9x9.ijs || ijconsole mt9x9.ijs</text:span></text:p>
          <text:p text:style-name="P20"><text:span text:style-name="T27"/></text:p>
          <text:p text:style-name="P20"><text:span text:style-name="T15">3 : 0 ''</text:span></text:p>
          <text:p text:style-name="P20"><text:span text:style-name="T15"><text:s text:c="4"/></text:span><text:span text:style-name="T15">for_i. 1 + 3 * i. 3 do.</text:span></text:p>
          <text:p text:style-name="P20"><text:span text:style-name="T15"><text:s text:c="8"/></text:span><text:span text:style-name="T15">for_j. 1 + i. 9 do.</text:span></text:p>
          <text:p text:style-name="P20"><text:span text:style-name="T15"><text:s text:c="12"/></text:span><text:span text:style-name="T15">s =: ''</text:span></text:p>
          <text:p text:style-name="P20"><text:span text:style-name="T15"><text:s text:c="12"/></text:span><text:span text:style-name="T15">for_k. i + i. 3 do.</text:span></text:p>
          <text:p text:style-name="P20"><text:span text:style-name="T15"><text:s text:c="16"/></text:span><text:span text:style-name="T15">s =: s, (":k), 'x', (":j), '=', (&gt;'2.0' 8!:0 k*j), TAB</text:span></text:p>
          <text:p text:style-name="P20"><text:span text:style-name="T15"><text:s text:c="12"/></text:span><text:span text:style-name="T15">end.</text:span></text:p>
          <text:p text:style-name="P20"><text:span text:style-name="T15"><text:s text:c="12"/></text:span><text:span text:style-name="T15">smoutput s</text:span></text:p>
          <text:p text:style-name="P20"><text:span text:style-name="T15"><text:s text:c="8"/></text:span><text:span text:style-name="T15">end.</text:span></text:p>
          <text:p text:style-name="P20"><text:span text:style-name="T15"><text:s text:c="8"/></text:span><text:span text:style-name="T15">smoutput ''</text:span></text:p>
          <text:p text:style-name="P20"><text:span text:style-name="T15"><text:s text:c="4"/></text:span><text:span text:style-name="T15">end.</text:span></text:p>
          <text:p text:style-name="P20"><text:span text:style-name="T15">)</text:span></text:p>
          <text:p text:style-name="P20"><text:span text:style-name="T15">exit 0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6" draw:layer="layout" svg:width="11.2cm" svg:height="11.4cm" svg:x="13.151cm" svg:y="6.8cm">
          <text:p text:style-name="P35"><text:span text:style-name="T14">#!/usr/bin/dc</text:span></text:p>
          <text:p text:style-name="P35"><text:span text:style-name="T14">[ ./mt9x9.dc || dc mt9x9.dc ]sz</text:span></text:p>
          <text:p text:style-name="P35"><text:span text:style-name="T27"/></text:p>
          <text:p text:style-name="P35"><text:span text:style-name="T15">[32 P]sS</text:span></text:p>
          <text:p text:style-name="P35"><text:span text:style-name="T15">[</text:span></text:p>
          <text:p text:style-name="P35"><text:span text:style-name="T15"><text:s/></text:span><text:span text:style-name="T15">lk n [x] P lj n [=] P lk lj * d 9 !&lt;S n 9 P</text:span></text:p>
          <text:p text:style-name="P35"><text:span text:style-name="T15"><text:s/></text:span><text:span text:style-name="T15">lk 1 + d sk li 2 + !&lt;K</text:span></text:p>
          <text:p text:style-name="P35"><text:span text:style-name="T15">]sK</text:span></text:p>
          <text:p text:style-name="P35"><text:span text:style-name="T15">[</text:span></text:p>
          <text:p text:style-name="P35"><text:span text:style-name="T15"><text:s/></text:span><text:span text:style-name="T15">li d sk lK x</text:span></text:p>
          <text:p text:style-name="P35"><text:span text:style-name="T15"><text:s/></text:span><text:span text:style-name="T15">10 P</text:span></text:p>
          <text:p text:style-name="P35"><text:span text:style-name="T15"><text:s/></text:span><text:span text:style-name="T15">lj 1 + d sj 9 !&lt;J</text:span></text:p>
          <text:p text:style-name="P35"><text:span text:style-name="T15">]sJ</text:span></text:p>
          <text:p text:style-name="P35"><text:span text:style-name="T15">[</text:span></text:p>
          <text:p text:style-name="P35"><text:span text:style-name="T15"><text:s/></text:span><text:span text:style-name="T15">1 d sj lJ x</text:span></text:p>
          <text:p text:style-name="P35"><text:span text:style-name="T15"><text:s/></text:span><text:span text:style-name="T15">10 P</text:span></text:p>
          <text:p text:style-name="P35"><text:span text:style-name="T15"><text:s/></text:span><text:span text:style-name="T15">li 3 + d si 9 !&lt;I</text:span></text:p>
          <text:p text:style-name="P35"><text:span text:style-name="T15">]sI</text:span></text:p>
          <text:p text:style-name="P35"><text:span text:style-name="T15">1 d si lI x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6cm" svg:height="1.759cm" svg:x="17.5cm" svg:y="4.8cm">
          <draw:text-box>
            <text:p><text:span text:style-name="T17">DC</text:span></text:p>
          </draw:text-box>
        </draw:frame>
        <draw:frame draw:style-name="gr7" draw:text-style-name="P19" draw:layer="layout" svg:width="1.2cm" svg:height="1.759cm" svg:x="6.4cm" svg:y="4.801cm">
          <draw:text-box>
            <text:p><text:span text:style-name="T17">J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bc -q</text:span></text:p>
          <text:p text:style-name="P20"><text:span text:style-name="T14"># ./mt9x9.bc || bc -q mt9x9.bc</text:span></text:p>
          <text:p text:style-name="P20"><text:span text:style-name="T27"/></text:p>
          <text:p text:style-name="P20"><text:span text:style-name="T15">for (i = 1; i &lt;= 9; i += 3) {</text:span></text:p>
          <text:p text:style-name="P20"><text:span text:style-name="T15"><text:s text:c="4"/></text:span><text:span text:style-name="T15">for (j = 1; j &lt;= 9; j++) {</text:span></text:p>
          <text:p text:style-name="P20"><text:span text:style-name="T15"><text:s text:c="8"/></text:span><text:span text:style-name="T15">for (k = i; k &lt;= i+2; k++) {</text:span></text:p>
          <text:p text:style-name="P20"><text:span text:style-name="T15"><text:s text:c="12"/></text:span><text:span text:style-name="T15">print k, "x", j, "="</text:span></text:p>
          <text:p text:style-name="P20"><text:span text:style-name="T15"><text:s text:c="12"/></text:span><text:span text:style-name="T15">if (k*j &lt; 10) " "</text:span></text:p>
          <text:p text:style-name="P20"><text:span text:style-name="T15"><text:s text:c="12"/></text:span><text:span text:style-name="T15">print k*j, "\t"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 "\n"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"</text:span></text:p>
          <text:p text:style-name="P20"><text:span text:style-name="T15">"</text:span></text:p>
          <text:p text:style-name="P20"><text:span text:style-name="T15">}</text:span></text:p>
          <text:p text:style-name="P20"><text:span text:style-name="T15">qu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enius</text:span></text:p>
          <text:p text:style-name="P17"><text:span text:style-name="T14"># ./mt9x9.gel || genius mt9x9.gel</text:span></text:p>
          <text:p text:style-name="P17"><text:span text:style-name="T29"/></text:p>
          <text:p text:style-name="P17"><text:span text:style-name="T15">for i = 1 to 9 by 3 do (</text:span></text:p>
          <text:p text:style-name="P17"><text:span text:style-name="T15"><text:s text:c="4"/></text:span><text:span text:style-name="T15">for j = 1 to 9 do (</text:span></text:p>
          <text:p text:style-name="P17"><text:span text:style-name="T15"><text:s text:c="8"/></text:span><text:span text:style-name="T15">for k in [i, i+1, i+2] do (</text:span></text:p>
          <text:p text:style-name="P17"><text:span text:style-name="T15"><text:s text:c="12"/></text:span><text:span text:style-name="T15">printn(k+"x"+j+"=");</text:span></text:p>
          <text:p text:style-name="P17"><text:span text:style-name="T15"><text:s text:c="12"/></text:span><text:span text:style-name="T15">if k*j &lt; 10 then printn(" ");</text:span></text:p>
          <text:p text:style-name="P17"><text:span text:style-name="T15"><text:s text:c="12"/></text:span><text:span text:style-name="T15">printn(k*j+"\t")</text:span></text:p>
          <text:p text:style-name="P17"><text:span text:style-name="T15"><text:s text:c="8"/></text:span><text:span text:style-name="T15">);</text:span></text:p>
          <text:p text:style-name="P17"><text:span text:style-name="T15"><text:s text:c="8"/></text:span><text:span text:style-name="T15">printn("\n")</text:span></text:p>
          <text:p text:style-name="P17"><text:span text:style-name="T15"><text:s text:c="4"/></text:span><text:span text:style-name="T15">);</text:span></text:p>
          <text:p text:style-name="P17"><text:span text:style-name="T15"><text:s text:c="4"/></text:span><text:span text:style-name="T15">print(""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GEL</text:span></text:p>
          </draw:text-box>
        </draw:frame>
        <draw:frame draw:style-name="gr7" draw:text-style-name="P19" draw:layer="layout" svg:width="2.5cm" svg:height="1.759cm" svg:x="5.7cm" svg:y="4.8cm">
          <draw:text-box>
            <text:p><text:span text:style-name="T17">BC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5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3" draw:text-style-name="P18" draw:layer="layout" svg:width="11.2cm" svg:height="11.4cm" svg:x="1.2cm" svg:y="6.8cm">
          <text:p text:style-name="P17"><text:span text:style-name="T14">#!/usr/bin/Rscript</text:span></text:p>
          <text:p text:style-name="P17"><text:span text:style-name="T14"># ./mt9x9.R || Rscript mt9x9.R</text:span></text:p>
          <text:p text:style-name="P17"><text:span text:style-name="T16"/></text:p>
          <text:p text:style-name="P17"><text:span text:style-name="T15">for(i in seq(1, 9, 3)) {</text:span></text:p>
          <text:p text:style-name="P17"><text:span text:style-name="T15"><text:s text:c="4"/></text:span><text:span text:style-name="T15">for(j in 1:9) {</text:span></text:p>
          <text:p text:style-name="P17"><text:span text:style-name="T15"><text:s text:c="8"/></text:span><text:span text:style-name="T15">for(k in list(i, i+1, i+2)) {</text:span></text:p>
          <text:p text:style-name="P17"><text:span text:style-name="T15"><text:s text:c="12"/></text:span><text:span text:style-name="T15">cat(sprintf("%dx%d=%2d\t", k, j, k*j)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at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at("\n"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18" draw:layer="layout" svg:width="11.2cm" svg:height="11.4cm" svg:x="13.154cm" svg:y="6.8cm">
          <text:p text:style-name="P17"><text:span text:style-name="T14">% octave mt9x9.m</text:span></text:p>
          <text:p text:style-name="P17"><text:span text:style-name="T27"/></text:p>
          <text:p text:style-name="P17"><text:span text:style-name="T15">for i = (1:3:9)</text:span></text:p>
          <text:p text:style-name="P17"><text:span text:style-name="T15"><text:s text:c="4"/></text:span><text:span text:style-name="T15">for j = (1:9)</text:span></text:p>
          <text:p text:style-name="P17"><text:span text:style-name="T15"><text:s text:c="8"/></text:span><text:span text:style-name="T15">for k = [i, i+1, i+2]</text:span></text:p>
          <text:p text:style-name="P17"><text:span text:style-name="T15"><text:s text:c="12"/></text:span><text:span text:style-name="T15">fprintf('%dx%d=%2d\t', k, j, k*j);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fprintf('\n');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disp('');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4" draw:text-style-name="P19" draw:layer="layout" svg:width="6.1cm" svg:height="1.759cm" svg:x="16.1cm" svg:y="4.8cm">
          <draw:text-box>
            <text:p><text:span text:style-name="T17">MATLAB</text:span></text:p>
          </draw:text-box>
        </draw:frame>
        <draw:frame draw:style-name="gr14" draw:text-style-name="P19" draw:layer="layout" svg:width="1.8cm" svg:height="1.759cm" svg:x="6.4cm" svg:y="4.801cm">
          <draw:text-box>
            <text:p><text:span text:style-name="T17">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nuplot</text:span></text:p>
          <text:p text:style-name="P17"><text:span text:style-name="T14"># ./mt9x9.plt || gnuplot mt9x9.plt</text:span></text:p>
          <text:p text:style-name="P17"><text:span text:style-name="T16"/></text:p>
          <text:p text:style-name="P17"><text:span text:style-name="T15">s = ""</text:span></text:p>
          <text:p text:style-name="P17"><text:span text:style-name="T15">do for [i = 1:9:3] for [j = 1:9] for [k = i:i+2] {</text:span></text:p>
          <text:p text:style-name="P17"><text:span text:style-name="T15"><text:s text:c="4"/></text:span><text:span text:style-name="T15">s = s.sprintf('%dx%d=%2d', k, j, k*j)</text:span></text:p>
          <text:p text:style-name="P17"><text:span text:style-name="T15"><text:s text:c="4"/></text:span><text:span text:style-name="T15">if (k != i+2) {s = s."\t"} else {</text:span></text:p>
          <text:p text:style-name="P17"><text:span text:style-name="T15"><text:s text:c="8"/></text:span><text:span text:style-name="T15">if (j == 9) {print s."\n"} else {print s}</text:span></text:p>
          <text:p text:style-name="P17"><text:span text:style-name="T15"><text:s text:c="8"/></text:span><text:span text:style-name="T15">s = ""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* maxima --very-quiet &lt; mt9x9.mac */</text:span></text:p>
          <text:p text:style-name="P17"><text:span text:style-name="T14"/></text:p>
          <text:p text:style-name="P17"><text:span text:style-name="T27">ttyoff: true;</text:span></text:p>
          <text:p text:style-name="P17"><text:span text:style-name="T27">for i: 1 step 3 thru 9 do (</text:span></text:p>
          <text:p text:style-name="P17"><text:span text:style-name="T27"><text:s text:c="4"/></text:span><text:span text:style-name="T27">for j: 1 thru 9 do (</text:span></text:p>
          <text:p text:style-name="P17"><text:span text:style-name="T27"><text:s text:c="8"/></text:span><text:span text:style-name="T27">for k in [i, i+1, i+2] do (</text:span></text:p>
          <text:p text:style-name="P17"><text:span text:style-name="T27"><text:s text:c="12"/></text:span><text:span text:style-name="T27">printf(true, "~dx~d=~2d~a", k, j, k*j, tab)</text:span></text:p>
          <text:p text:style-name="P17"><text:span text:style-name="T27"><text:s text:c="8"/></text:span><text:span text:style-name="T27">),</text:span></text:p>
          <text:p text:style-name="P17"><text:span text:style-name="T27"><text:s text:c="8"/></text:span><text:span text:style-name="T27">printf(true, "~%")</text:span></text:p>
          <text:p text:style-name="P17"><text:span text:style-name="T27"><text:s text:c="4"/></text:span><text:span text:style-name="T27">),</text:span></text:p>
          <text:p text:style-name="P17"><text:span text:style-name="T27"><text:s text:c="4"/></text:span><text:span text:style-name="T27">newline()</text:span></text:p>
          <text:p text:style-name="P17"><text:span text:style-name="T27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5cm" svg:height="1.759cm" svg:x="16.3cm" svg:y="4.8cm">
          <draw:text-box>
            <text:p><text:span text:style-name="T17">Maxima</text:span></text:p>
          </draw:text-box>
        </draw:frame>
        <draw:frame draw:style-name="gr7" draw:text-style-name="P19" draw:layer="layout" svg:width="5.6cm" svg:height="1.759cm" svg:x="4.1cm" svg:y="4.801cm">
          <draw:text-box>
            <text:p><text:span text:style-name="T17">Gnuplo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; gdl -q -e mt9x9</text:span></text:p>
          <text:p text:style-name="P17"><text:span text:style-name="T16"/></text:p>
          <text:p text:style-name="P17"><text:span text:style-name="T15">pro mt9x9</text:span></text:p>
          <text:p text:style-name="P17"><text:span text:style-name="T15"><text:s text:c="4"/></text:span><text:span text:style-name="T15">for i = 1, 9, 3 do begin</text:span></text:p>
          <text:p text:style-name="P17"><text:span text:style-name="T15"><text:s text:c="8"/></text:span><text:span text:style-name="T15">for j = 1, 9 do begin</text:span></text:p>
          <text:p text:style-name="P17"><text:span text:style-name="T15"><text:s text:c="12"/></text:span><text:span text:style-name="T15">for k = i, i+2 do begin <text:s text:c="10"/></text:span></text:p>
          <text:p text:style-name="P17"><text:span text:style-name="T15"><text:s text:c="16"/></text:span><text:span text:style-name="T15">print, k,"x",j,"=",k*j,string(9b), $</text:span></text:p>
          <text:p text:style-name="P17"><text:span text:style-name="T15"><text:s text:c="20"/></text:span><text:span text:style-name="T15">format='($,I1,A,I1,A,I2,A)'</text:span></text:p>
          <text:p text:style-name="P17"><text:span text:style-name="T15"><text:s text:c="12"/></text:span><text:span text:style-name="T15">endfor</text:span></text:p>
          <text:p text:style-name="P17"><text:span text:style-name="T15"><text:s text:c="12"/></text:span><text:span text:style-name="T15">print, string(10b), format='($,A)'</text:span></text:p>
          <text:p text:style-name="P17"><text:span text:style-name="T15"><text:s text:c="8"/></text:span><text:span text:style-name="T15">endfor</text:span></text:p>
          <text:p text:style-name="P17"><text:span text:style-name="T15"><text:s text:c="8"/></text:span><text:span text:style-name="T15">print</text:span></text:p>
          <text:p text:style-name="P17"><text:span text:style-name="T15"><text:s text:c="4"/></text:span><text:span text:style-name="T15">endfor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julia</text:span></text:p>
          <text:p text:style-name="P17"><text:span text:style-name="T14"># ./mt9x9.jl || julia mt9x9.jl</text:span></text:p>
          <text:p text:style-name="P17"><text:span text:style-name="T27"/></text:p>
          <text:p text:style-name="P17"><text:span text:style-name="T27">using Printf</text:span></text:p>
          <text:p text:style-name="P17"><text:span text:style-name="T15">for i in 1:3:9, j = 1:9, k = [i, i+1, i+2]</text:span></text:p>
          <text:p text:style-name="P17"><text:span text:style-name="T15"><text:s text:c="4"/></text:span><text:span text:style-name="T15">@printf("%dx%d=%2d", k, j, k*j)</text:span></text:p>
          <text:p text:style-name="P17"><text:span text:style-name="T15"><text:s text:c="4"/></text:span><text:span text:style-name="T15">print(k!=i+2 ? "\t" : j==9 ? "\n\n" : "\n"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Julia</text:span></text:p>
          </draw:text-box>
        </draw:frame>
        <draw:frame draw:style-name="gr7" draw:text-style-name="P19" draw:layer="layout" svg:width="3cm" svg:height="1.759cm" svg:x="5.7cm" svg:y="4.801cm">
          <draw:text-box>
            <text:p><text:span text:style-name="T17">ID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iverilog mt9x9.vlg -o mt9x9 &amp;&amp; ./mt9x9</text:span></text:p>
          <text:p text:style-name="P20"><text:span text:style-name="T16"/></text:p>
          <text:p text:style-name="P20"><text:span text:style-name="T15">module mt9x9;</text:span></text:p>
          <text:p text:style-name="P20"><text:span text:style-name="T15"><text:s text:c="4"/></text:span><text:span text:style-name="T15">integer i, j, k;</text:span></text:p>
          <text:p text:style-name="P20"><text:span text:style-name="T15"><text:s text:c="4"/></text:span><text:span text:style-name="T15">initial begin</text:span></text:p>
          <text:p text:style-name="P20"><text:span text:style-name="T15"><text:s text:c="8"/></text:span><text:span text:style-name="T15">for(i = 1; i &lt;= 9; i += 3) begin</text:span></text:p>
          <text:p text:style-name="P20"><text:span text:style-name="T15"><text:s text:c="12"/></text:span><text:span text:style-name="T15">for(j = 1; j &lt;= 9; j++) begin</text:span></text:p>
          <text:p text:style-name="P20"><text:span text:style-name="T15"><text:s text:c="16"/></text:span><text:span text:style-name="T15">for(k = i; k &lt;= i+2; k++) begin</text:span></text:p>
          <text:p text:style-name="P20"><text:span text:style-name="T15"><text:s text:c="20"/></text:span><text:span text:style-name="T15">$write("%0dx%0d=%2d\t", k, j, k*j);</text:span></text:p>
          <text:p text:style-name="P20"><text:span text:style-name="T15"><text:s text:c="16"/></text:span><text:span text:style-name="T15">end</text:span></text:p>
          <text:p text:style-name="P20"><text:span text:style-name="T15"><text:s text:c="16"/></text:span><text:span text:style-name="T15">$write("\n");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$display();</text:span></text:p>
          <text:p text:style-name="P20"><text:span text:style-name="T15"><text:s text:c="8"/></text:span><text:span text:style-name="T15">end</text:span></text:p>
          <text:p text:style-name="P20"><text:span text:style-name="T15"><text:s text:c="4"/></text:span><text:span text:style-name="T15">end</text:span></text:p>
          <text:p text:style-name="P20"><text:span text:style-name="T15">endmodule</text:span></text:p>
          <text:p text:style-name="P20"><text:span text:style-name="T15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64" draw:layer="layout" svg:width="11.2cm" svg:height="11.4cm" svg:x="13.154cm" svg:y="6.8cm">
          <text:p text:style-name="P63"><text:span text:style-name="T14"/></text:p>
          <text:p text:style-name="P63"><text:span text:style-name="T14">-- ghdl -c mt9x9.vhd -e mt9x9 &amp;&amp; ./mt9x9</text:span></text:p>
          <text:p text:style-name="P63"><text:span text:style-name="T27"/></text:p>
          <text:p text:style-name="P63"><text:span text:style-name="T27">LIBRARY std;</text:span></text:p>
          <text:p text:style-name="P63"><text:span text:style-name="T27">USE std.TEXTIO.all;</text:span></text:p>
          <text:p text:style-name="P63"><text:span text:style-name="T27">entity mt9x9 is</text:span></text:p>
          <text:p text:style-name="P63"><text:span text:style-name="T27">end mt9x9;</text:span></text:p>
          <text:p text:style-name="P63"><text:span text:style-name="T27">architecture mt9x9 of mt9x9 is</text:span></text:p>
          <text:p text:style-name="P63"><text:span text:style-name="T27">begin</text:span></text:p>
          <text:p text:style-name="P63"><text:span text:style-name="T27"><text:s text:c="4"/></text:span><text:span text:style-name="T27">process</text:span></text:p>
          <text:p text:style-name="P63"><text:span text:style-name="T27"><text:s text:c="8"/></text:span><text:span text:style-name="T27">variable i, j, k: integer;</text:span></text:p>
          <text:p text:style-name="P63"><text:span text:style-name="T27"><text:s text:c="8"/></text:span><text:span text:style-name="T27">variable s: line;</text:span></text:p>
          <text:p text:style-name="P63"><text:span text:style-name="T27"><text:s text:c="4"/></text:span><text:span text:style-name="T27">begin</text:span></text:p>
          <text:p text:style-name="P63"><text:span text:style-name="T27"><text:s text:c="8"/></text:span><text:span text:style-name="T27">for i in 1 to 9 loop</text:span></text:p>
          <text:p text:style-name="P63"><text:span text:style-name="T27"><text:s text:c="12"/></text:span><text:span text:style-name="T27">next when i mod 3 /= 1;</text:span></text:p>
          <text:p text:style-name="P63"><text:span text:style-name="T27"><text:s text:c="12"/></text:span><text:span text:style-name="T27">for j in 1 to 9 loop</text:span></text:p>
          <text:p text:style-name="P63"><text:span text:style-name="T27"><text:s text:c="16"/></text:span><text:span text:style-name="T27">for k in i to i+2 loop</text:span></text:p>
          <text:p text:style-name="P63"><text:span text:style-name="T27"><text:s text:c="20"/></text:span><text:span text:style-name="T27">write(s, k);</text:span></text:p>
          <text:p text:style-name="P63"><text:span text:style-name="T27"><text:s text:c="20"/></text:span><text:span text:style-name="T27">write(s, 'x');</text:span></text:p>
          <text:p text:style-name="P63"><text:span text:style-name="T27"><text:s text:c="20"/></text:span><text:span text:style-name="T27">write(s, j);</text:span></text:p>
          <text:p text:style-name="P63"><text:span text:style-name="T27"><text:s text:c="20"/></text:span><text:span text:style-name="T27">write(s, '=');</text:span></text:p>
          <text:p text:style-name="P63"><text:span text:style-name="T27"><text:s text:c="20"/></text:span><text:span text:style-name="T27">write(s, k*j, right, 2);</text:span></text:p>
          <text:p text:style-name="P63"><text:span text:style-name="T27"><text:s text:c="20"/></text:span><text:span text:style-name="T27">write(s, character'val(9));</text:span></text:p>
          <text:p text:style-name="P63"><text:span text:style-name="T27"><text:s text:c="16"/></text:span><text:span text:style-name="T27">end loop;</text:span></text:p>
          <text:p text:style-name="P63"><text:span text:style-name="T27"><text:s text:c="16"/></text:span><text:span text:style-name="T27">writeline(OUTPUT, s);</text:span></text:p>
          <text:p text:style-name="P63"><text:span text:style-name="T27"><text:s text:c="12"/></text:span><text:span text:style-name="T27">end loop;</text:span></text:p>
          <text:p text:style-name="P63"><text:span text:style-name="T27"><text:s text:c="12"/></text:span><text:span text:style-name="T27">write(s, character'val(0));</text:span></text:p>
          <text:p text:style-name="P63"><text:span text:style-name="T27"><text:s text:c="12"/></text:span><text:span text:style-name="T27">writeline(OUTPUT, s);</text:span></text:p>
          <text:p text:style-name="P63"><text:span text:style-name="T27"><text:s text:c="8"/></text:span><text:span text:style-name="T27">end loop;</text:span></text:p>
          <text:p text:style-name="P63"><text:span text:style-name="T27"><text:s text:c="8"/></text:span><text:span text:style-name="T27">wait;</text:span></text:p>
          <text:p text:style-name="P63"><text:span text:style-name="T27"><text:s text:c="4"/></text:span><text:span text:style-name="T27">end process;</text:span></text:p>
          <text:p text:style-name="P63"><text:span text:style-name="T27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3cm" svg:height="1.759cm" svg:x="16.9cm" svg:y="4.8cm">
          <draw:text-box>
            <text:p><text:span text:style-name="T17">VHDL</text:span></text:p>
          </draw:text-box>
        </draw:frame>
        <draw:frame draw:style-name="gr7" draw:text-style-name="P19" draw:layer="layout" svg:width="5cm" svg:height="1.759cm" svg:x="4.4cm" svg:y="4.801cm">
          <draw:text-box>
            <text:p><text:span text:style-name="T17">Verilo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3" draw:text-style-name="P66" draw:layer="layout" svg:width="11.2cm" svg:height="11.4cm" svg:x="1.2cm" svg:y="6.8cm">
          <text:p text:style-name="P65"><text:span text:style-name="T18">#!/usr/bin/s7</text:span></text:p>
          <text:p text:style-name="P65"><text:span text:style-name="T18"># s7c mt9x9.sd7 &amp;&amp; ./mt9x9 || s7 mt9x9.sd7 || ./mt9x9.sd7</text:span></text:p>
          <text:p text:style-name="P65"><text:span text:style-name="T33"/></text:p>
          <text:p text:style-name="P65"><text:span text:style-name="T19">$ include "seed7_05.s7i";</text:span></text:p>
          <text:p text:style-name="P65"><text:span text:style-name="T19">const proc: main is func</text:span></text:p>
          <text:p text:style-name="P65"><text:span text:style-name="T19"><text:s text:c="4"/></text:span><text:span text:style-name="T19">local</text:span></text:p>
          <text:p text:style-name="P65"><text:span text:style-name="T19"><text:s text:c="8"/></text:span><text:span text:style-name="T19">var integer: i is 1;</text:span></text:p>
          <text:p text:style-name="P65"><text:span text:style-name="T19"><text:s text:c="8"/></text:span><text:span text:style-name="T19">var integer: j is 1;</text:span></text:p>
          <text:p text:style-name="P65"><text:span text:style-name="T19"><text:s text:c="8"/></text:span><text:span text:style-name="T19">var integer: k is 1;</text:span></text:p>
          <text:p text:style-name="P65"><text:span text:style-name="T19"><text:s text:c="4"/></text:span><text:span text:style-name="T19">begin</text:span></text:p>
          <text:p text:style-name="P65"><text:span text:style-name="T19"><text:s text:c="8"/></text:span><text:span text:style-name="T19">for i range 1 to 9 step 3 do</text:span></text:p>
          <text:p text:style-name="P65"><text:span text:style-name="T19"><text:s text:c="12"/></text:span><text:span text:style-name="T19">for j range 1 to 9 do</text:span></text:p>
          <text:p text:style-name="P65"><text:span text:style-name="T19"><text:s text:c="16"/></text:span><text:span text:style-name="T19">for k range [](i, i+1, i+2) do</text:span></text:p>
          <text:p text:style-name="P65"><text:span text:style-name="T19"><text:s text:c="20"/></text:span><text:span text:style-name="T19">write(k &lt;&amp; "x" &lt;&amp; j &lt;&amp; "=" &lt;&amp; k*j lpad 2 &lt;&amp; "\t");</text:span></text:p>
          <text:p text:style-name="P65"><text:span text:style-name="T19"><text:s text:c="16"/></text:span><text:span text:style-name="T19">end for;</text:span></text:p>
          <text:p text:style-name="P65"><text:span text:style-name="T19"><text:s text:c="16"/></text:span><text:span text:style-name="T19">write("\n");</text:span></text:p>
          <text:p text:style-name="P65"><text:span text:style-name="T19"><text:s text:c="12"/></text:span><text:span text:style-name="T19">end for;</text:span></text:p>
          <text:p text:style-name="P65"><text:span text:style-name="T19"><text:s text:c="12"/></text:span><text:span text:style-name="T19">writeln;</text:span></text:p>
          <text:p text:style-name="P65"><text:span text:style-name="T19"><text:s text:c="8"/></text:span><text:span text:style-name="T19">end for;</text:span></text:p>
          <text:p text:style-name="P65"><text:span text:style-name="T19"><text:s text:c="4"/></text:span><text:span text:style-name="T19">end func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68" draw:layer="layout" svg:width="11.2cm" svg:height="11.4cm" svg:x="13.154cm" svg:y="6.8cm">
          <text:p text:style-name="P67"><text:span text:style-name="T38">批曰。『</text:span><text:span text:style-name="T38">wenyan mt9x9.wy</text:span><text:span text:style-name="T38">』。</text:span></text:p>
          <text:p text:style-name="P67"><text:span text:style-name="T32"/></text:p>
          <text:p text:style-name="P67"><text:span text:style-name="T39">有數一名之曰「甲」。</text:span></text:p>
          <text:p text:style-name="P67"><text:span text:style-name="T39">恆為是。若「甲」不小於十者乃止也。</text:span></text:p>
          <text:p text:style-name="P67"><text:span text:style-name="T39"><text:s text:c="4"/></text:span><text:span text:style-name="T39">有數一名之曰「乙」。</text:span></text:p>
          <text:p text:style-name="P67"><text:span text:style-name="T39"><text:s text:c="4"/></text:span><text:span text:style-name="T39">恆為是。若「乙」不小於十者乃止也。</text:span></text:p>
          <text:p text:style-name="P67"><text:span text:style-name="T39"><text:s text:c="8"/></text:span><text:span text:style-name="T39">有數「甲」名之曰「丙」。</text:span></text:p>
          <text:p text:style-name="P67"><text:span text:style-name="T39"><text:s text:c="8"/></text:span><text:span text:style-name="T39">吾有一言。名之曰「列」。</text:span></text:p>
          <text:p text:style-name="P67"><text:span text:style-name="T39"><text:s text:c="8"/></text:span><text:span text:style-name="T39">恆為是。若「丙」不小於「甲」加三者乃止也。</text:span></text:p>
          <text:p text:style-name="P67"><text:span text:style-name="T39"><text:s text:c="12"/></text:span><text:span text:style-name="T39">乘「丙」以「乙」名之曰「果」。</text:span></text:p>
          <text:p text:style-name="P67"><text:span text:style-name="T39"><text:s text:c="12"/></text:span><text:span text:style-name="T39">加「列」以「丙」。昔之「列」者今其是矣。</text:span></text:p>
          <text:p text:style-name="P67"><text:span text:style-name="T39"><text:s text:c="12"/></text:span><text:span text:style-name="T39">加「列」以『</text:span><text:span text:style-name="T39">x</text:span><text:span text:style-name="T39">』。昔之「列」者今其是矣。</text:span></text:p>
          <text:p text:style-name="P67"><text:span text:style-name="T39"><text:s text:c="12"/></text:span><text:span text:style-name="T39">加「列」以「乙」。昔之「列」者今其是矣。</text:span></text:p>
          <text:p text:style-name="P67"><text:span text:style-name="T39"><text:s text:c="12"/></text:span><text:span text:style-name="T39">加「列」以『</text:span><text:span text:style-name="T39">=</text:span><text:span text:style-name="T39">』。昔之「列」者今其是矣。</text:span></text:p>
          <text:p text:style-name="P67"><text:span text:style-name="T39"><text:s text:c="12"/></text:span><text:span text:style-name="T39">若「果」小於十者</text:span></text:p>
          <text:p text:style-name="P67"><text:span text:style-name="T39"><text:s text:c="16"/></text:span><text:span text:style-name="T39">加「列」以『 』。昔之「列」者今其是矣也。</text:span></text:p>
          <text:p text:style-name="P67"><text:span text:style-name="T39"><text:s text:c="12"/></text:span><text:span text:style-name="T39">加「列」以「果」。昔之「列」者今其是矣。</text:span></text:p>
          <text:p text:style-name="P67"><text:span text:style-name="T39"><text:s text:c="12"/></text:span><text:span text:style-name="T39">加「列」以『</text:span><text:span text:style-name="T39">\t</text:span><text:span text:style-name="T39">』。昔之「列」者今其是矣。</text:span></text:p>
          <text:p text:style-name="P67"><text:span text:style-name="T39"><text:s text:c="12"/></text:span><text:span text:style-name="T39">加「丙」以一。昔之「丙」者今其是矣。</text:span></text:p>
          <text:p text:style-name="P67"><text:span text:style-name="T39"><text:s text:c="8"/></text:span><text:span text:style-name="T39">云云。</text:span></text:p>
          <text:p text:style-name="P67"><text:span text:style-name="T39"><text:s text:c="8"/></text:span><text:span text:style-name="T39">吾有一言。曰「列」。書之。</text:span></text:p>
          <text:p text:style-name="P67"><text:span text:style-name="T39"><text:s text:c="8"/></text:span><text:span text:style-name="T39">加「乙」以一。昔之「乙」者今其是矣。</text:span></text:p>
          <text:p text:style-name="P67"><text:span text:style-name="T39"><text:s text:c="4"/></text:span><text:span text:style-name="T39">云云。</text:span></text:p>
          <text:p text:style-name="P67"><text:span text:style-name="T39"><text:s text:c="4"/></text:span><text:span text:style-name="T39">書之。</text:span></text:p>
          <text:p text:style-name="P67"><text:span text:style-name="T39"><text:s text:c="4"/></text:span><text:span text:style-name="T39">加「甲」以三。昔之「甲」者今其是矣。</text:span></text:p>
          <text:p text:style-name="P67"><text:span text:style-name="T39">云云。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7" draw:text-style-name="P19" draw:layer="layout" svg:width="3.1cm" svg:height="1.774cm" svg:x="17.3cm" svg:y="4.8cm">
          <draw:text-box>
            <text:p><text:span text:style-name="T17">文言</text:span></text:p>
          </draw:text-box>
        </draw:frame>
        <draw:frame draw:style-name="gr14" draw:text-style-name="P19" draw:layer="layout" svg:width="4.2cm" svg:height="1.759cm" svg:x="4.9cm" svg:y="4.801cm">
          <draw:text-box>
            <text:p><text:span text:style-name="T17">Seed7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\ abclang &lt; mt9x9.abc</text:span></text:p>
          <text:p text:style-name="P17"><text:span text:style-name="T15"/></text:p>
          <text:p text:style-name="P17"><text:span text:style-name="T15">FOR i IN {1; 4; 7}:</text:span></text:p>
          <text:p text:style-name="P17"><text:span text:style-name="T15"><text:s text:c="4"/></text:span><text:span text:style-name="T15">FOR j IN {1..9}:</text:span></text:p>
          <text:p text:style-name="P17"><text:span text:style-name="T15"><text:s text:c="8"/></text:span><text:span text:style-name="T15">FOR k IN {i..i+2}:</text:span></text:p>
          <text:p text:style-name="P17"><text:span text:style-name="T15"><text:s text:c="12"/></text:span><text:span text:style-name="T15">WRITE "`k`x`j`=`k*j&gt;&gt;2``""&gt;&gt;2`"</text:span></text:p>
          <text:p text:style-name="P17"><text:span text:style-name="T15"><text:s text:c="8"/></text:span><text:span text:style-name="T15">WRITE /</text:span></text:p>
          <text:p text:style-name="P17"><text:span text:style-name="T15"><text:s text:c="4"/></text:span><text:span text:style-name="T15">WRITE /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fsharpc mt9x9.fs &amp;&amp; mono mt9x9.exe</text:span></text:p>
          <text:p text:style-name="P17"><text:span text:style-name="T14">// || fsharpi --quiet --exec mt9x9.fs</text:span></text:p>
          <text:p text:style-name="P17"><text:span text:style-name="T16"/></text:p>
          <text:p text:style-name="P17"><text:span text:style-name="T15">module mt9x9</text:span></text:p>
          <text:p text:style-name="P17"><text:span text:style-name="T15">for i in 1..3..9 do</text:span></text:p>
          <text:p text:style-name="P17"><text:span text:style-name="T15"><text:s text:c="4"/></text:span><text:span text:style-name="T15">for j in 1..9 do</text:span></text:p>
          <text:p text:style-name="P17"><text:span text:style-name="T15"><text:s text:c="8"/></text:span><text:span text:style-name="T15">List.iter (fun k -&gt;</text:span></text:p>
          <text:p text:style-name="P17"><text:span text:style-name="T15"><text:s text:c="12"/></text:span><text:span text:style-name="T15">printf "%dx%d=%2d\t" k j (k*j)) [i; i+1; i+2]</text:span></text:p>
          <text:p text:style-name="P17"><text:span text:style-name="T15"><text:s text:c="8"/></text:span><text:span text:style-name="T15">printf "\n"</text:span></text:p>
          <text:p text:style-name="P17"><text:span text:style-name="T15"><text:s text:c="4"/></text:span><text:span text:style-name="T15">printfn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4cm" svg:height="1.759cm" svg:x="17.7cm" svg:y="4.8cm">
          <draw:text-box>
            <text:p><text:span text:style-name="T17">F#</text:span></text:p>
          </draw:text-box>
        </draw:frame>
        <draw:frame draw:style-name="gr7" draw:text-style-name="P19" draw:layer="layout" svg:width="3.6cm" svg:height="1.759cm" svg:x="5.5cm" svg:y="4.801cm">
          <draw:text-box>
            <text:p><text:span text:style-name="T17">A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ython3</text:span></text:p>
          <text:p text:style-name="P17"><text:span text:style-name="T14"># ./mt9x9.py || python3 mt9x9.py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print(f"{k}x{j}={k*j:2}", end='\t')</text:span></text:p>
          <text:p text:style-name="P17"><text:span text:style-name="T15"><text:s text:c="8"/></text:span><text:span text:style-name="T15">print(end='\n')</text:span></text:p>
          <text:p text:style-name="P17"><text:span text:style-name="T15"><text:s text:c="4"/></text:span><text:span text:style-name="T15">prin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booi</text:span></text:p>
          <text:p text:style-name="P17"><text:span text:style-name="T14">// booc mt9x9.boo &amp;&amp; mono mt9x9.exe || ./mt9x9.boo</text:span></text:p>
          <text:p text:style-name="P17"><text:span text:style-name="T14">// || booi mt9x9.boo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as int in [i, i+1, i+2]:</text:span></text:p>
          <text:p text:style-name="P17"><text:span text:style-name="T15"><text:s text:c="12"/></text:span><text:span text:style-name="T15">System.Console.Write("${k}x${j}=")</text:span></text:p>
          <text:p text:style-name="P17"><text:span text:style-name="T15"><text:s text:c="12"/></text:span><text:span text:style-name="T15">if k*j &lt; 10:</text:span></text:p>
          <text:p text:style-name="P17"><text:span text:style-name="T15"><text:s text:c="16"/></text:span><text:span text:style-name="T15">System.Console.Write(" ")</text:span></text:p>
          <text:p text:style-name="P17"><text:span text:style-name="T15"><text:s text:c="12"/></text:span><text:span text:style-name="T15">System.Console.Write("${k*j}\t")</text:span></text:p>
          <text:p text:style-name="P17"><text:span text:style-name="T15"><text:s text:c="8"/></text:span><text:span text:style-name="T15">print("")</text:span></text:p>
          <text:p text:style-name="P17"><text:span text:style-name="T15"><text:s text:c="4"/></text:span><text:span text:style-name="T15">prin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Boo</text:span></text:p>
          </draw:text-box>
        </draw:frame>
        <draw:frame draw:style-name="gr7" draw:text-style-name="P19" draw:layer="layout" svg:width="5.4cm" svg:height="1.759cm" svg:x="4.8cm" svg:y="4.801cm">
          <draw:text-box>
            <text:p><text:span text:style-name="T17">Pyth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lobster mt9x9.lobster</text:span></text:p>
          <text:p text:style-name="P17"><text:span text:style-name="T27"/></text:p>
          <text:p text:style-name="P17"><text:span text:style-name="T15">for([1, 4, 7]) i:</text:span></text:p>
          <text:p text:style-name="P17"><text:span text:style-name="T15"><text:s text:c="4"/></text:span><text:span text:style-name="T15">for(9) J:</text:span></text:p>
          <text:p text:style-name="P17"><text:span text:style-name="T15"><text:s text:c="8"/></text:span><text:span text:style-name="T15">let j = J + 1</text:span></text:p>
          <text:p text:style-name="P17"><text:span text:style-name="T15"><text:s text:c="8"/></text:span><text:span text:style-name="T15">var s = ""</text:span></text:p>
          <text:p text:style-name="P17"><text:span text:style-name="T15"><text:s text:c="8"/></text:span><text:span text:style-name="T15">for([i, i+1, i+2]) k:</text:span></text:p>
          <text:p text:style-name="P17"><text:span text:style-name="T15"><text:s text:c="12"/></text:span><text:span text:style-name="T15">s += "{k}x{j}={if k*j&lt;10: " " else: ""}{k*j}\t"</text:span></text:p>
          <text:p text:style-name="P17"><text:span text:style-name="T15"><text:s text:c="8"/></text:span><text:span text:style-name="T15">print s</text:span></text:p>
          <text:p text:style-name="P17"><text:span text:style-name="T15"><text:s text:c="4"/></text:span><text:span text:style-name="T15">print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 nim compile mt9x9.nim &amp;&amp; ./mt9x9</text:span></text:p>
          <text:p text:style-name="P17"><text:span text:style-name="T27"/></text:p>
          <text:p text:style-name="P17"><text:span text:style-name="T15">import strformat</text:span></text:p>
          <text:p text:style-name="P17"><text:span text:style-name="T15">for i in countup(1, 9, 3):</text:span></text:p>
          <text:p text:style-name="P17"><text:span text:style-name="T15"><text:s text:c="4"/></text:span><text:span text:style-name="T15">for j in 1..9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write(stdout, k, 'x', j, '=', &amp;"{k*j:2d}", '\t')</text:span></text:p>
          <text:p text:style-name="P17"><text:span text:style-name="T15"><text:s text:c="8"/></text:span><text:span text:style-name="T15">writeLine(stdout, "")</text:span></text:p>
          <text:p text:style-name="P17"><text:span text:style-name="T15"><text:s text:c="4"/></text:span><text:span text:style-name="T15">echo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Nim</text:span></text:p>
          </draw:text-box>
        </draw:frame>
        <draw:frame draw:style-name="gr10" draw:text-style-name="P19" draw:layer="layout" svg:width="5.4cm" svg:height="1.759cm" svg:x="4.6cm" svg:y="4.801cm">
          <draw:text-box>
            <text:p><text:span text:style-name="T17">Lobster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6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o build mt9x9.go &amp;&amp; ./mt9x9 || go run mt9x9.go</text:span></text:p>
          <text:p text:style-name="P17"><text:span text:style-name="T16"/></text:p>
          <text:p text:style-name="P17"><text:span text:style-name="T15">package main</text:span></text:p>
          <text:p text:style-name="P17"><text:span text:style-name="T15">import "fmt"</text:span></text:p>
          <text:p text:style-name="P17"><text:span text:style-name="T15">func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_, k := range []int{i, i+1, i+2} {</text:span></text:p>
          <text:p text:style-name="P17"><text:span text:style-name="T15"><text:s text:c="16"/></text:span><text:span text:style-name="T15">fmt.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fmt.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monkeylang</text:span></text:p>
          <text:p text:style-name="P17"><text:span text:style-name="T14">// ./mt9x9.mon || monkeylang mt9x9.mon</text:span></text:p>
          <text:p text:style-name="P17"><text:span text:style-name="T16"/></text:p>
          <text:p text:style-name="P17"><text:span text:style-name="T15">i = 1</text:span></text:p>
          <text:p text:style-name="P17"><text:span text:style-name="T15">for (i &lt;= 9) {</text:span></text:p>
          <text:p text:style-name="P17"><text:span text:style-name="T15"><text:s text:c="4"/></text:span><text:span text:style-name="T15">foreach j in 1..9 {</text:span></text:p>
          <text:p text:style-name="P17"><text:span text:style-name="T15"><text:s text:c="8"/></text:span><text:span text:style-name="T15">foreach k in [i, i+1, i+2] {</text:span></text:p>
          <text:p text:style-name="P17"><text:span text:style-name="T15"><text:s text:c="12"/></text:span><text:span text:style-name="T15">printf("%dx%d=%2d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s("\n")</text:span></text:p>
          <text:p text:style-name="P17"><text:span text:style-name="T15"><text:s text:c="4"/></text:span><text:span text:style-name="T15">i += 3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8" draw:text-style-name="P19" draw:layer="layout" svg:width="5.4cm" svg:height="1.759cm" svg:x="16.4cm" svg:y="4.8cm">
          <draw:text-box>
            <text:p><text:span text:style-name="T17">Monkey</text:span></text:p>
          </draw:text-box>
        </draw:frame>
        <draw:frame draw:style-name="gr7" draw:text-style-name="P19" draw:layer="layout" svg:width="2.2cm" svg:height="1.759cm" svg:x="5.7cm" svg:y="4.801cm">
          <draw:text-box>
            <text:p><text:span text:style-name="T17">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Reference</text:span></text:p>
          </draw:text-box>
        </draw:frame>
        <draw:frame presentation:style-name="pr6" draw:text-style-name="P13" draw:layer="layout" svg:width="23.6cm" svg:height="13.2cm" svg:x="1cm" svg:y="5.5cm" presentation:class="outline" presentation:user-transformed="true">
          <draw:text-box>
            <text:list text:style-name="L3">
              <text:list-item>
                <text:p text:style-name="P69"><text:span text:style-name="T40">Rosetta Code</text:span></text:p>
                <text:p text:style-name="P70"><text:span text:style-name="T41">&lt;https://www.rosettacode.org/wiki/Multiplication_tables&gt;</text:span></text:p>
              </text:list-item>
              <text:list-item>
                <text:p text:style-name="P69"><text:span text:style-name="T40">Learn X in Y minutes</text:span></text:p>
              </text:list-item>
            </text:list>
            <text:list text:style-name="L5">
              <text:list-header>
                <text:p text:style-name="P70"><text:span text:style-name="T41">&lt;https://learnxinyminutes.com/&gt;</text:span></text:p>
              </text:list-header>
            </text:list>
            <text:list text:style-name="L3">
              <text:list-item>
                <text:p text:style-name="P69"><text:span text:style-name="T40">Fibonacci Benchmark</text:span></text:p>
              </text:list-item>
            </text:list>
            <text:list text:style-name="L5">
              <text:list-header>
                <text:p text:style-name="P70"><text:span text:style-name="T41">&lt;https://github.com/drujensen/fib&gt;</text:span></text:p>
              </text:list-header>
            </text:list>
            <text:list text:style-name="L3">
              <text:list-item>
                <text:p text:style-name="P69"><text:span text:style-name="T40">99 Bottles of Beer</text:span></text:p>
              </text:list-item>
            </text:list>
            <text:list text:style-name="L5">
              <text:list-header>
                <text:p text:style-name="P70"><text:span text:style-name="T41">&lt;https://www.99-bottles-of-beer.net/&gt;</text:span></text:p>
              </text:list-header>
            </text:list>
            <text:list text:style-name="L3">
              <text:list-header>
                <text:p text:style-name="P69"><text:span text:style-name="T42"/></text:p>
              </text:list-header>
              <text:list-item>
                <text:p text:style-name="P69"><text:span text:style-name="T40">Excluded target languages</text:span></text:p>
                <text:p text:style-name="P70"><text:span text:style-name="T41">A+, Agda, APL, Assembly, Brainfuck, Clean, Crack, Idris, K, Kite, Objective-C, Pure, Q, Red, Sawzall, Sidef, Voodoo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6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7" draw:text-style-name="P72" draw:layer="layout" svg:width="10.508cm" svg:height="3.176cm" svg:x="4.913cm" svg:y="4.525cm" presentation:class="title" presentation:user-transformed="true">
          <draw:text-box>
            <text:p text:style-name="P71"><text:span text:style-name="T43">Thank you!</text:span></text:p>
          </draw:text-box>
        </draw:frame>
        <draw:custom-shape draw:style-name="gr2" draw:text-style-name="P74" draw:layer="layout" svg:width="14.9cm" svg:height="0.896cm" svg:x="10.221cm" svg:y="17.936cm">
          <text:p text:style-name="P73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68" presentation:class="page"/>
          <draw:frame presentation:style-name="pr8" draw:text-style-name="P7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全字庫正楷體 Ext-B" svg:font-family="'全字庫正楷體 Ext-B'" style:font-pitch="fixed"/>
    <style:font-face style:name="方正楷體" svg:font-family="方正楷體" style:font-pitch="fixed"/>
    <style:font-face style:name="標楷體7" svg:font-family="標楷體" style:font-adornments="標準" style:font-pitch="fixed"/>
    <style:font-face style:name="DejaVu Sans Mono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方正楷體1" svg:font-family="方正楷體" style:font-family-generic="script" style:font-pitch="fixed"/>
    <style:font-face style:name="標楷體" svg:font-family="標楷體" style:font-family-generic="script" style:font-pitch="fixed"/>
    <style:font-face style:name="標楷體3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1" svg:font-family="Arial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Mono3" svg:font-family="'Liberation Mono', 'Courier New'" style:font-pitch="variable"/>
    <style:font-face style:name="Lohit Devanagari" svg:font-family="'Lohit Devanagari'" style:font-pitch="variable"/>
    <style:font-face style:name="MingLiU" svg:font-family="MingLiU" style:font-pitch="variable"/>
    <style:font-face style:name="TW Sung" svg:font-family="'TW Sung'" style:font-pitch="variable"/>
    <style:font-face style:name="Tahoma" svg:font-family="Tahoma" style:font-pitch="variable"/>
    <style:font-face style:name="Times New Roman" svg:font-family="'Times New Roman'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全字庫正楷體 Ext-B1" svg:font-family="'全字庫正楷體 Ext-B'" style:font-pitch="variable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6" svg:font-family="標楷體" style:font-pitch="variable"/>
    <style:font-face style:name="標楷體4" svg:font-family="標楷體" style:font-adornments="標準" style:font-pitch="variable"/>
    <style:font-face style:name="Arial4" svg:font-family="Arial" style:font-family-generic="modern" style:font-pitch="variable"/>
    <style:font-face style:name="DejaVu Sans Mono1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Arial2" svg:font-family="Arial" style:font-adornments="粗體" style:font-family-generic="roman" style:font-pitch="variable"/>
    <style:font-face style:name="DejaVu Serif" svg:font-family="'DejaVu Serif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3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2" svg:font-family="'Liberation Sans'" style:font-family-generic="script" style:font-pitch="variable"/>
    <style:font-face style:name="Noto Sans CJK TC1" svg:font-family="'Noto Sans CJK TC'" style:font-family-generic="script" style:font-pitch="variable"/>
    <style:font-face style:name="方正楷體2" svg:font-family="方正楷體" style:font-family-generic="script" style:font-pitch="variable"/>
    <style:font-face style:name="標楷體1" svg:font-family="標楷體" style:font-family-generic="script" style:font-pitch="variable"/>
    <style:font-face style:name="標楷體5" svg:font-family="標楷體" style:font-adornments="標準" style:font-family-generic="script" style:font-pitch="variable"/>
    <style:font-face style:name="Arial5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PT Sans Narrow" svg:font-family="'PT Sans Narrow'" style:font-family-generic="swiss" style:font-pitch="variable"/>
    <style:font-face style:name="方正明體1" svg:font-family="方正明體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CJK TC" svg:font-family="'Noto Sans CJK TC'" style:font-family-generic="system" style:font-pitch="variable"/>
  </office:font-face-decls>
  <office:styles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gradient draw:name="彩色圖案_20_a3" draw:display-name="彩色圖案 a3" draw:style="linear" draw:start-color="#005b96" draw:end-color="#4fc9f5" draw:start-intensity="100%" draw:end-intensity="100%" draw:angle="0deg" draw:border="0%"/>
    <draw:gradient draw:name="彩色圖案_20_a5" draw:display-name="彩色圖案 a5" draw:style="linear" draw:start-color="#4fc9f5" draw:end-color="#ffffff" draw:start-intensity="100%" draw:end-intensity="100%" draw:angle="0deg" draw:border="0%"/>
    <draw:gradient draw:name="彩色圖案_20_a6" draw:display-name="彩色圖案 a6" draw:style="linear" draw:start-color="#005b96" draw:end-color="#000000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5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5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5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5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5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5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5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5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5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5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5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5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5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5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5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5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5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5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5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5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5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5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5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5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_5f_1" style:display-name="預設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_5f_1" style:display-name="預設_4_1">
          <text:list-level-style-bullet text:level="1" text:bullet-char="•">
            <style:list-level-properties/>
            <style:text-properties style:font-name="Arial5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5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5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5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3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3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5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5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5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5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5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5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5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5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style:text-outline="false" style:text-line-through-style="none" style:text-line-through-type="none" style:text-position="0% 100%" style:font-name="標楷體" fo:font-family="標楷體" style:font-family-generic="script" style:font-pitch="fixed" fo:font-size="18pt" fo:font-style="normal" fo:text-shadow="none" style:text-underline-style="none" fo:font-weight="normal" style:font-name-asian="標楷體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5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5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5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5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方正楷體1" fo:font-family="方正楷體" style:font-family-generic="script" style:font-pitch="fixed" fo:font-size="48pt" fo:font-style="normal" fo:text-shadow="none" style:text-underline-style="none" fo:font-weight="bold" style:font-name-asian="方正楷體1" style:font-family-asian="方正楷體" style:font-family-generic-asian="script" style:font-pitch-asian="fixed" style:font-size-asian="48pt" style:font-style-asian="normal" style:font-weight-asian="normal" style:font-name-complex="方正楷體1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5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5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5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5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5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5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5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5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2" style:family="presentation" style:parent-style-name="資訊未來大自由_5f_封底-title">
      <style:graphic-properties draw:fill-color="#ffffff" draw:auto-grow-height="false" fo:min-height="3.181cm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 style:writing-mode="lr-tb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 style:writing-mode="lr-tb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3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loext:opacity="100%" style:text-outline="false" style:text-line-through-style="none" style:text-line-through-type="none" style:text-position="0% 100%" style:font-name="標楷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1" fo:font-size="12pt" fo:language="en" fo:country="GB" style:font-size-asian="12pt" style:font-size-complex="12pt"/>
    </style:style>
    <style:style style:name="MT5" style:family="text">
      <style:text-properties fo:color="#6666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loext:opacity="100%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5" fo:color="#000000" fo:font-size="100%"/>
      </text:list-level-style-bullet>
      <text:list-level-style-bullet text:level="2" text:bullet-char="•">
        <style:list-level-properties text:space-before="1.27cm"/>
        <style:text-properties style:font-name="Arial5" fo:color="#000000" fo:font-size="100%"/>
      </text:list-level-style-bullet>
      <text:list-level-style-bullet text:level="3" text:bullet-char="•">
        <style:list-level-properties text:space-before="2.54cm"/>
        <style:text-properties style:font-name="Arial5" fo:color="#000000" fo:font-size="100%"/>
      </text:list-level-style-bullet>
      <text:list-level-style-bullet text:level="4" text:bullet-char="•">
        <style:list-level-properties text:space-before="3.81cm"/>
        <style:text-properties style:font-name="Arial5" fo:color="#000000" fo:font-size="100%"/>
      </text:list-level-style-bullet>
      <text:list-level-style-bullet text:level="5" text:bullet-char="•">
        <style:list-level-properties text:space-before="5.08cm"/>
        <style:text-properties style:font-name="Arial5" fo:color="#000000" fo:font-size="100%"/>
      </text:list-level-style-bullet>
      <text:list-level-style-bullet text:level="6" text:bullet-char="•">
        <style:list-level-properties text:space-before="5.08cm"/>
        <style:text-properties style:font-name="Arial5" fo:color="#000000" fo:font-size="100%"/>
      </text:list-level-style-bullet>
      <text:list-level-style-bullet text:level="7" text:bullet-char="•">
        <style:list-level-properties text:space-before="5.08cm"/>
        <style:text-properties style:font-name="Arial5" fo:color="#000000" fo:font-size="100%"/>
      </text:list-level-style-bullet>
      <text:list-level-style-bullet text:level="8" text:bullet-char="•">
        <style:list-level-properties text:space-before="5.08cm"/>
        <style:text-properties style:font-name="Arial5" fo:color="#000000" fo:font-size="100%"/>
      </text:list-level-style-bullet>
      <text:list-level-style-bullet text:level="9" text:bullet-char="•">
        <style:list-level-properties text:space-before="5.08cm"/>
        <style:text-properties style:font-name="Arial5" fo:color="#000000" fo:font-size="100%"/>
      </text:list-level-style-bullet>
      <text:list-level-style-bullet text:level="10" text:bullet-char="•">
        <style:list-level-properties text:space-before="5.08cm"/>
        <style:text-properties style:font-name="Arial5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5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5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5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5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5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5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5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5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5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5" fo:color="#000000" fo:font-size="100%"/>
      </text:list-level-style-bullet>
      <text:list-level-style-bullet text:level="3" text:bullet-char="•">
        <style:list-level-properties text:space-before="2.54cm"/>
        <style:text-properties style:font-name="Arial5" fo:color="#000000" fo:font-size="100%"/>
      </text:list-level-style-bullet>
      <text:list-level-style-bullet text:level="4" text:bullet-char="•">
        <style:list-level-properties text:space-before="3.81cm"/>
        <style:text-properties style:font-name="Arial5" fo:color="#000000" fo:font-size="100%"/>
      </text:list-level-style-bullet>
      <text:list-level-style-bullet text:level="5" text:bullet-char="•">
        <style:list-level-properties text:space-before="5.08cm"/>
        <style:text-properties style:font-name="Arial5" fo:color="#000000" fo:font-size="100%"/>
      </text:list-level-style-bullet>
      <text:list-level-style-bullet text:level="6" text:bullet-char="•">
        <style:list-level-properties text:space-before="5.08cm"/>
        <style:text-properties style:font-name="Arial5" fo:color="#000000" fo:font-size="100%"/>
      </text:list-level-style-bullet>
      <text:list-level-style-bullet text:level="7" text:bullet-char="•">
        <style:list-level-properties text:space-before="5.08cm"/>
        <style:text-properties style:font-name="Arial5" fo:color="#000000" fo:font-size="100%"/>
      </text:list-level-style-bullet>
      <text:list-level-style-bullet text:level="8" text:bullet-char="•">
        <style:list-level-properties text:space-before="5.08cm"/>
        <style:text-properties style:font-name="Arial5" fo:color="#000000" fo:font-size="100%"/>
      </text:list-level-style-bullet>
      <text:list-level-style-bullet text:level="9" text:bullet-char="•">
        <style:list-level-properties text:space-before="5.08cm"/>
        <style:text-properties style:font-name="Arial5" fo:color="#000000" fo:font-size="100%"/>
      </text:list-level-style-bullet>
      <text:list-level-style-bullet text:level="10" text:bullet-char="•">
        <style:list-level-properties text:space-before="5.08cm"/>
        <style:text-properties style:font-name="Arial5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5" fo:color="#ffffff" fo:font-size="100%"/>
      </text:list-level-style-bullet>
      <text:list-level-style-bullet text:level="2" text:bullet-char="•">
        <style:list-level-properties text:space-before="1.27cm"/>
        <style:text-properties style:font-name="Arial5" fo:color="#000000" fo:font-size="100%"/>
      </text:list-level-style-bullet>
      <text:list-level-style-bullet text:level="3" text:bullet-char="•">
        <style:list-level-properties text:space-before="2.54cm"/>
        <style:text-properties style:font-name="Arial5" fo:color="#000000" fo:font-size="100%"/>
      </text:list-level-style-bullet>
      <text:list-level-style-bullet text:level="4" text:bullet-char="•">
        <style:list-level-properties text:space-before="3.81cm"/>
        <style:text-properties style:font-name="Arial5" fo:color="#000000" fo:font-size="100%"/>
      </text:list-level-style-bullet>
      <text:list-level-style-bullet text:level="5" text:bullet-char="•">
        <style:list-level-properties text:space-before="5.08cm"/>
        <style:text-properties style:font-name="Arial5" fo:color="#000000" fo:font-size="100%"/>
      </text:list-level-style-bullet>
      <text:list-level-style-bullet text:level="6" text:bullet-char="•">
        <style:list-level-properties text:space-before="5.08cm"/>
        <style:text-properties style:font-name="Arial5" fo:color="#000000" fo:font-size="100%"/>
      </text:list-level-style-bullet>
      <text:list-level-style-bullet text:level="7" text:bullet-char="•">
        <style:list-level-properties text:space-before="5.08cm"/>
        <style:text-properties style:font-name="Arial5" fo:color="#000000" fo:font-size="100%"/>
      </text:list-level-style-bullet>
      <text:list-level-style-bullet text:level="8" text:bullet-char="•">
        <style:list-level-properties text:space-before="5.08cm"/>
        <style:text-properties style:font-name="Arial5" fo:color="#000000" fo:font-size="100%"/>
      </text:list-level-style-bullet>
      <text:list-level-style-bullet text:level="9" text:bullet-char="•">
        <style:list-level-properties text:space-before="5.08cm"/>
        <style:text-properties style:font-name="Arial5" fo:color="#000000" fo:font-size="100%"/>
      </text:list-level-style-bullet>
      <text:list-level-style-bullet text:level="10" text:bullet-char="•">
        <style:list-level-properties text:space-before="5.08cm"/>
        <style:text-properties style:font-name="Arial5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3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級</text:span></text:p>
                                      <text:list>
                                        <text:list-item>
                                          <text:p text:style-name="MP8"><text:span text:style-name="MT2">第八個大綱級</text:span></text:p>
                                          <text:list>
                                            <text:list-item>
                                              <text:p text:style-name="MP8"><text:span text:style-name="MT2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2010000032000000198D033E9FAE7898548.png" xlink:type="simple" xlink:show="embed" xlink:actuate="onLoad" draw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201000000610000002826AFF4D6E1CE3972.png" xlink:type="simple" xlink:show="embed" xlink:actuate="onLoad" draw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201000000610000002826AFF4D6E1CE3972.png" xlink:type="simple" xlink:show="embed" xlink:actuate="onLoad" draw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201000000610000002826AFF4D6E1CE3972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office:forms form:automatic-focus="false" form:apply-design-mode="false"/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D3F5DA29EE3DB1F1.png" xlink:type="simple" xlink:show="embed" xlink:actuate="onLoad" draw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201000001CE000000889A9412181D4809CD.png" xlink:type="simple" xlink:show="embed" xlink:actuate="onLoad" draw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201000000610000002826AFF4D6E1CE3972.png" xlink:type="simple" xlink:show="embed" xlink:actuate="onLoad" draw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201000000610000002826AFF4D6E1CE3972.png" xlink:type="simple" xlink:show="embed" xlink:actuate="onLoad" draw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201000000610000002826AFF4D6E1CE3972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meta:creation-date>2014-02-17T14:06:43.699510764</meta:creation-date>
    <dc:language>en-US</dc:language>
    <meta:editing-cycles>407</meta:editing-cycles>
    <meta:editing-duration>P2DT9H50M25S</meta:editing-duration>
    <meta:initial-creator>root </meta:initial-creator>
    <dc:date>2021-11-10T15:15:12.006578364</dc:date>
    <meta:document-statistic meta:object-count="526"/>
    <meta:user-defined meta:name="Info 1"/>
    <meta:user-defined meta:name="Info 2"/>
    <meta:user-defined meta:name="Info 3"/>
    <meta:user-defined meta:name="Info 4"/>
  </office:meta>
</office:document-meta>
</file>